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4.07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829cm"/>
    </style:style>
    <style:style style:name="co7" style:family="table-column">
      <style:table-column-properties fo:break-before="auto" style:column-width="1.166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6.137cm"/>
    </style:style>
    <style:style style:name="co11" style:family="table-column">
      <style:table-column-properties fo:break-before="auto" style:column-width="4.202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101cm"/>
    </style:style>
    <style:style style:name="co16" style:family="table-column">
      <style:table-column-properties fo:break-before="auto" style:column-width="1.249cm"/>
    </style:style>
    <style:style style:name="co17" style:family="table-column">
      <style:table-column-properties fo:break-before="auto" style:column-width="3.207cm"/>
    </style:style>
    <style:style style:name="co18" style:family="table-column">
      <style:table-column-properties fo:break-before="auto" style:column-width="1.078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658cm"/>
    </style:style>
    <style:style style:name="co21" style:family="table-column">
      <style:table-column-properties fo:break-before="auto" style:column-width="2.819cm"/>
    </style:style>
    <style:style style:name="co22" style:family="table-column">
      <style:table-column-properties fo:break-before="auto" style:column-width="3.15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top"/>
    </style:style>
    <style:style style:name="ce13" style:family="table-cell" style:parent-style-name="Default">
      <style:text-properties fo:color="#0047ff" fo:font-weight="bold" style:font-weight-asian="bold" style:font-weight-complex="bold"/>
    </style:style>
    <style:style style:name="ce14" style:family="table-cell" style:parent-style-name="Default">
      <style:table-cell-properties style:vertical-align="top"/>
      <style:text-properties fo:color="#0047ff" fo:font-weight="bold" style:font-weight-asian="bold" style:font-weight-complex="bold"/>
    </style:style>
  </office:automatic-styles>
  <office:body>
    <office:spreadsheet>
      <table:table table:name="MetodiCalcol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4" table:default-cell-style-name="ce5"/>
        <table:table-row table:style-name="ro1">
          <table:table-cell table:style-name="ce1" office:value-type="string">
            <text:p>Metodi di calcolo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 table:number-columns-spanned="1" table:number-rows-spanned="2">
            <text:p>class</text:p>
          </table:table-cell>
          <table:table-cell table:style-name="ce2" office:value-type="string" table:number-columns-spanned="1" table:number-rows-spanned="2">
            <text:p>method</text:p>
          </table:table-cell>
          <table:table-cell table:style-name="ce4" office:value-type="string" table:number-columns-spanned="3" table:number-rows-spanned="1">
            <text:p>meeting</text:p>
          </table:table-cell>
          <table:covered-table-cell table:number-columns-repeated="2"/>
          <table:table-cell table:style-name="ce6" office:value-type="string" table:number-columns-spanned="1" table:number-rows-spanned="2">
            <text:p>descrizione</text:p>
          </table:table-cell>
        </table:table-row>
        <table:table-row table:style-name="ro2">
          <table:covered-table-cell table:number-columns-repeated="2"/>
          <table:table-cell office:value-type="string">
            <text:p>individual</text:p>
          </table:table-cell>
          <table:table-cell office:value-type="string">
            <text:p>relay</text:p>
          </table:table-cell>
          <table:table-cell office:value-type="string">
            <text:p>team</text:p>
          </table:table-cell>
          <table:covered-table-cell/>
        </table:table-row>
        <table:table-row table:style-name="ro3">
          <table:table-cell/>
          <table:table-cell office:value-type="string">
            <text:p>always_zero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Restituisce sempre 0</text:p>
          </table:table-cell>
        </table:table-row>
        <table:table-row table:style-name="ro4">
          <table:table-cell/>
          <table:table-cell office:value-type="string">
            <text:p>by_mapping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lcola il punteggio in base alla posizione di un determinato mapping.</text:p>
            <text:p>Se la posizione è &gt; del limte assegna 0</text:p>
            <text:p>Altrimenti cerca la posizione nella tabella del mapping e se la trova assegna il punteggio corrispondente. Se non la trova assegna il default</text:p>
          </table:table-cell>
        </table:table-row>
        <table:table-row table:style-name="ro5">
          <table:table-cell/>
          <table:table-cell office:value-type="string">
            <text:p>by_time_standard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lcola il punteggio in base alla tabella dei tempi standard su base 1000 di una determinata stagione.</text:p>
            <text:p>&lt;TempoOttenuto&gt;:&lt;TempoBase&gt;=X:1000</text:p>
          </table:table-cell>
        </table:table-row>
        <table:table-row table:style-name="ro6">
          <table:table-cell/>
          <table:table-cell office:value-type="string">
            <text:p>meeting_individual_b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rende il migliore fra i punteggi ottenuti da un determinato atleta in un determinato meeting</text:p>
          </table:table-cell>
        </table:table-row>
        <table:table-row table:style-name="ro6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ende il migliore fra i punteggi ottenuti da una determinata categoria e tipologia di staffetta per una certa squadra in un determinato meeting</text:p>
          </table:table-cell>
        </table:table-row>
        <table:table-row table:style-name="ro5">
          <table:table-cell table:number-columns-repeated="2"/>
          <table:table-cell table:number-columns-repeated="3" office:value-type="float" office:value="1">
            <text:p>1</text:p>
          </table:table-cell>
          <table:table-cell office:value-type="string">
            <text:p>Somma i punteggi ottenuti dagli atleti o dalle staffette di una certa squadra considerando fino ad una certa posizione.</text:p>
            <text:p>Se la posizione è &gt; della posiaione limite assegna 0.</text:p>
          </table:table-cell>
        </table:table-row>
        <table:table-row table:style-name="ro4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omma i punteggi ottenuti nei meeting che compongono la stagione considerando solo i migliori.</text:p>
            <text:p>Ordina i punteggi ottenuti nei meeting della stagione in modo decrescente.</text:p>
            <text:p>Somma i punteggi fino a quello alla posizione limite compresa.</text:p>
          </table:table-cell>
        </table:table-row>
        <table:table-row table:style-name="ro6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alcola la media dei punteggi ottenuti nelle prove individuali da una certa squadra in un certo meeting.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eader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9"/>
        <table:table-column table:style-name="co5" table:number-columns-repeated="2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7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3"/>
          <table:table-cell/>
          <table:table-cell table:style-name="ce8" office:value-type="string">
            <text:p>SQL</text:p>
          </table:table-cell>
          <table:table-cell office:value-type="string">
            <text:p>Resource IT</text:p>
          </table:table-cell>
          <table:table-cell office:value-type="string">
            <text:p>Resource EN</text:p>
          </table:table-cell>
        </table:table-row>
        <table:table-row table:style-name="ro5">
          <table:table-cell table:style-name="ce1" office:value-type="string">
            <text:p>score_mapping_types</text:p>
          </table:table-cell>
          <table:table-cell table:number-columns-repeated="2"/>
          <table:table-cell table:style-name="Default" table:number-columns-repeated="3"/>
          <table:table-cell/>
          <table:table-cell table:style-name="ce10" table:formula="of:=&quot;--&quot;&amp;CHAR(13)&amp;CHAR(10)&amp;&quot;-- Dump dei dati per la tabella &quot;&amp;[.$A3]&amp;CHAR(13)&amp;CHAR(10)&amp;&quot;-- &quot;" office:value-type="string" office:string-value="--&#13;&#10;-- Dump dei dati per la tabella score_mapping_types&#13;&#10;-- ">
            <text:p>--<text:line-break/>-- Dump dei dati per la tabella score_mapping_types<text:line-break/>-- </text:p>
          </table:table-cell>
          <table:table-cell table:style-name="ce10" table:formula="of:=&quot;  &quot;&amp;[.$A3]&amp;&quot;:&quot;" office:value-type="string" office:string-value="  score_mapping_types:">
            <text:p><text:s text:c="2"/>score_mapping_types:</text:p>
          </table:table-cell>
          <table:table-cell table:style-name="ce10" table:formula="of:=&quot;  &quot;&amp;[.$A3]&amp;&quot;:&quot;" office:value-type="string" office:string-value="  score_mapping_types:">
            <text:p><text:s text:c="2"/>score_mapping_types:</text:p>
          </table:table-cell>
        </table:table-row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cod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description_en</text:p>
          </table:table-cell>
          <table:table-cell table:style-name="ce8" office:value-type="string">
            <text:p>short_name</text:p>
          </table:table-cell>
          <table:table-cell table:style-name="ce8" office:value-type="string">
            <text:p>short_name_en</text:p>
          </table:table-cell>
          <table:table-cell table:style-name="ce8"/>
          <table:table-cell table:formula="of:=&quot;INSERT INTO &quot;&amp;[.$A3]&amp;&quot; (&quot;&amp;[.$A4]&amp;&quot;,&quot;&amp;[.$B4]&amp;&quot;,lock_version,created_at,updated_at) VALUES &quot;" office:value-type="string" office:string-value="INSERT INTO score_mapping_types (id,code,lock_version,created_at,updated_at) VALUES ">
            <text:p>INSERT INTO score_mapping_types (id,code,lock_version,created_at,updated_at) VALUES </text:p>
          </table:table-cell>
          <table:table-cell table:style-name="ce10" table:formula="of:=&quot;    &quot;&amp;[.$B4]&amp;&quot;: &quot;&amp;CHAR(34)&amp;&quot;Cod.&quot;&amp;CHAR(34)" office:value-type="string" office:string-value="    code: &quot;Cod.&quot;">
            <text:p><text:s text:c="4"/>code: "Cod."</text:p>
          </table:table-cell>
          <table:table-cell table:style-name="ce10" table:formula="of:=&quot;    &quot;&amp;[.$B4]&amp;&quot;: &quot;&amp;CHAR(34)&amp;[.$B4]&amp;CHAR(34)" office:value-type="string" office:string-value="    code: &quot;code&quot;">
            <text:p><text:s text:c="4"/>code: "code"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10 al primo, 8, 6, 4, 3, etc</text:p>
          </table:table-cell>
          <table:table-cell table:number-columns-repeated="3" office:value-type="string">
            <text:p>10.8.6.4.3</text:p>
          </table:table-cell>
          <table:table-cell/>
          <table:table-cell table:formula="of:=&quot;(&quot;&amp;[.A5]&amp;&quot;,'&quot;&amp;[.B5]&amp;&quot;',0,CURDATE(),CURDATE())&quot;&amp;IF([.$A6]&gt;0;&quot;,&quot;;&quot;;&quot;)" office:value-type="string" office:string-value="(1,'10',0,CURDATE(),CURDATE()),">
            <text:p>(1,'10',0,CURDATE(),CURDATE()),</text:p>
          </table:table-cell>
          <table:table-cell table:formula="of:=&quot;    i18n_short_&quot;&amp;[.$B5]&amp;&quot;: &quot;&amp;CHAR(34)&amp;SUBSTITUTE([.E5];&quot;'&quot;;&quot;''&quot;)&amp;CHAR(34)&amp;CHAR(13)&amp;CHAR(10)&amp;&quot;    i18n_description_&quot;&amp;[.$B5]&amp;&quot;: &quot;&amp;CHAR(34)&amp;SUBSTITUTE([.C5];&quot;'&quot;;&quot;''&quot;)&amp;CHAR(34)" office:value-type="string" office:string-value="    i18n_short_10: &quot;10.8.6.4.3&quot;&#13;&#10;    i18n_description_10: &quot;10 al primo, 8, 6, 4, 3, etc&quot;">
            <text:p><text:s text:c="4"/>i18n_short_10: "10.8.6.4.3"<text:line-break/> <text:s text:c="3"/>i18n_description_10: "10 al primo, 8, 6, 4, 3, etc"</text:p>
          </table:table-cell>
          <table:table-cell table:formula="of:=&quot;    i18n_short_&quot;&amp;[.$B5]&amp;&quot;: &quot;&amp;CHAR(34)&amp;SUBSTITUTE([.F5];&quot;'&quot;;&quot;''&quot;)&amp;CHAR(34)&amp;CHAR(13)&amp;CHAR(10)&amp;&quot;    i18n_description_&quot;&amp;[.$B5]&amp;&quot;: &quot;&amp;CHAR(34)&amp;SUBSTITUTE([.D5];&quot;'&quot;;&quot;''&quot;)&amp;CHAR(34)" office:value-type="string" office:string-value="    i18n_short_10: &quot;10.8.6.4.3&quot;&#13;&#10;    i18n_description_10: &quot;10.8.6.4.3&quot;">
            <text:p><text:s text:c="4"/>i18n_short_10: "10.8.6.4.3"<text:line-break/> <text:s text:c="3"/>i18n_description_10: "10.8.6.4.3"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20 al primo, 16, 12, 8, 6, 4, 3, etc.</text:p>
          </table:table-cell>
          <table:table-cell table:number-columns-repeated="3" office:value-type="string">
            <text:p>20.16.12.8,6.4.3</text:p>
          </table:table-cell>
          <table:table-cell/>
          <table:table-cell table:formula="of:=&quot;(&quot;&amp;[.A6]&amp;&quot;,'&quot;&amp;[.B6]&amp;&quot;',0,CURDATE(),CURDATE())&quot;&amp;IF([.$A7]&gt;0;&quot;,&quot;;&quot;;&quot;)" office:value-type="string" office:string-value="(2,'20',0,CURDATE(),CURDATE()),">
            <text:p>(2,'20',0,CURDATE(),CURDATE()),</text:p>
          </table:table-cell>
          <table:table-cell table:formula="of:=&quot;    i18n_short_&quot;&amp;[.$B6]&amp;&quot;: &quot;&amp;CHAR(34)&amp;SUBSTITUTE([.E6];&quot;'&quot;;&quot;''&quot;)&amp;CHAR(34)&amp;CHAR(13)&amp;CHAR(10)&amp;&quot;    i18n_description_&quot;&amp;[.$B6]&amp;&quot;: &quot;&amp;CHAR(34)&amp;SUBSTITUTE([.C6];&quot;'&quot;;&quot;''&quot;)&amp;CHAR(34)" office:value-type="string" office:string-value="    i18n_short_20: &quot;20.16.12.8,6.4.3&quot;&#13;&#10;    i18n_description_20: &quot;20 al primo, 16, 12, 8, 6, 4, 3, etc.&quot;">
            <text:p><text:s text:c="4"/>i18n_short_20: "20.16.12.8,6.4.3"<text:line-break/> <text:s text:c="3"/>i18n_description_20: "20 al primo, 16, 12, 8, 6, 4, 3, etc."</text:p>
          </table:table-cell>
          <table:table-cell table:formula="of:=&quot;    i18n_short_&quot;&amp;[.$B6]&amp;&quot;: &quot;&amp;CHAR(34)&amp;SUBSTITUTE([.F6];&quot;'&quot;;&quot;''&quot;)&amp;CHAR(34)&amp;CHAR(13)&amp;CHAR(10)&amp;&quot;    i18n_description_&quot;&amp;[.$B6]&amp;&quot;: &quot;&amp;CHAR(34)&amp;SUBSTITUTE([.D6];&quot;'&quot;;&quot;''&quot;)&amp;CHAR(34)" office:value-type="string" office:string-value="    i18n_short_20: &quot;20.16.12.8,6.4.3&quot;&#13;&#10;    i18n_description_20: &quot;20.16.12.8,6.4.3&quot;">
            <text:p><text:s text:c="4"/>i18n_short_20: "20.16.12.8,6.4.3"<text:line-break/> <text:s text:c="3"/>i18n_description_20: "20.16.12.8,6.4.3"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string">
            <text:p>16 al primo, 14, 12, 10, 9, etc.</text:p>
          </table:table-cell>
          <table:table-cell table:number-columns-repeated="3" office:value-type="string">
            <text:p>16.14.12.10.9</text:p>
          </table:table-cell>
          <table:table-cell/>
          <table:table-cell table:formula="of:=&quot;(&quot;&amp;[.A7]&amp;&quot;,'&quot;&amp;[.B7]&amp;&quot;',0,CURDATE(),CURDATE())&quot;&amp;IF([.$A8]&gt;0;&quot;,&quot;;&quot;;&quot;)" office:value-type="string" office:string-value="(3,'16',0,CURDATE(),CURDATE()),">
            <text:p>(3,'16',0,CURDATE(),CURDATE()),</text:p>
          </table:table-cell>
          <table:table-cell table:formula="of:=&quot;    i18n_short_&quot;&amp;[.$B7]&amp;&quot;: &quot;&amp;CHAR(34)&amp;SUBSTITUTE([.E7];&quot;'&quot;;&quot;''&quot;)&amp;CHAR(34)&amp;CHAR(13)&amp;CHAR(10)&amp;&quot;    i18n_description_&quot;&amp;[.$B7]&amp;&quot;: &quot;&amp;CHAR(34)&amp;SUBSTITUTE([.C7];&quot;'&quot;;&quot;''&quot;)&amp;CHAR(34)" office:value-type="string" office:string-value="    i18n_short_16: &quot;16.14.12.10.9&quot;&#13;&#10;    i18n_description_16: &quot;16 al primo, 14, 12, 10, 9, etc.&quot;">
            <text:p><text:s text:c="4"/>i18n_short_16: "16.14.12.10.9"<text:line-break/> <text:s text:c="3"/>i18n_description_16: "16 al primo, 14, 12, 10, 9, etc."</text:p>
          </table:table-cell>
          <table:table-cell table:formula="of:=&quot;    i18n_short_&quot;&amp;[.$B7]&amp;&quot;: &quot;&amp;CHAR(34)&amp;SUBSTITUTE([.F7];&quot;'&quot;;&quot;''&quot;)&amp;CHAR(34)&amp;CHAR(13)&amp;CHAR(10)&amp;&quot;    i18n_description_&quot;&amp;[.$B7]&amp;&quot;: &quot;&amp;CHAR(34)&amp;SUBSTITUTE([.D7];&quot;'&quot;;&quot;''&quot;)&amp;CHAR(34)" office:value-type="string" office:string-value="    i18n_short_16: &quot;16.14.12.10.9&quot;&#13;&#10;    i18n_description_16: &quot;16.14.12.10.9&quot;">
            <text:p><text:s text:c="4"/>i18n_short_16: "16.14.12.10.9"<text:line-break/> <text:s text:c="3"/>i18n_description_16: "16.14.12.10.9"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100 al primo, 90, 80, 70, 60, 50, 49, 48, etc.</text:p>
          </table:table-cell>
          <table:table-cell table:number-columns-repeated="3" office:value-type="string">
            <text:p>100.90.80.70.60.50.49</text:p>
          </table:table-cell>
          <table:table-cell/>
          <table:table-cell table:formula="of:=&quot;(&quot;&amp;[.A8]&amp;&quot;,'&quot;&amp;[.B8]&amp;&quot;',0,CURDATE(),CURDATE())&quot;&amp;IF([.$A9]&gt;0;&quot;,&quot;;&quot;;&quot;)" office:value-type="string" office:string-value="(4,'100',0,CURDATE(),CURDATE()),">
            <text:p>(4,'100',0,CURDATE(),CURDATE()),</text:p>
          </table:table-cell>
          <table:table-cell table:formula="of:=&quot;    i18n_short_&quot;&amp;[.$B8]&amp;&quot;: &quot;&amp;CHAR(34)&amp;SUBSTITUTE([.E8];&quot;'&quot;;&quot;''&quot;)&amp;CHAR(34)&amp;CHAR(13)&amp;CHAR(10)&amp;&quot;    i18n_description_&quot;&amp;[.$B8]&amp;&quot;: &quot;&amp;CHAR(34)&amp;SUBSTITUTE([.C8];&quot;'&quot;;&quot;''&quot;)&amp;CHAR(34)" office:value-type="string" office:string-value="    i18n_short_100: &quot;100.90.80.70.60.50.49&quot;&#13;&#10;    i18n_description_100: &quot;100 al primo, 90, 80, 70, 60, 50, 49, 48, etc.&quot;">
            <text:p><text:s text:c="4"/>i18n_short_100: "100.90.80.70.60.50.49"<text:line-break/> <text:s text:c="3"/>i18n_description_100: "100 al primo, 90, 80, 70, 60, 50, 49, 48, etc."</text:p>
          </table:table-cell>
          <table:table-cell table:formula="of:=&quot;    i18n_short_&quot;&amp;[.$B8]&amp;&quot;: &quot;&amp;CHAR(34)&amp;SUBSTITUTE([.F8];&quot;'&quot;;&quot;''&quot;)&amp;CHAR(34)&amp;CHAR(13)&amp;CHAR(10)&amp;&quot;    i18n_description_&quot;&amp;[.$B8]&amp;&quot;: &quot;&amp;CHAR(34)&amp;SUBSTITUTE([.D8];&quot;'&quot;;&quot;''&quot;)&amp;CHAR(34)" office:value-type="string" office:string-value="    i18n_short_100: &quot;100.90.80.70.60.50.49&quot;&#13;&#10;    i18n_description_100: &quot;100.90.80.70.60.50.49&quot;">
            <text:p><text:s text:c="4"/>i18n_short_100: "100.90.80.70.60.50.49"<text:line-break/> <text:s text:c="3"/>i18n_description_100: "100.90.80.70.60.50.49"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30 al primo, 24, 18, 12, 9, 6, 4, 3, etc.</text:p>
          </table:table-cell>
          <table:table-cell table:number-columns-repeated="3" office:value-type="string">
            <text:p>30.24.18.12.9.6.4.3</text:p>
          </table:table-cell>
          <table:table-cell/>
          <table:table-cell table:formula="of:=&quot;(&quot;&amp;[.A9]&amp;&quot;,'&quot;&amp;[.B9]&amp;&quot;',0,CURDATE(),CURDATE())&quot;&amp;IF([.$A10]&gt;0;&quot;,&quot;;&quot;;&quot;)" office:value-type="string" office:string-value="(5,'30',0,CURDATE(),CURDATE()),">
            <text:p>(5,'30',0,CURDATE(),CURDATE()),</text:p>
          </table:table-cell>
          <table:table-cell table:formula="of:=&quot;    i18n_short_&quot;&amp;[.$B9]&amp;&quot;: &quot;&amp;CHAR(34)&amp;SUBSTITUTE([.E9];&quot;'&quot;;&quot;''&quot;)&amp;CHAR(34)&amp;CHAR(13)&amp;CHAR(10)&amp;&quot;    i18n_description_&quot;&amp;[.$B9]&amp;&quot;: &quot;&amp;CHAR(34)&amp;SUBSTITUTE([.C9];&quot;'&quot;;&quot;''&quot;)&amp;CHAR(34)" office:value-type="string" office:string-value="    i18n_short_30: &quot;30.24.18.12.9.6.4.3&quot;&#13;&#10;    i18n_description_30: &quot;30 al primo, 24, 18, 12, 9, 6, 4, 3, etc.&quot;">
            <text:p><text:s text:c="4"/>i18n_short_30: "30.24.18.12.9.6.4.3"<text:line-break/> <text:s text:c="3"/>i18n_description_30: "30 al primo, 24, 18, 12, 9, 6, 4, 3, etc."</text:p>
          </table:table-cell>
          <table:table-cell table:formula="of:=&quot;    i18n_short_&quot;&amp;[.$B9]&amp;&quot;: &quot;&amp;CHAR(34)&amp;SUBSTITUTE([.F9];&quot;'&quot;;&quot;''&quot;)&amp;CHAR(34)&amp;CHAR(13)&amp;CHAR(10)&amp;&quot;    i18n_description_&quot;&amp;[.$B9]&amp;&quot;: &quot;&amp;CHAR(34)&amp;SUBSTITUTE([.D9];&quot;'&quot;;&quot;''&quot;)&amp;CHAR(34)" office:value-type="string" office:string-value="    i18n_short_30: &quot;30.24.18.12.9.6.4.3&quot;&#13;&#10;    i18n_description_30: &quot;30.24.18.12.9.6.4.3&quot;">
            <text:p><text:s text:c="4"/>i18n_short_30: "30.24.18.12.9.6.4.3"<text:line-break/> <text:s text:c="3"/>i18n_description_30: "30.24.18.12.9.6.4.3"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10F</text:p>
          </table:table-cell>
          <table:table-cell office:value-type="string">
            <text:p>10 al primo, 9, 8, etc</text:p>
          </table:table-cell>
          <table:table-cell table:number-columns-repeated="3" office:value-type="string">
            <text:p>10.9.8.7</text:p>
          </table:table-cell>
          <table:table-cell/>
          <table:table-cell table:formula="of:=&quot;(&quot;&amp;[.A10]&amp;&quot;,'&quot;&amp;[.B10]&amp;&quot;',0,CURDATE(),CURDATE())&quot;&amp;IF([.$A11]&gt;0;&quot;,&quot;;&quot;;&quot;)" office:value-type="string" office:string-value="(6,'10F',0,CURDATE(),CURDATE());">
            <text:p>(6,'10F',0,CURDATE(),CURDATE());</text:p>
          </table:table-cell>
          <table:table-cell table:formula="of:=&quot;    i18n_short_&quot;&amp;[.$B10]&amp;&quot;: &quot;&amp;CHAR(34)&amp;SUBSTITUTE([.E10];&quot;'&quot;;&quot;''&quot;)&amp;CHAR(34)&amp;CHAR(13)&amp;CHAR(10)&amp;&quot;    i18n_description_&quot;&amp;[.$B10]&amp;&quot;: &quot;&amp;CHAR(34)&amp;SUBSTITUTE([.C10];&quot;'&quot;;&quot;''&quot;)&amp;CHAR(34)" office:value-type="string" office:string-value="    i18n_short_10F: &quot;10.9.8.7&quot;&#13;&#10;    i18n_description_10F: &quot;10 al primo, 9, 8, etc&quot;">
            <text:p><text:s text:c="4"/>i18n_short_10F: "10.9.8.7"<text:line-break/> <text:s text:c="3"/>i18n_description_10F: "10 al primo, 9, 8, etc"</text:p>
          </table:table-cell>
          <table:table-cell table:formula="of:=&quot;    i18n_short_&quot;&amp;[.$B10]&amp;&quot;: &quot;&amp;CHAR(34)&amp;SUBSTITUTE([.F10];&quot;'&quot;;&quot;''&quot;)&amp;CHAR(34)&amp;CHAR(13)&amp;CHAR(10)&amp;&quot;    i18n_description_&quot;&amp;[.$B10]&amp;&quot;: &quot;&amp;CHAR(34)&amp;SUBSTITUTE([.D10];&quot;'&quot;;&quot;''&quot;)&amp;CHAR(34)" office:value-type="string" office:string-value="    i18n_short_10F: &quot;10.9.8.7&quot;&#13;&#10;    i18n_description_10F: &quot;10.9.8.7&quot;">
            <text:p><text:s text:c="4"/>i18n_short_10F: "10.9.8.7"<text:line-break/> <text:s text:c="3"/>i18n_description_10F: "10.9.8.7"</text:p>
          </table:table-cell>
        </table:table-row>
        <table:table-row table:style-name="ro2">
          <table:table-cell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5">
          <table:table-cell table:style-name="ce1" office:value-type="string">
            <text:p>score_computation_types</text:p>
          </table:table-cell>
          <table:table-cell table:number-columns-repeated="2"/>
          <table:table-cell table:style-name="Default" table:number-columns-repeated="3"/>
          <table:table-cell/>
          <table:table-cell table:style-name="ce10" table:formula="of:=&quot;--&quot;&amp;CHAR(13)&amp;CHAR(10)&amp;&quot;-- Dump dei dati per la tabella &quot;&amp;[.$A12]&amp;CHAR(13)&amp;CHAR(10)&amp;&quot;-- &quot;" office:value-type="string" office:string-value="--&#13;&#10;-- Dump dei dati per la tabella score_computation_types&#13;&#10;-- ">
            <text:p>--<text:line-break/>-- Dump dei dati per la tabella score_computation_types<text:line-break/>-- </text:p>
          </table:table-cell>
          <table:table-cell table:style-name="ce10" table:formula="of:=&quot;  &quot;&amp;[.$A12]&amp;&quot;:&quot;" office:value-type="string" office:string-value="  score_computation_types:">
            <text:p><text:s text:c="2"/>score_computation_types:</text:p>
          </table:table-cell>
          <table:table-cell table:style-name="ce10" table:formula="of:=&quot;  &quot;&amp;[.$A12]&amp;&quot;:&quot;" office:value-type="string" office:string-value="  score_computation_types:">
            <text:p><text:s text:c="2"/>score_computation_types:</text:p>
          </table:table-cell>
        </table:table-row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code</text:p>
          </table:table-cell>
          <table:table-cell table:style-name="ce8" office:value-type="string">
            <text:p>description</text:p>
          </table:table-cell>
          <table:table-cell table:style-name="ce8" office:value-type="string">
            <text:p>description_en</text:p>
          </table:table-cell>
          <table:table-cell table:style-name="ce8" office:value-type="string">
            <text:p>short_name</text:p>
          </table:table-cell>
          <table:table-cell table:style-name="ce8" office:value-type="string">
            <text:p>short_name_en</text:p>
          </table:table-cell>
          <table:table-cell table:style-name="ce8"/>
          <table:table-cell table:formula="of:=&quot;INSERT INTO &quot;&amp;[.$A12]&amp;&quot; (&quot;&amp;[.$A13]&amp;&quot;,&quot;&amp;[.$B13]&amp;&quot;,lock_version,created_at,updated_at) VALUES &quot;" office:value-type="string" office:string-value="INSERT INTO score_computation_types (id,code,lock_version,created_at,updated_at) VALUES ">
            <text:p>INSERT INTO score_computation_types (id,code,lock_version,created_at,updated_at) VALUES </text:p>
          </table:table-cell>
          <table:table-cell table:style-name="ce10" table:formula="of:=&quot;    &quot;&amp;[.$B13]&amp;&quot;: &quot;&amp;CHAR(34)&amp;&quot;Cod.&quot;&amp;CHAR(34)" office:value-type="string" office:string-value="    code: &quot;Cod.&quot;">
            <text:p><text:s text:c="4"/>code: "Cod."</text:p>
          </table:table-cell>
          <table:table-cell table:style-name="ce10" table:formula="of:=&quot;    &quot;&amp;[.$B13]&amp;&quot;: &quot;&amp;CHAR(34)&amp;[.$B13]&amp;CHAR(34)" office:value-type="string" office:string-value="    code: &quot;code&quot;">
            <text:p><text:s text:c="4"/>code: "code"</text:p>
          </table:table-cell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string">
            <text:p>PUNTEGGIO TABELLARE IN MILLESIMI</text:p>
          </table:table-cell>
          <table:table-cell office:value-type="string">
            <text:p>SWEDISH TABLE</text:p>
          </table:table-cell>
          <table:table-cell table:number-columns-repeated="2" office:value-type="string">
            <text:p>TAB</text:p>
          </table:table-cell>
          <table:table-cell/>
          <table:table-cell table:formula="of:=&quot;(&quot;&amp;[.A14]&amp;&quot;,'&quot;&amp;[.B14]&amp;&quot;',0,CURDATE(),CURDATE())&quot;&amp;IF([.$A15]&gt;0;&quot;,&quot;;&quot;;&quot;)" office:value-type="string" office:string-value="(1,'T',0,CURDATE(),CURDATE()),">
            <text:p>(1,'T',0,CURDATE(),CURDATE()),</text:p>
          </table:table-cell>
          <table:table-cell table:formula="of:=&quot;    i18n_short_&quot;&amp;[.$B14]&amp;&quot;: &quot;&amp;CHAR(34)&amp;SUBSTITUTE([.E14];&quot;'&quot;;&quot;''&quot;)&amp;CHAR(34)&amp;CHAR(13)&amp;CHAR(10)&amp;&quot;    i18n_description_&quot;&amp;[.$B14]&amp;&quot;: &quot;&amp;CHAR(34)&amp;SUBSTITUTE([.C14];&quot;'&quot;;&quot;''&quot;)&amp;CHAR(34)" office:value-type="string" office:string-value="    i18n_short_T: &quot;TAB&quot;&#13;&#10;    i18n_description_T: &quot;PUNTEGGIO TABELLARE IN MILLESIMI&quot;">
            <text:p><text:s text:c="4"/>i18n_short_T: "TAB"<text:line-break/> <text:s text:c="3"/>i18n_description_T: "PUNTEGGIO TABELLARE IN MILLESIMI"</text:p>
          </table:table-cell>
          <table:table-cell table:formula="of:=&quot;    i18n_short_&quot;&amp;[.$B14]&amp;&quot;: &quot;&amp;CHAR(34)&amp;SUBSTITUTE([.F14];&quot;'&quot;;&quot;''&quot;)&amp;CHAR(34)&amp;CHAR(13)&amp;CHAR(10)&amp;&quot;    i18n_description_&quot;&amp;[.$B14]&amp;&quot;: &quot;&amp;CHAR(34)&amp;SUBSTITUTE([.D14];&quot;'&quot;;&quot;''&quot;)&amp;CHAR(34)" office:value-type="string" office:string-value="    i18n_short_T: &quot;TAB&quot;&#13;&#10;    i18n_description_T: &quot;SWEDISH TABLE&quot;">
            <text:p><text:s text:c="4"/>i18n_short_T: "TAB"<text:line-break/> <text:s text:c="3"/>i18n_description_T: "SWEDISH TABLE"</text:p>
          </table:table-cell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NESSUNO</text:p>
          </table:table-cell>
          <table:table-cell office:value-type="string">
            <text:p>NONE</text:p>
          </table:table-cell>
          <table:table-cell table:number-columns-repeated="2" office:value-type="string">
            <text:p>NO</text:p>
          </table:table-cell>
          <table:table-cell/>
          <table:table-cell table:formula="of:=&quot;(&quot;&amp;[.A15]&amp;&quot;,'&quot;&amp;[.B15]&amp;&quot;',0,CURDATE(),CURDATE())&quot;&amp;IF([.$A16]&gt;0;&quot;,&quot;;&quot;;&quot;)" office:value-type="string" office:string-value="(2,'N',0,CURDATE(),CURDATE()),">
            <text:p>(2,'N',0,CURDATE(),CURDATE()),</text:p>
          </table:table-cell>
          <table:table-cell table:formula="of:=&quot;    i18n_short_&quot;&amp;[.$B15]&amp;&quot;: &quot;&amp;CHAR(34)&amp;SUBSTITUTE([.E15];&quot;'&quot;;&quot;''&quot;)&amp;CHAR(34)&amp;CHAR(13)&amp;CHAR(10)&amp;&quot;    i18n_description_&quot;&amp;[.$B15]&amp;&quot;: &quot;&amp;CHAR(34)&amp;SUBSTITUTE([.C15];&quot;'&quot;;&quot;''&quot;)&amp;CHAR(34)" office:value-type="string" office:string-value="    i18n_short_N: &quot;NO&quot;&#13;&#10;    i18n_description_N: &quot;NESSUNO&quot;">
            <text:p><text:s text:c="4"/>i18n_short_N: "NO"<text:line-break/> <text:s text:c="3"/>i18n_description_N: "NESSUNO"</text:p>
          </table:table-cell>
          <table:table-cell table:formula="of:=&quot;    i18n_short_&quot;&amp;[.$B15]&amp;&quot;: &quot;&amp;CHAR(34)&amp;SUBSTITUTE([.F15];&quot;'&quot;;&quot;''&quot;)&amp;CHAR(34)&amp;CHAR(13)&amp;CHAR(10)&amp;&quot;    i18n_description_&quot;&amp;[.$B15]&amp;&quot;: &quot;&amp;CHAR(34)&amp;SUBSTITUTE([.D15];&quot;'&quot;;&quot;''&quot;)&amp;CHAR(34)" office:value-type="string" office:string-value="    i18n_short_N: &quot;NO&quot;&#13;&#10;    i18n_description_N: &quot;NONE&quot;">
            <text:p><text:s text:c="4"/>i18n_short_N: "NO"<text:line-break/> <text:s text:c="3"/>i18n_description_N: "NONE"</text:p>
          </table:table-cell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P100-1</text:p>
          </table:table-cell>
          <table:table-cell office:value-type="string">
            <text:p>POSIZIONE DA 100 A 1</text:p>
          </table:table-cell>
          <table:table-cell office:value-type="string">
            <text:p>POSITIONAL 100 TO 1</text:p>
          </table:table-cell>
          <table:table-cell table:number-columns-repeated="2" office:value-type="string">
            <text:p>100-1</text:p>
          </table:table-cell>
          <table:table-cell/>
          <table:table-cell table:formula="of:=&quot;(&quot;&amp;[.A16]&amp;&quot;,'&quot;&amp;[.B16]&amp;&quot;',0,CURDATE(),CURDATE())&quot;&amp;IF([.$A17]&gt;0;&quot;,&quot;;&quot;;&quot;)" office:value-type="string" office:string-value="(3,'P100-1',0,CURDATE(),CURDATE()),">
            <text:p>(3,'P100-1',0,CURDATE(),CURDATE()),</text:p>
          </table:table-cell>
          <table:table-cell table:formula="of:=&quot;    i18n_short_&quot;&amp;[.$B16]&amp;&quot;: &quot;&amp;CHAR(34)&amp;SUBSTITUTE([.E16];&quot;'&quot;;&quot;''&quot;)&amp;CHAR(34)&amp;CHAR(13)&amp;CHAR(10)&amp;&quot;    i18n_description_&quot;&amp;[.$B16]&amp;&quot;: &quot;&amp;CHAR(34)&amp;SUBSTITUTE([.C16];&quot;'&quot;;&quot;''&quot;)&amp;CHAR(34)" office:value-type="string" office:string-value="    i18n_short_P100-1: &quot;100-1&quot;&#13;&#10;    i18n_description_P100-1: &quot;POSIZIONE DA 100 A 1&quot;">
            <text:p><text:s text:c="4"/>i18n_short_P100-1: "100-1"<text:line-break/> <text:s text:c="3"/>i18n_description_P100-1: "POSIZIONE DA 100 A 1"</text:p>
          </table:table-cell>
          <table:table-cell table:formula="of:=&quot;    i18n_short_&quot;&amp;[.$B16]&amp;&quot;: &quot;&amp;CHAR(34)&amp;SUBSTITUTE([.F16];&quot;'&quot;;&quot;''&quot;)&amp;CHAR(34)&amp;CHAR(13)&amp;CHAR(10)&amp;&quot;    i18n_description_&quot;&amp;[.$B16]&amp;&quot;: &quot;&amp;CHAR(34)&amp;SUBSTITUTE([.D16];&quot;'&quot;;&quot;''&quot;)&amp;CHAR(34)" office:value-type="string" office:string-value="    i18n_short_P100-1: &quot;100-1&quot;&#13;&#10;    i18n_description_P100-1: &quot;POSITIONAL 100 TO 1&quot;">
            <text:p><text:s text:c="4"/>i18n_short_P100-1: "100-1"<text:line-break/> <text:s text:c="3"/>i18n_description_P100-1: "POSITIONAL 100 TO 1"</text:p>
          </table:table-cell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P30-1</text:p>
          </table:table-cell>
          <table:table-cell office:value-type="string">
            <text:p>POSIZIONE DA 30 A 1</text:p>
          </table:table-cell>
          <table:table-cell office:value-type="string">
            <text:p>POSITIONAL 30 TO 1</text:p>
          </table:table-cell>
          <table:table-cell table:number-columns-repeated="2" office:value-type="string">
            <text:p>30-1</text:p>
          </table:table-cell>
          <table:table-cell/>
          <table:table-cell table:formula="of:=&quot;(&quot;&amp;[.A17]&amp;&quot;,'&quot;&amp;[.B17]&amp;&quot;',0,CURDATE(),CURDATE())&quot;&amp;IF([.$A18]&gt;0;&quot;,&quot;;&quot;;&quot;)" office:value-type="string" office:string-value="(4,'P30-1',0,CURDATE(),CURDATE()),">
            <text:p>(4,'P30-1',0,CURDATE(),CURDATE()),</text:p>
          </table:table-cell>
          <table:table-cell table:formula="of:=&quot;    i18n_short_&quot;&amp;[.$B17]&amp;&quot;: &quot;&amp;CHAR(34)&amp;SUBSTITUTE([.E17];&quot;'&quot;;&quot;''&quot;)&amp;CHAR(34)&amp;CHAR(13)&amp;CHAR(10)&amp;&quot;    i18n_description_&quot;&amp;[.$B17]&amp;&quot;: &quot;&amp;CHAR(34)&amp;SUBSTITUTE([.C17];&quot;'&quot;;&quot;''&quot;)&amp;CHAR(34)" office:value-type="string" office:string-value="    i18n_short_P30-1: &quot;30-1&quot;&#13;&#10;    i18n_description_P30-1: &quot;POSIZIONE DA 30 A 1&quot;">
            <text:p><text:s text:c="4"/>i18n_short_P30-1: "30-1"<text:line-break/> <text:s text:c="3"/>i18n_description_P30-1: "POSIZIONE DA 30 A 1"</text:p>
          </table:table-cell>
          <table:table-cell table:formula="of:=&quot;    i18n_short_&quot;&amp;[.$B17]&amp;&quot;: &quot;&amp;CHAR(34)&amp;SUBSTITUTE([.F17];&quot;'&quot;;&quot;''&quot;)&amp;CHAR(34)&amp;CHAR(13)&amp;CHAR(10)&amp;&quot;    i18n_description_&quot;&amp;[.$B17]&amp;&quot;: &quot;&amp;CHAR(34)&amp;SUBSTITUTE([.D17];&quot;'&quot;;&quot;''&quot;)&amp;CHAR(34)" office:value-type="string" office:string-value="    i18n_short_P30-1: &quot;30-1&quot;&#13;&#10;    i18n_description_P30-1: &quot;POSITIONAL 30 TO 1&quot;">
            <text:p><text:s text:c="4"/>i18n_short_P30-1: "30-1"<text:line-break/> <text:s text:c="3"/>i18n_description_P30-1: "POSITIONAL 30 TO 1"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P20-1</text:p>
          </table:table-cell>
          <table:table-cell office:value-type="string">
            <text:p>POSIZIONE DA 20 A 1</text:p>
          </table:table-cell>
          <table:table-cell office:value-type="string">
            <text:p>POSITIONAL 20 TO 1</text:p>
          </table:table-cell>
          <table:table-cell table:number-columns-repeated="2" office:value-type="string">
            <text:p>20-1</text:p>
          </table:table-cell>
          <table:table-cell/>
          <table:table-cell table:formula="of:=&quot;(&quot;&amp;[.A18]&amp;&quot;,'&quot;&amp;[.B18]&amp;&quot;',0,CURDATE(),CURDATE())&quot;&amp;IF([.$A19]&gt;0;&quot;,&quot;;&quot;;&quot;)" office:value-type="string" office:string-value="(5,'P20-1',0,CURDATE(),CURDATE()),">
            <text:p>(5,'P20-1',0,CURDATE(),CURDATE()),</text:p>
          </table:table-cell>
          <table:table-cell table:formula="of:=&quot;    i18n_short_&quot;&amp;[.$B18]&amp;&quot;: &quot;&amp;CHAR(34)&amp;SUBSTITUTE([.E18];&quot;'&quot;;&quot;''&quot;)&amp;CHAR(34)&amp;CHAR(13)&amp;CHAR(10)&amp;&quot;    i18n_description_&quot;&amp;[.$B18]&amp;&quot;: &quot;&amp;CHAR(34)&amp;SUBSTITUTE([.C18];&quot;'&quot;;&quot;''&quot;)&amp;CHAR(34)" office:value-type="string" office:string-value="    i18n_short_P20-1: &quot;20-1&quot;&#13;&#10;    i18n_description_P20-1: &quot;POSIZIONE DA 20 A 1&quot;">
            <text:p><text:s text:c="4"/>i18n_short_P20-1: "20-1"<text:line-break/> <text:s text:c="3"/>i18n_description_P20-1: "POSIZIONE DA 20 A 1"</text:p>
          </table:table-cell>
          <table:table-cell table:formula="of:=&quot;    i18n_short_&quot;&amp;[.$B18]&amp;&quot;: &quot;&amp;CHAR(34)&amp;SUBSTITUTE([.F18];&quot;'&quot;;&quot;''&quot;)&amp;CHAR(34)&amp;CHAR(13)&amp;CHAR(10)&amp;&quot;    i18n_description_&quot;&amp;[.$B18]&amp;&quot;: &quot;&amp;CHAR(34)&amp;SUBSTITUTE([.D18];&quot;'&quot;;&quot;''&quot;)&amp;CHAR(34)" office:value-type="string" office:string-value="    i18n_short_P20-1: &quot;20-1&quot;&#13;&#10;    i18n_description_P20-1: &quot;POSITIONAL 20 TO 1&quot;">
            <text:p><text:s text:c="4"/>i18n_short_P20-1: "20-1"<text:line-break/> <text:s text:c="3"/>i18n_description_P20-1: "POSITIONAL 20 TO 1"</text:p>
          </table:table-cell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P16-1</text:p>
          </table:table-cell>
          <table:table-cell office:value-type="string">
            <text:p>POSIZIONE DA 16 A 1</text:p>
          </table:table-cell>
          <table:table-cell office:value-type="string">
            <text:p>POSITIONAL 16 TO 1</text:p>
          </table:table-cell>
          <table:table-cell table:number-columns-repeated="2" office:value-type="string">
            <text:p>16-1</text:p>
          </table:table-cell>
          <table:table-cell/>
          <table:table-cell table:formula="of:=&quot;(&quot;&amp;[.A19]&amp;&quot;,'&quot;&amp;[.B19]&amp;&quot;',0,CURDATE(),CURDATE())&quot;&amp;IF([.$A20]&gt;0;&quot;,&quot;;&quot;;&quot;)" office:value-type="string" office:string-value="(6,'P16-1',0,CURDATE(),CURDATE()),">
            <text:p>(6,'P16-1',0,CURDATE(),CURDATE()),</text:p>
          </table:table-cell>
          <table:table-cell table:formula="of:=&quot;    i18n_short_&quot;&amp;[.$B19]&amp;&quot;: &quot;&amp;CHAR(34)&amp;SUBSTITUTE([.E19];&quot;'&quot;;&quot;''&quot;)&amp;CHAR(34)&amp;CHAR(13)&amp;CHAR(10)&amp;&quot;    i18n_description_&quot;&amp;[.$B19]&amp;&quot;: &quot;&amp;CHAR(34)&amp;SUBSTITUTE([.C19];&quot;'&quot;;&quot;''&quot;)&amp;CHAR(34)" office:value-type="string" office:string-value="    i18n_short_P16-1: &quot;16-1&quot;&#13;&#10;    i18n_description_P16-1: &quot;POSIZIONE DA 16 A 1&quot;">
            <text:p><text:s text:c="4"/>i18n_short_P16-1: "16-1"<text:line-break/> <text:s text:c="3"/>i18n_description_P16-1: "POSIZIONE DA 16 A 1"</text:p>
          </table:table-cell>
          <table:table-cell table:formula="of:=&quot;    i18n_short_&quot;&amp;[.$B19]&amp;&quot;: &quot;&amp;CHAR(34)&amp;SUBSTITUTE([.F19];&quot;'&quot;;&quot;''&quot;)&amp;CHAR(34)&amp;CHAR(13)&amp;CHAR(10)&amp;&quot;    i18n_description_&quot;&amp;[.$B19]&amp;&quot;: &quot;&amp;CHAR(34)&amp;SUBSTITUTE([.D19];&quot;'&quot;;&quot;''&quot;)&amp;CHAR(34)" office:value-type="string" office:string-value="    i18n_short_P16-1: &quot;16-1&quot;&#13;&#10;    i18n_description_P16-1: &quot;POSITIONAL 16 TO 1&quot;">
            <text:p><text:s text:c="4"/>i18n_short_P16-1: "16-1"<text:line-break/> <text:s text:c="3"/>i18n_description_P16-1: "POSITIONAL 16 TO 1"</text:p>
          </table:table-cell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P10-1</text:p>
          </table:table-cell>
          <table:table-cell office:value-type="string">
            <text:p>POSIZIONE DA 10 A 1</text:p>
          </table:table-cell>
          <table:table-cell office:value-type="string">
            <text:p>POSITIONAL 10 TO 1</text:p>
          </table:table-cell>
          <table:table-cell table:number-columns-repeated="2" office:value-type="string">
            <text:p>10-1</text:p>
          </table:table-cell>
          <table:table-cell/>
          <table:table-cell table:formula="of:=&quot;(&quot;&amp;[.A20]&amp;&quot;,'&quot;&amp;[.B20]&amp;&quot;',0,CURDATE(),CURDATE())&quot;&amp;IF([.$A21]&gt;0;&quot;,&quot;;&quot;;&quot;)" office:value-type="string" office:string-value="(7,'P10-1',0,CURDATE(),CURDATE()),">
            <text:p>(7,'P10-1',0,CURDATE(),CURDATE()),</text:p>
          </table:table-cell>
          <table:table-cell table:formula="of:=&quot;    i18n_short_&quot;&amp;[.$B20]&amp;&quot;: &quot;&amp;CHAR(34)&amp;SUBSTITUTE([.E20];&quot;'&quot;;&quot;''&quot;)&amp;CHAR(34)&amp;CHAR(13)&amp;CHAR(10)&amp;&quot;    i18n_description_&quot;&amp;[.$B20]&amp;&quot;: &quot;&amp;CHAR(34)&amp;SUBSTITUTE([.C20];&quot;'&quot;;&quot;''&quot;)&amp;CHAR(34)" office:value-type="string" office:string-value="    i18n_short_P10-1: &quot;10-1&quot;&#13;&#10;    i18n_description_P10-1: &quot;POSIZIONE DA 10 A 1&quot;">
            <text:p><text:s text:c="4"/>i18n_short_P10-1: "10-1"<text:line-break/> <text:s text:c="3"/>i18n_description_P10-1: "POSIZIONE DA 10 A 1"</text:p>
          </table:table-cell>
          <table:table-cell table:formula="of:=&quot;    i18n_short_&quot;&amp;[.$B20]&amp;&quot;: &quot;&amp;CHAR(34)&amp;SUBSTITUTE([.F20];&quot;'&quot;;&quot;''&quot;)&amp;CHAR(34)&amp;CHAR(13)&amp;CHAR(10)&amp;&quot;    i18n_description_&quot;&amp;[.$B20]&amp;&quot;: &quot;&amp;CHAR(34)&amp;SUBSTITUTE([.D20];&quot;'&quot;;&quot;''&quot;)&amp;CHAR(34)" office:value-type="string" office:string-value="    i18n_short_P10-1: &quot;10-1&quot;&#13;&#10;    i18n_description_P10-1: &quot;POSITIONAL 10 TO 1&quot;">
            <text:p><text:s text:c="4"/>i18n_short_P10-1: "10-1"<text:line-break/> <text:s text:c="3"/>i18n_description_P10-1: "POSITIONAL 10 TO 1"</text:p>
          </table:table-cell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P10F-0</text:p>
          </table:table-cell>
          <table:table-cell office:value-type="string">
            <text:p>POSIZIONE DA 10 A 0</text:p>
          </table:table-cell>
          <table:table-cell office:value-type="string">
            <text:p>POSITIONAL 10 TO 0</text:p>
          </table:table-cell>
          <table:table-cell table:number-columns-repeated="2" office:value-type="string">
            <text:p>10-0</text:p>
          </table:table-cell>
          <table:table-cell/>
          <table:table-cell table:formula="of:=&quot;(&quot;&amp;[.A21]&amp;&quot;,'&quot;&amp;[.B21]&amp;&quot;',0,CURDATE(),CURDATE())&quot;&amp;IF([.$A22]&gt;0;&quot;,&quot;;&quot;;&quot;)" office:value-type="string" office:string-value="(8,'P10F-0',0,CURDATE(),CURDATE()),">
            <text:p>(8,'P10F-0',0,CURDATE(),CURDATE()),</text:p>
          </table:table-cell>
          <table:table-cell table:formula="of:=&quot;    i18n_short_&quot;&amp;[.$B21]&amp;&quot;: &quot;&amp;CHAR(34)&amp;SUBSTITUTE([.E21];&quot;'&quot;;&quot;''&quot;)&amp;CHAR(34)&amp;CHAR(13)&amp;CHAR(10)&amp;&quot;    i18n_description_&quot;&amp;[.$B21]&amp;&quot;: &quot;&amp;CHAR(34)&amp;SUBSTITUTE([.C21];&quot;'&quot;;&quot;''&quot;)&amp;CHAR(34)" office:value-type="string" office:string-value="    i18n_short_P10F-0: &quot;10-0&quot;&#13;&#10;    i18n_description_P10F-0: &quot;POSIZIONE DA 10 A 0&quot;">
            <text:p><text:s text:c="4"/>i18n_short_P10F-0: "10-0"<text:line-break/> <text:s text:c="3"/>i18n_description_P10F-0: "POSIZIONE DA 10 A 0"</text:p>
          </table:table-cell>
          <table:table-cell table:formula="of:=&quot;    i18n_short_&quot;&amp;[.$B21]&amp;&quot;: &quot;&amp;CHAR(34)&amp;SUBSTITUTE([.F21];&quot;'&quot;;&quot;''&quot;)&amp;CHAR(34)&amp;CHAR(13)&amp;CHAR(10)&amp;&quot;    i18n_description_&quot;&amp;[.$B21]&amp;&quot;: &quot;&amp;CHAR(34)&amp;SUBSTITUTE([.D21];&quot;'&quot;;&quot;''&quot;)&amp;CHAR(34)" office:value-type="string" office:string-value="    i18n_short_P10F-0: &quot;10-0&quot;&#13;&#10;    i18n_description_P10F-0: &quot;POSITIONAL 10 TO 0&quot;">
            <text:p><text:s text:c="4"/>i18n_short_P10F-0: "10-0"<text:line-break/> <text:s text:c="3"/>i18n_description_P10F-0: "POSITIONAL 10 TO 0"</text:p>
          </table:table-cell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C15</text:p>
          </table:table-cell>
          <table:table-cell office:value-type="string">
            <text:p>SOMMA PRIMI 15 CLASSIFICATI</text:p>
          </table:table-cell>
          <table:table-cell office:value-type="string">
            <text:p>FIRST 15 IN RANKING</text:p>
          </table:table-cell>
          <table:table-cell office:value-type="string">
            <text:p>PRIMI 15</text:p>
          </table:table-cell>
          <table:table-cell office:value-type="string">
            <text:p>FIRST 15</text:p>
          </table:table-cell>
          <table:table-cell/>
          <table:table-cell table:formula="of:=&quot;(&quot;&amp;[.A22]&amp;&quot;,'&quot;&amp;[.B22]&amp;&quot;',0,CURDATE(),CURDATE())&quot;&amp;IF([.$A23]&gt;0;&quot;,&quot;;&quot;;&quot;)" office:value-type="string" office:string-value="(9,'C15',0,CURDATE(),CURDATE()),">
            <text:p>(9,'C15',0,CURDATE(),CURDATE()),</text:p>
          </table:table-cell>
          <table:table-cell table:formula="of:=&quot;    i18n_short_&quot;&amp;[.$B22]&amp;&quot;: &quot;&amp;CHAR(34)&amp;SUBSTITUTE([.E22];&quot;'&quot;;&quot;''&quot;)&amp;CHAR(34)&amp;CHAR(13)&amp;CHAR(10)&amp;&quot;    i18n_description_&quot;&amp;[.$B22]&amp;&quot;: &quot;&amp;CHAR(34)&amp;SUBSTITUTE([.C22];&quot;'&quot;;&quot;''&quot;)&amp;CHAR(34)" office:value-type="string" office:string-value="    i18n_short_C15: &quot;PRIMI 15&quot;&#13;&#10;    i18n_description_C15: &quot;SOMMA PRIMI 15 CLASSIFICATI&quot;">
            <text:p><text:s text:c="4"/>i18n_short_C15: "PRIMI 15"<text:line-break/> <text:s text:c="3"/>i18n_description_C15: "SOMMA PRIMI 15 CLASSIFICATI"</text:p>
          </table:table-cell>
          <table:table-cell table:formula="of:=&quot;    i18n_short_&quot;&amp;[.$B22]&amp;&quot;: &quot;&amp;CHAR(34)&amp;SUBSTITUTE([.F22];&quot;'&quot;;&quot;''&quot;)&amp;CHAR(34)&amp;CHAR(13)&amp;CHAR(10)&amp;&quot;    i18n_description_&quot;&amp;[.$B22]&amp;&quot;: &quot;&amp;CHAR(34)&amp;SUBSTITUTE([.D22];&quot;'&quot;;&quot;''&quot;)&amp;CHAR(34)" office:value-type="string" office:string-value="    i18n_short_C15: &quot;FIRST 15&quot;&#13;&#10;    i18n_description_C15: &quot;FIRST 15 IN RANKING&quot;">
            <text:p><text:s text:c="4"/>i18n_short_C15: "FIRST 15"<text:line-break/> <text:s text:c="3"/>i18n_description_C15: "FIRST 15 IN RANKING"</text:p>
          </table:table-cell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META</text:p>
          </table:table-cell>
          <table:table-cell office:value-type="string">
            <text:p>SOMMA PRIMA META' CLASSIFICA</text:p>
          </table:table-cell>
          <table:table-cell office:value-type="string">
            <text:p>FIRST HALF RANKING</text:p>
          </table:table-cell>
          <table:table-cell office:value-type="string">
            <text:p>META'</text:p>
          </table:table-cell>
          <table:table-cell office:value-type="string">
            <text:p>HALF</text:p>
          </table:table-cell>
          <table:table-cell/>
          <table:table-cell table:formula="of:=&quot;(&quot;&amp;[.A23]&amp;&quot;,'&quot;&amp;[.B23]&amp;&quot;',0,CURDATE(),CURDATE())&quot;&amp;IF([.$A24]&gt;0;&quot;,&quot;;&quot;;&quot;)" office:value-type="string" office:string-value="(10,'META',0,CURDATE(),CURDATE()),">
            <text:p>(10,'META',0,CURDATE(),CURDATE()),</text:p>
          </table:table-cell>
          <table:table-cell table:formula="of:=&quot;    i18n_short_&quot;&amp;[.$B23]&amp;&quot;: &quot;&amp;CHAR(34)&amp;SUBSTITUTE([.E23];&quot;'&quot;;&quot;''&quot;)&amp;CHAR(34)&amp;CHAR(13)&amp;CHAR(10)&amp;&quot;    i18n_description_&quot;&amp;[.$B23]&amp;&quot;: &quot;&amp;CHAR(34)&amp;SUBSTITUTE([.C23];&quot;'&quot;;&quot;''&quot;)&amp;CHAR(34)" office:value-type="string" office:string-value="    i18n_short_META: &quot;META''&quot;&#13;&#10;    i18n_description_META: &quot;SOMMA PRIMA META'' CLASSIFICA&quot;">
            <text:p><text:s text:c="4"/>i18n_short_META: "META''"<text:line-break/> <text:s text:c="3"/>i18n_description_META: "SOMMA PRIMA META'' CLASSIFICA"</text:p>
          </table:table-cell>
          <table:table-cell table:formula="of:=&quot;    i18n_short_&quot;&amp;[.$B23]&amp;&quot;: &quot;&amp;CHAR(34)&amp;SUBSTITUTE([.F23];&quot;'&quot;;&quot;''&quot;)&amp;CHAR(34)&amp;CHAR(13)&amp;CHAR(10)&amp;&quot;    i18n_description_&quot;&amp;[.$B23]&amp;&quot;: &quot;&amp;CHAR(34)&amp;SUBSTITUTE([.D23];&quot;'&quot;;&quot;''&quot;)&amp;CHAR(34)" office:value-type="string" office:string-value="    i18n_short_META: &quot;HALF&quot;&#13;&#10;    i18n_description_META: &quot;FIRST HALF RANKING&quot;">
            <text:p><text:s text:c="4"/>i18n_short_META: "HALF"<text:line-break/> <text:s text:c="3"/>i18n_description_META: "FIRST HALF RANKING"</text:p>
          </table:table-cell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CSI-S</text:p>
          </table:table-cell>
          <table:table-cell office:value-type="string">
            <text:p>MEDIA PUNTEGGI INDIVIDUALI + STAFFETTE + PREMIO PRESENZE</text:p>
          </table:table-cell>
          <table:table-cell/>
          <table:table-cell office:value-type="string">
            <text:p>MEDIA</text:p>
          </table:table-cell>
          <table:table-cell/>
          <table:table-cell/>
          <table:table-cell table:formula="of:=&quot;(&quot;&amp;[.A24]&amp;&quot;,'&quot;&amp;[.B24]&amp;&quot;',0,CURDATE(),CURDATE())&quot;&amp;IF([.$A25]&gt;0;&quot;,&quot;;&quot;;&quot;)" office:value-type="string" office:string-value="(11,'CSI-S',0,CURDATE(),CURDATE()),">
            <text:p>(11,'CSI-S',0,CURDATE(),CURDATE()),</text:p>
          </table:table-cell>
          <table:table-cell table:formula="of:=&quot;    i18n_short_&quot;&amp;[.$B24]&amp;&quot;: &quot;&amp;CHAR(34)&amp;SUBSTITUTE([.E24];&quot;'&quot;;&quot;''&quot;)&amp;CHAR(34)&amp;CHAR(13)&amp;CHAR(10)&amp;&quot;    i18n_description_&quot;&amp;[.$B24]&amp;&quot;: &quot;&amp;CHAR(34)&amp;SUBSTITUTE([.C24];&quot;'&quot;;&quot;''&quot;)&amp;CHAR(34)" office:value-type="string" office:string-value="    i18n_short_CSI-S: &quot;MEDIA&quot;&#13;&#10;    i18n_description_CSI-S: &quot;MEDIA PUNTEGGI INDIVIDUALI + STAFFETTE + PREMIO PRESENZE&quot;">
            <text:p><text:s text:c="4"/>i18n_short_CSI-S: "MEDIA"<text:line-break/> <text:s text:c="3"/>i18n_description_CSI-S: "MEDIA PUNTEGGI INDIVIDUALI + STAFFETTE + PREMIO PRESENZE"</text:p>
          </table:table-cell>
          <table:table-cell table:formula="of:=&quot;    i18n_short_&quot;&amp;[.$B24]&amp;&quot;: &quot;&amp;CHAR(34)&amp;SUBSTITUTE([.F24];&quot;'&quot;;&quot;''&quot;)&amp;CHAR(34)&amp;CHAR(13)&amp;CHAR(10)&amp;&quot;    i18n_description_&quot;&amp;[.$B24]&amp;&quot;: &quot;&amp;CHAR(34)&amp;SUBSTITUTE([.D24];&quot;'&quot;;&quot;''&quot;)&amp;CHAR(34)" office:value-type="string" office:string-value="    i18n_short_CSI-S: &quot;&quot;&#13;&#10;    i18n_description_CSI-S: &quot;&quot;">
            <text:p><text:s text:c="4"/>i18n_short_CSI-S: ""<text:line-break/> <text:s text:c="3"/>i18n_description_CSI-S: ""</text:p>
          </table:table-cell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INRE</text:p>
          </table:table-cell>
          <table:table-cell office:value-type="string">
            <text:p>SOMMA PUNTEGGI INDIVIDUALI + STAFFETTE</text:p>
          </table:table-cell>
          <table:table-cell office:value-type="string">
            <text:p>INDIVIUAL AND RELAY SCORES</text:p>
          </table:table-cell>
          <table:table-cell office:value-type="string">
            <text:p>SOMMA</text:p>
          </table:table-cell>
          <table:table-cell office:value-type="string">
            <text:p>SUM</text:p>
          </table:table-cell>
          <table:table-cell/>
          <table:table-cell table:formula="of:=&quot;(&quot;&amp;[.A25]&amp;&quot;,'&quot;&amp;[.B25]&amp;&quot;',0,CURDATE(),CURDATE())&quot;&amp;IF([.$A26]&gt;0;&quot;,&quot;;&quot;;&quot;)" office:value-type="string" office:string-value="(12,'INRE',0,CURDATE(),CURDATE()),">
            <text:p>(12,'INRE',0,CURDATE(),CURDATE()),</text:p>
          </table:table-cell>
          <table:table-cell table:formula="of:=&quot;    i18n_short_&quot;&amp;[.$B25]&amp;&quot;: &quot;&amp;CHAR(34)&amp;SUBSTITUTE([.E25];&quot;'&quot;;&quot;''&quot;)&amp;CHAR(34)&amp;CHAR(13)&amp;CHAR(10)&amp;&quot;    i18n_description_&quot;&amp;[.$B25]&amp;&quot;: &quot;&amp;CHAR(34)&amp;SUBSTITUTE([.C25];&quot;'&quot;;&quot;''&quot;)&amp;CHAR(34)" office:value-type="string" office:string-value="    i18n_short_INRE: &quot;SOMMA&quot;&#13;&#10;    i18n_description_INRE: &quot;SOMMA PUNTEGGI INDIVIDUALI + STAFFETTE&quot;">
            <text:p><text:s text:c="4"/>i18n_short_INRE: "SOMMA"<text:line-break/> <text:s text:c="3"/>i18n_description_INRE: "SOMMA PUNTEGGI INDIVIDUALI + STAFFETTE"</text:p>
          </table:table-cell>
          <table:table-cell table:formula="of:=&quot;    i18n_short_&quot;&amp;[.$B25]&amp;&quot;: &quot;&amp;CHAR(34)&amp;SUBSTITUTE([.F25];&quot;'&quot;;&quot;''&quot;)&amp;CHAR(34)&amp;CHAR(13)&amp;CHAR(10)&amp;&quot;    i18n_description_&quot;&amp;[.$B25]&amp;&quot;: &quot;&amp;CHAR(34)&amp;SUBSTITUTE([.D25];&quot;'&quot;;&quot;''&quot;)&amp;CHAR(34)" office:value-type="string" office:string-value="    i18n_short_INRE: &quot;SUM&quot;&#13;&#10;    i18n_description_INRE: &quot;INDIVIUAL AND RELAY SCORES&quot;">
            <text:p><text:s text:c="4"/>i18n_short_INRE: "SUM"<text:line-break/> <text:s text:c="3"/>i18n_description_INRE: "INDIVIUAL AND RELAY SCORES"</text:p>
          </table:table-cell>
        </table:table-row>
        <table:table-row table:style-name="ro6">
          <table:table-cell office:value-type="float" office:value="13">
            <text:p>13</text:p>
          </table:table-cell>
          <table:table-cell office:value-type="float" office:value="4150">
            <text:p>4150</text:p>
          </table:table-cell>
          <table:table-cell office:value-type="string">
            <text:p>MIGLIORI 4 PUNTEGGI RAPPORTATI A 150</text:p>
          </table:table-cell>
          <table:table-cell office:value-type="string">
            <text:p>BEST 4 PROPORTIONAL TO 150</text:p>
          </table:table-cell>
          <table:table-cell office:value-type="string">
            <text:p>MIGLIORI 4/150</text:p>
          </table:table-cell>
          <table:table-cell office:value-type="string">
            <text:p>BEST4PROP</text:p>
          </table:table-cell>
          <table:table-cell/>
          <table:table-cell table:formula="of:=&quot;(&quot;&amp;[.A26]&amp;&quot;,'&quot;&amp;[.B26]&amp;&quot;',0,CURDATE(),CURDATE())&quot;&amp;IF([.$A27]&gt;0;&quot;,&quot;;&quot;;&quot;)" office:value-type="string" office:string-value="(13,'4150',0,CURDATE(),CURDATE()),">
            <text:p>(13,'4150',0,CURDATE(),CURDATE()),</text:p>
          </table:table-cell>
          <table:table-cell table:formula="of:=&quot;    i18n_short_&quot;&amp;[.$B26]&amp;&quot;: &quot;&amp;CHAR(34)&amp;SUBSTITUTE([.E26];&quot;'&quot;;&quot;''&quot;)&amp;CHAR(34)&amp;CHAR(13)&amp;CHAR(10)&amp;&quot;    i18n_description_&quot;&amp;[.$B26]&amp;&quot;: &quot;&amp;CHAR(34)&amp;SUBSTITUTE([.C26];&quot;'&quot;;&quot;''&quot;)&amp;CHAR(34)" office:value-type="string" office:string-value="    i18n_short_4150: &quot;MIGLIORI 4/150&quot;&#13;&#10;    i18n_description_4150: &quot;MIGLIORI 4 PUNTEGGI RAPPORTATI A 150&quot;">
            <text:p><text:s text:c="4"/>i18n_short_4150: "MIGLIORI 4/150"<text:line-break/> <text:s text:c="3"/>i18n_description_4150: "MIGLIORI 4 PUNTEGGI RAPPORTATI A 150"</text:p>
          </table:table-cell>
          <table:table-cell table:formula="of:=&quot;    i18n_short_&quot;&amp;[.$B26]&amp;&quot;: &quot;&amp;CHAR(34)&amp;SUBSTITUTE([.F26];&quot;'&quot;;&quot;''&quot;)&amp;CHAR(34)&amp;CHAR(13)&amp;CHAR(10)&amp;&quot;    i18n_description_&quot;&amp;[.$B26]&amp;&quot;: &quot;&amp;CHAR(34)&amp;SUBSTITUTE([.D26];&quot;'&quot;;&quot;''&quot;)&amp;CHAR(34)" office:value-type="string" office:string-value="    i18n_short_4150: &quot;BEST4PROP&quot;&#13;&#10;    i18n_description_4150: &quot;BEST 4 PROPORTIONAL TO 150&quot;">
            <text:p><text:s text:c="4"/>i18n_short_4150: "BEST4PROP"<text:line-break/> <text:s text:c="3"/>i18n_description_4150: "BEST 4 PROPORTIONAL TO 150"</text:p>
          </table:table-cell>
        </table:table-row>
        <table:table-row table:style-name="ro6">
          <table:table-cell office:value-type="float" office:value="14">
            <text:p>14</text:p>
          </table:table-cell>
          <table:table-cell office:value-type="string">
            <text:p>BIRE</text:p>
          </table:table-cell>
          <table:table-cell office:value-type="string">
            <text:p>MIGLIOR INDIVIDUALE + STAFFETTE</text:p>
          </table:table-cell>
          <table:table-cell office:value-type="string">
            <text:p>BEST INDIVIDUAL SCORES + RELAY SCORES</text:p>
          </table:table-cell>
          <table:table-cell office:value-type="string">
            <text:p>MIGLIORE E STAFFETTE</text:p>
          </table:table-cell>
          <table:table-cell office:value-type="string">
            <text:p>BEST&amp;RELAYS</text:p>
          </table:table-cell>
          <table:table-cell/>
          <table:table-cell table:formula="of:=&quot;(&quot;&amp;[.A27]&amp;&quot;,'&quot;&amp;[.B27]&amp;&quot;',0,CURDATE(),CURDATE())&quot;&amp;IF([.$A28]&gt;0;&quot;,&quot;;&quot;;&quot;)" office:value-type="string" office:string-value="(14,'BIRE',0,CURDATE(),CURDATE()),">
            <text:p>(14,'BIRE',0,CURDATE(),CURDATE()),</text:p>
          </table:table-cell>
          <table:table-cell table:formula="of:=&quot;    i18n_short_&quot;&amp;[.$B27]&amp;&quot;: &quot;&amp;CHAR(34)&amp;SUBSTITUTE([.E27];&quot;'&quot;;&quot;''&quot;)&amp;CHAR(34)&amp;CHAR(13)&amp;CHAR(10)&amp;&quot;    i18n_description_&quot;&amp;[.$B27]&amp;&quot;: &quot;&amp;CHAR(34)&amp;SUBSTITUTE([.C27];&quot;'&quot;;&quot;''&quot;)&amp;CHAR(34)" office:value-type="string" office:string-value="    i18n_short_BIRE: &quot;MIGLIORE E STAFFETTE&quot;&#13;&#10;    i18n_description_BIRE: &quot;MIGLIOR INDIVIDUALE + STAFFETTE&quot;">
            <text:p><text:s text:c="4"/>i18n_short_BIRE: "MIGLIORE E STAFFETTE"<text:line-break/> <text:s text:c="3"/>i18n_description_BIRE: "MIGLIOR INDIVIDUALE + STAFFETTE"</text:p>
          </table:table-cell>
          <table:table-cell table:formula="of:=&quot;    i18n_short_&quot;&amp;[.$B27]&amp;&quot;: &quot;&amp;CHAR(34)&amp;SUBSTITUTE([.F27];&quot;'&quot;;&quot;''&quot;)&amp;CHAR(34)&amp;CHAR(13)&amp;CHAR(10)&amp;&quot;    i18n_description_&quot;&amp;[.$B27]&amp;&quot;: &quot;&amp;CHAR(34)&amp;SUBSTITUTE([.D27];&quot;'&quot;;&quot;''&quot;)&amp;CHAR(34)" office:value-type="string" office:string-value="    i18n_short_BIRE: &quot;BEST&amp;RELAYS&quot;&#13;&#10;    i18n_description_BIRE: &quot;BEST INDIVIDUAL SCORES + RELAY SCORES&quot;">
            <text:p><text:s text:c="4"/>i18n_short_BIRE: "BEST&amp;RELAYS"<text:line-break/> <text:s text:c="3"/>i18n_description_BIRE: "BEST INDIVIDUAL SCORES + RELAY SCORES"</text:p>
          </table:table-cell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P20-2</text:p>
          </table:table-cell>
          <table:table-cell office:value-type="string">
            <text:p>POSIZIONE DA 20 A 2</text:p>
          </table:table-cell>
          <table:table-cell office:value-type="string">
            <text:p>POSITIONAL 20 TO 2</text:p>
          </table:table-cell>
          <table:table-cell table:number-columns-repeated="2" office:value-type="string">
            <text:p>20-2</text:p>
          </table:table-cell>
          <table:table-cell/>
          <table:table-cell table:formula="of:=&quot;(&quot;&amp;[.A28]&amp;&quot;,'&quot;&amp;[.B28]&amp;&quot;',0,CURDATE(),CURDATE())&quot;&amp;IF([.$A29]&gt;0;&quot;,&quot;;&quot;;&quot;)" office:value-type="string" office:string-value="(15,'P20-2',0,CURDATE(),CURDATE());">
            <text:p>(15,'P20-2',0,CURDATE(),CURDATE());</text:p>
          </table:table-cell>
          <table:table-cell table:formula="of:=&quot;    i18n_short_&quot;&amp;[.$B28]&amp;&quot;: &quot;&amp;CHAR(34)&amp;SUBSTITUTE([.E28];&quot;'&quot;;&quot;''&quot;)&amp;CHAR(34)&amp;CHAR(13)&amp;CHAR(10)&amp;&quot;    i18n_description_&quot;&amp;[.$B28]&amp;&quot;: &quot;&amp;CHAR(34)&amp;SUBSTITUTE([.C28];&quot;'&quot;;&quot;''&quot;)&amp;CHAR(34)" office:value-type="string" office:string-value="    i18n_short_P20-2: &quot;20-2&quot;&#13;&#10;    i18n_description_P20-2: &quot;POSIZIONE DA 20 A 2&quot;">
            <text:p><text:s text:c="4"/>i18n_short_P20-2: "20-2"<text:line-break/> <text:s text:c="3"/>i18n_description_P20-2: "POSIZIONE DA 20 A 2"</text:p>
          </table:table-cell>
          <table:table-cell table:formula="of:=&quot;    i18n_short_&quot;&amp;[.$B28]&amp;&quot;: &quot;&amp;CHAR(34)&amp;SUBSTITUTE([.F28];&quot;'&quot;;&quot;''&quot;)&amp;CHAR(34)&amp;CHAR(13)&amp;CHAR(10)&amp;&quot;    i18n_description_&quot;&amp;[.$B28]&amp;&quot;: &quot;&amp;CHAR(34)&amp;SUBSTITUTE([.D28];&quot;'&quot;;&quot;''&quot;)&amp;CHAR(34)" office:value-type="string" office:string-value="    i18n_short_P20-2: &quot;20-2&quot;&#13;&#10;    i18n_description_P20-2: &quot;POSITIONAL 20 TO 2&quot;">
            <text:p><text:s text:c="4"/>i18n_short_P20-2: "20-2"<text:line-break/> <text:s text:c="3"/>i18n_description_P20-2: "POSITIONAL 20 TO 2"</text:p>
          </table:table-cell>
        </table:table-row>
      </table:table>
      <table:table table:name="score_mapping_type_rows" table:style-name="ta1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5" table:number-columns-repeated="1017" table:default-cell-style-name="ce12"/>
        <table:table-row table:style-name="ro1">
          <table:table-cell table:style-name="ce7" office:value-type="string">
            <text:p>score_mapping_type_rows</text:p>
          </table:table-cell>
          <table:table-cell table:style-name="Default" table:number-columns-repeated="1023"/>
        </table:table-row>
        <table:table-row table:style-name="ro2">
          <table:table-cell table:style-name="Default" table:number-columns-repeated="6"/>
          <table:table-cell table:style-name="ce8" office:value-type="string">
            <text:p>SQL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table:style-name="ce13" office:value-type="string">
            <text:p>score_mapping_types</text:p>
          </table:table-cell>
          <table:table-cell table:style-name="Default" table:number-columns-repeated="4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score_mapping_type_rows&#13;&#10;-- ">
            <text:p>--</text:p>
            <text:p>-- Dump dei dati per la tabella score_mapping_type_rows</text:p>
            <text:p>-- </text:p>
          </table:table-cell>
          <table:table-cell table:style-name="Default" table:number-columns-repeated="1017"/>
        </table:table-row>
        <table:table-row table:style-name="ro2">
          <table:table-cell table:style-name="ce11" office:value-type="string">
            <text:p>id</text:p>
          </table:table-cell>
          <table:table-cell table:style-name="ce14" office:value-type="string">
            <text:p>code</text:p>
          </table:table-cell>
          <table:table-cell table:style-name="ce11" office:value-type="string">
            <text:p>position</text:p>
          </table:table-cell>
          <table:table-cell table:style-name="ce11" office:value-type="string">
            <text:p>score</text:p>
          </table:table-cell>
          <table:table-cell table:style-name="ce11" office:value-type="string">
            <text:p>score_mapping_type_id</text:p>
          </table:table-cell>
          <table:table-cell table:style-name="ce11"/>
          <table:table-cell table:formula="of:=&quot;INSERT INTO &quot;&amp;[.$A$1]&amp;&quot; (&quot;&amp;[.$A$4]&amp;&quot;,&quot;&amp;[.$C$4]&amp;&quot;,&quot;&amp;[.$D$4]&amp;&quot;,&quot;&amp;[.$E$4]&amp;&quot;,lock_version,created_at,updated_at) VALUES &quot;" office:value-type="string" office:string-value="INSERT INTO score_mapping_type_rows (id,position,score,score_mapping_type_id,lock_version,created_at,updated_at) VALUES ">
            <text:p>INSERT INTO score_mapping_type_rows (id,position,score,score_mapping_type_id,lock_version,created_at,updated_at) VALUES </text:p>
          </table:table-cell>
          <table:table-cell table:style-name="ce11" table:number-columns-repeated="1002"/>
          <table:table-cell table:number-columns-repeated="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&quot;(select t.id from &quot;&amp;[.B$3]&amp;&quot; t where t.&quot;&amp;[.B$4]&amp;&quot; = '&quot;&amp;[.B5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5]&amp;&quot;,&quot;&amp;[.C5]&amp;&quot;,&quot;&amp;[.D5]&amp;&quot;,&quot;&amp;[.E5]&amp;&quot;,0,CURDATE(),CURDATE())&quot;&amp;IF(AND([.B5]&lt;&gt;INDIRECT(ADDRESS(ROW([.B5]) + 1;2));INDIRECT(ADDRESS(ROW([.A5]) + 1;1)) &gt; 0); &quot;;&quot;&amp;CHAR(13)&amp;CHAR(10)&amp;CHAR(13)&amp;CHAR(10)&amp;[.G$4];IF(INDIRECT(ADDRESS(ROW([.A5]) + 1;1)) &gt; 0;&quot;,&quot;;&quot;;&quot;))" office:value-type="string" office:string-value="(1,1,10,(select t.id from score_mapping_types t where t.code = '10'),0,CURDATE(),CURDATE()),">
            <text:p>(1,1,10,(select t.id from score_mapping_types t where t.code = '10'),0,CURDATE(),CURDATE()),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&quot;(select t.id from &quot;&amp;[.B$3]&amp;&quot; t where t.&quot;&amp;[.B$4]&amp;&quot; = '&quot;&amp;[.B6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6]&amp;&quot;,&quot;&amp;[.C6]&amp;&quot;,&quot;&amp;[.D6]&amp;&quot;,&quot;&amp;[.E6]&amp;&quot;,0,CURDATE(),CURDATE())&quot;&amp;IF(AND([.B6]&lt;&gt;INDIRECT(ADDRESS(ROW([.B6]) + 1;2));INDIRECT(ADDRESS(ROW([.A6]) + 1;1)) &gt; 0); &quot;;&quot;&amp;CHAR(13)&amp;CHAR(10)&amp;CHAR(13)&amp;CHAR(10)&amp;[.G$4];IF(INDIRECT(ADDRESS(ROW([.A6]) + 1;1)) &gt; 0;&quot;,&quot;;&quot;;&quot;))" office:value-type="string" office:string-value="(2,2,8,(select t.id from score_mapping_types t where t.code = '10'),0,CURDATE(),CURDATE()),">
            <text:p>(2,2,8,(select t.id from score_mapping_types t where t.code = '10'),0,CURDATE(),CURDATE()),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&quot;(select t.id from &quot;&amp;[.B$3]&amp;&quot; t where t.&quot;&amp;[.B$4]&amp;&quot; = '&quot;&amp;[.B7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7]&amp;&quot;,&quot;&amp;[.C7]&amp;&quot;,&quot;&amp;[.D7]&amp;&quot;,&quot;&amp;[.E7]&amp;&quot;,0,CURDATE(),CURDATE())&quot;&amp;IF(AND([.B7]&lt;&gt;INDIRECT(ADDRESS(ROW([.B7]) + 1;2));INDIRECT(ADDRESS(ROW([.A7]) + 1;1)) &gt; 0); &quot;;&quot;&amp;CHAR(13)&amp;CHAR(10)&amp;CHAR(13)&amp;CHAR(10)&amp;[.G$4];IF(INDIRECT(ADDRESS(ROW([.A7]) + 1;1)) &gt; 0;&quot;,&quot;;&quot;;&quot;))" office:value-type="string" office:string-value="(3,3,6,(select t.id from score_mapping_types t where t.code = '10'),0,CURDATE(),CURDATE()),">
            <text:p>(3,3,6,(select t.id from score_mapping_types t where t.code = '10'),0,CURDATE(),CURDATE()),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formula="of:=&quot;(select t.id from &quot;&amp;[.B$3]&amp;&quot; t where t.&quot;&amp;[.B$4]&amp;&quot; = '&quot;&amp;[.B8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8]&amp;&quot;,&quot;&amp;[.C8]&amp;&quot;,&quot;&amp;[.D8]&amp;&quot;,&quot;&amp;[.E8]&amp;&quot;,0,CURDATE(),CURDATE())&quot;&amp;IF(AND([.B8]&lt;&gt;INDIRECT(ADDRESS(ROW([.B8]) + 1;2));INDIRECT(ADDRESS(ROW([.A8]) + 1;1)) &gt; 0); &quot;;&quot;&amp;CHAR(13)&amp;CHAR(10)&amp;CHAR(13)&amp;CHAR(10)&amp;[.G$4];IF(INDIRECT(ADDRESS(ROW([.A8]) + 1;1)) &gt; 0;&quot;,&quot;;&quot;;&quot;))" office:value-type="string" office:string-value="(4,4,4,(select t.id from score_mapping_types t where t.code = '10'),0,CURDATE(),CURDATE()),">
            <text:p>(4,4,4,(select t.id from score_mapping_types t where t.code = '10'),0,CURDATE(),CURDATE()),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&quot;(select t.id from &quot;&amp;[.B$3]&amp;&quot; t where t.&quot;&amp;[.B$4]&amp;&quot; = '&quot;&amp;[.B9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9]&amp;&quot;,&quot;&amp;[.C9]&amp;&quot;,&quot;&amp;[.D9]&amp;&quot;,&quot;&amp;[.E9]&amp;&quot;,0,CURDATE(),CURDATE())&quot;&amp;IF(AND([.B9]&lt;&gt;INDIRECT(ADDRESS(ROW([.B9]) + 1;2));INDIRECT(ADDRESS(ROW([.A9]) + 1;1)) &gt; 0); &quot;;&quot;&amp;CHAR(13)&amp;CHAR(10)&amp;CHAR(13)&amp;CHAR(10)&amp;[.G$4];IF(INDIRECT(ADDRESS(ROW([.A9]) + 1;1)) &gt; 0;&quot;,&quot;;&quot;;&quot;))" office:value-type="string" office:string-value="(5,5,3,(select t.id from score_mapping_types t where t.code = '10'),0,CURDATE(),CURDATE()),">
            <text:p>(5,5,3,(select t.id from score_mapping_types t where t.code = '10'),0,CURDATE(),CURDATE()),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&quot;(select t.id from &quot;&amp;[.B$3]&amp;&quot; t where t.&quot;&amp;[.B$4]&amp;&quot; = '&quot;&amp;[.B10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10]&amp;&quot;,&quot;&amp;[.C10]&amp;&quot;,&quot;&amp;[.D10]&amp;&quot;,&quot;&amp;[.E10]&amp;&quot;,0,CURDATE(),CURDATE())&quot;&amp;IF(AND([.B10]&lt;&gt;INDIRECT(ADDRESS(ROW([.B10]) + 1;2));INDIRECT(ADDRESS(ROW([.A10]) + 1;1)) &gt; 0); &quot;;&quot;&amp;CHAR(13)&amp;CHAR(10)&amp;CHAR(13)&amp;CHAR(10)&amp;[.G$4];IF(INDIRECT(ADDRESS(ROW([.A10]) + 1;1)) &gt; 0;&quot;,&quot;;&quot;;&quot;))" office:value-type="string" office:string-value="(6,6,2,(select t.id from score_mapping_types t where t.code = '10'),0,CURDATE(),CURDATE()),">
            <text:p>(6,6,2,(select t.id from score_mapping_types t where t.code = '10'),0,CURDATE(),CURDATE()),</text:p>
          </table:table-cell>
          <table:table-cell table:number-columns-repeated="1017"/>
        </table:table-row>
        <table:table-row table:style-name="ro5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&quot;(select t.id from &quot;&amp;[.B$3]&amp;&quot; t where t.&quot;&amp;[.B$4]&amp;&quot; = '&quot;&amp;[.B11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11]&amp;&quot;,&quot;&amp;[.C11]&amp;&quot;,&quot;&amp;[.D11]&amp;&quot;,&quot;&amp;[.E11]&amp;&quot;,0,CURDATE(),CURDATE())&quot;&amp;IF(AND([.B11]&lt;&gt;INDIRECT(ADDRESS(ROW([.B11]) + 1;2));INDIRECT(ADDRESS(ROW([.A11]) + 1;1)) &gt; 0); &quot;;&quot;&amp;CHAR(13)&amp;CHAR(10)&amp;CHAR(13)&amp;CHAR(10)&amp;[.G$4];IF(INDIRECT(ADDRESS(ROW([.A11]) + 1;1)) &gt; 0;&quot;,&quot;;&quot;;&quot;))" office:value-type="string" office:string-value="(7,7,1,(select t.id from score_mapping_types t where t.code = '10'),0,CURDATE(),CURDATE());&#13;&#10;&#13;&#10;INSERT INTO score_mapping_type_rows (id,position,score,score_mapping_type_id,lock_version,created_at,updated_at) VALUES ">
            <text:p>(7,7,1,(select t.id from score_mapping_types t where t.code = '10'),0,CURDATE(),CURDATE());<text:line-break/><text:line-break/>INSERT INTO score_mapping_type_rows (id,position,score,score_mapping_type_id,lock_version,created_at,updated_at) VALUES 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&quot;(select t.id from &quot;&amp;[.B$3]&amp;&quot; t where t.&quot;&amp;[.B$4]&amp;&quot; = '&quot;&amp;[.B12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2]&amp;&quot;,&quot;&amp;[.C12]&amp;&quot;,&quot;&amp;[.D12]&amp;&quot;,&quot;&amp;[.E12]&amp;&quot;,0,CURDATE(),CURDATE())&quot;&amp;IF(AND([.B12]&lt;&gt;INDIRECT(ADDRESS(ROW([.B12]) + 1;2));INDIRECT(ADDRESS(ROW([.A12]) + 1;1)) &gt; 0); &quot;;&quot;&amp;CHAR(13)&amp;CHAR(10)&amp;CHAR(13)&amp;CHAR(10)&amp;[.G$4];IF(INDIRECT(ADDRESS(ROW([.A12]) + 1;1)) &gt; 0;&quot;,&quot;;&quot;;&quot;))" office:value-type="string" office:string-value="(8,1,20,(select t.id from score_mapping_types t where t.code = '20'),0,CURDATE(),CURDATE()),">
            <text:p>(8,1,20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&quot;(select t.id from &quot;&amp;[.B$3]&amp;&quot; t where t.&quot;&amp;[.B$4]&amp;&quot; = '&quot;&amp;[.B13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3]&amp;&quot;,&quot;&amp;[.C13]&amp;&quot;,&quot;&amp;[.D13]&amp;&quot;,&quot;&amp;[.E13]&amp;&quot;,0,CURDATE(),CURDATE())&quot;&amp;IF(AND([.B13]&lt;&gt;INDIRECT(ADDRESS(ROW([.B13]) + 1;2));INDIRECT(ADDRESS(ROW([.A13]) + 1;1)) &gt; 0); &quot;;&quot;&amp;CHAR(13)&amp;CHAR(10)&amp;CHAR(13)&amp;CHAR(10)&amp;[.G$4];IF(INDIRECT(ADDRESS(ROW([.A13]) + 1;1)) &gt; 0;&quot;,&quot;;&quot;;&quot;))" office:value-type="string" office:string-value="(9,2,16,(select t.id from score_mapping_types t where t.code = '20'),0,CURDATE(),CURDATE()),">
            <text:p>(9,2,16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&quot;(select t.id from &quot;&amp;[.B$3]&amp;&quot; t where t.&quot;&amp;[.B$4]&amp;&quot; = '&quot;&amp;[.B14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4]&amp;&quot;,&quot;&amp;[.C14]&amp;&quot;,&quot;&amp;[.D14]&amp;&quot;,&quot;&amp;[.E14]&amp;&quot;,0,CURDATE(),CURDATE())&quot;&amp;IF(AND([.B14]&lt;&gt;INDIRECT(ADDRESS(ROW([.B14]) + 1;2));INDIRECT(ADDRESS(ROW([.A14]) + 1;1)) &gt; 0); &quot;;&quot;&amp;CHAR(13)&amp;CHAR(10)&amp;CHAR(13)&amp;CHAR(10)&amp;[.G$4];IF(INDIRECT(ADDRESS(ROW([.A14]) + 1;1)) &gt; 0;&quot;,&quot;;&quot;;&quot;))" office:value-type="string" office:string-value="(10,3,12,(select t.id from score_mapping_types t where t.code = '20'),0,CURDATE(),CURDATE()),">
            <text:p>(10,3,12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&quot;(select t.id from &quot;&amp;[.B$3]&amp;&quot; t where t.&quot;&amp;[.B$4]&amp;&quot; = '&quot;&amp;[.B15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5]&amp;&quot;,&quot;&amp;[.C15]&amp;&quot;,&quot;&amp;[.D15]&amp;&quot;,&quot;&amp;[.E15]&amp;&quot;,0,CURDATE(),CURDATE())&quot;&amp;IF(AND([.B15]&lt;&gt;INDIRECT(ADDRESS(ROW([.B15]) + 1;2));INDIRECT(ADDRESS(ROW([.A15]) + 1;1)) &gt; 0); &quot;;&quot;&amp;CHAR(13)&amp;CHAR(10)&amp;CHAR(13)&amp;CHAR(10)&amp;[.G$4];IF(INDIRECT(ADDRESS(ROW([.A15]) + 1;1)) &gt; 0;&quot;,&quot;;&quot;;&quot;))" office:value-type="string" office:string-value="(11,4,8,(select t.id from score_mapping_types t where t.code = '20'),0,CURDATE(),CURDATE()),">
            <text:p>(11,4,8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&quot;(select t.id from &quot;&amp;[.B$3]&amp;&quot; t where t.&quot;&amp;[.B$4]&amp;&quot; = '&quot;&amp;[.B16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6]&amp;&quot;,&quot;&amp;[.C16]&amp;&quot;,&quot;&amp;[.D16]&amp;&quot;,&quot;&amp;[.E16]&amp;&quot;,0,CURDATE(),CURDATE())&quot;&amp;IF(AND([.B16]&lt;&gt;INDIRECT(ADDRESS(ROW([.B16]) + 1;2));INDIRECT(ADDRESS(ROW([.A16]) + 1;1)) &gt; 0); &quot;;&quot;&amp;CHAR(13)&amp;CHAR(10)&amp;CHAR(13)&amp;CHAR(10)&amp;[.G$4];IF(INDIRECT(ADDRESS(ROW([.A16]) + 1;1)) &gt; 0;&quot;,&quot;;&quot;;&quot;))" office:value-type="string" office:string-value="(12,5,6,(select t.id from score_mapping_types t where t.code = '20'),0,CURDATE(),CURDATE()),">
            <text:p>(12,5,6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&quot;(select t.id from &quot;&amp;[.B$3]&amp;&quot; t where t.&quot;&amp;[.B$4]&amp;&quot; = '&quot;&amp;[.B17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7]&amp;&quot;,&quot;&amp;[.C17]&amp;&quot;,&quot;&amp;[.D17]&amp;&quot;,&quot;&amp;[.E17]&amp;&quot;,0,CURDATE(),CURDATE())&quot;&amp;IF(AND([.B17]&lt;&gt;INDIRECT(ADDRESS(ROW([.B17]) + 1;2));INDIRECT(ADDRESS(ROW([.A17]) + 1;1)) &gt; 0); &quot;;&quot;&amp;CHAR(13)&amp;CHAR(10)&amp;CHAR(13)&amp;CHAR(10)&amp;[.G$4];IF(INDIRECT(ADDRESS(ROW([.A17]) + 1;1)) &gt; 0;&quot;,&quot;;&quot;;&quot;))" office:value-type="string" office:string-value="(13,6,4,(select t.id from score_mapping_types t where t.code = '20'),0,CURDATE(),CURDATE()),">
            <text:p>(13,6,4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&quot;(select t.id from &quot;&amp;[.B$3]&amp;&quot; t where t.&quot;&amp;[.B$4]&amp;&quot; = '&quot;&amp;[.B18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8]&amp;&quot;,&quot;&amp;[.C18]&amp;&quot;,&quot;&amp;[.D18]&amp;&quot;,&quot;&amp;[.E18]&amp;&quot;,0,CURDATE(),CURDATE())&quot;&amp;IF(AND([.B18]&lt;&gt;INDIRECT(ADDRESS(ROW([.B18]) + 1;2));INDIRECT(ADDRESS(ROW([.A18]) + 1;1)) &gt; 0); &quot;;&quot;&amp;CHAR(13)&amp;CHAR(10)&amp;CHAR(13)&amp;CHAR(10)&amp;[.G$4];IF(INDIRECT(ADDRESS(ROW([.A18]) + 1;1)) &gt; 0;&quot;,&quot;;&quot;;&quot;))" office:value-type="string" office:string-value="(14,7,3,(select t.id from score_mapping_types t where t.code = '20'),0,CURDATE(),CURDATE()),">
            <text:p>(14,7,3,(select t.id from score_mapping_types t where t.code = '20'),0,CURDATE(),CURDATE()),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&quot;(select t.id from &quot;&amp;[.B$3]&amp;&quot; t where t.&quot;&amp;[.B$4]&amp;&quot; = '&quot;&amp;[.B19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19]&amp;&quot;,&quot;&amp;[.C19]&amp;&quot;,&quot;&amp;[.D19]&amp;&quot;,&quot;&amp;[.E19]&amp;&quot;,0,CURDATE(),CURDATE())&quot;&amp;IF(AND([.B19]&lt;&gt;INDIRECT(ADDRESS(ROW([.B19]) + 1;2));INDIRECT(ADDRESS(ROW([.A19]) + 1;1)) &gt; 0); &quot;;&quot;&amp;CHAR(13)&amp;CHAR(10)&amp;CHAR(13)&amp;CHAR(10)&amp;[.G$4];IF(INDIRECT(ADDRESS(ROW([.A19]) + 1;1)) &gt; 0;&quot;,&quot;;&quot;;&quot;))" office:value-type="string" office:string-value="(15,8,2,(select t.id from score_mapping_types t where t.code = '20'),0,CURDATE(),CURDATE()),">
            <text:p>(15,8,2,(select t.id from score_mapping_types t where t.code = '20'),0,CURDATE(),CURDATE()),</text:p>
          </table:table-cell>
          <table:table-cell table:number-columns-repeated="1017"/>
        </table:table-row>
        <table:table-row table:style-name="ro5"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(select t.id from &quot;&amp;[.B$3]&amp;&quot; t where t.&quot;&amp;[.B$4]&amp;&quot; = '&quot;&amp;[.B20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20]&amp;&quot;,&quot;&amp;[.C20]&amp;&quot;,&quot;&amp;[.D20]&amp;&quot;,&quot;&amp;[.E20]&amp;&quot;,0,CURDATE(),CURDATE())&quot;&amp;IF(AND([.B20]&lt;&gt;INDIRECT(ADDRESS(ROW([.B20]) + 1;2));INDIRECT(ADDRESS(ROW([.A20]) + 1;1)) &gt; 0); &quot;;&quot;&amp;CHAR(13)&amp;CHAR(10)&amp;CHAR(13)&amp;CHAR(10)&amp;[.G$4];IF(INDIRECT(ADDRESS(ROW([.A20]) + 1;1)) &gt; 0;&quot;,&quot;;&quot;;&quot;))" office:value-type="string" office:string-value="(16,9,1,(select t.id from score_mapping_types t where t.code = '20'),0,CURDATE(),CURDATE());&#13;&#10;&#13;&#10;INSERT INTO score_mapping_type_rows (id,position,score,score_mapping_type_id,lock_version,created_at,updated_at) VALUES ">
            <text:p>(16,9,1,(select t.id from score_mapping_types t where t.code = '20'),0,CURDATE(),CURDATE());<text:line-break/><text:line-break/>INSERT INTO score_mapping_type_rows (id,position,score,score_mapping_type_id,lock_version,created_at,updated_at) VALUES 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&quot;(select t.id from &quot;&amp;[.B$3]&amp;&quot; t where t.&quot;&amp;[.B$4]&amp;&quot; = '&quot;&amp;[.B21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1]&amp;&quot;,&quot;&amp;[.C21]&amp;&quot;,&quot;&amp;[.D21]&amp;&quot;,&quot;&amp;[.E21]&amp;&quot;,0,CURDATE(),CURDATE())&quot;&amp;IF(AND([.B21]&lt;&gt;INDIRECT(ADDRESS(ROW([.B21]) + 1;2));INDIRECT(ADDRESS(ROW([.A21]) + 1;1)) &gt; 0); &quot;;&quot;&amp;CHAR(13)&amp;CHAR(10)&amp;CHAR(13)&amp;CHAR(10)&amp;[.G$4];IF(INDIRECT(ADDRESS(ROW([.A21]) + 1;1)) &gt; 0;&quot;,&quot;;&quot;;&quot;))" office:value-type="string" office:string-value="(17,1,16,(select t.id from score_mapping_types t where t.code = '16'),0,CURDATE(),CURDATE()),">
            <text:p>(17,1,16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&quot;(select t.id from &quot;&amp;[.B$3]&amp;&quot; t where t.&quot;&amp;[.B$4]&amp;&quot; = '&quot;&amp;[.B22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2]&amp;&quot;,&quot;&amp;[.C22]&amp;&quot;,&quot;&amp;[.D22]&amp;&quot;,&quot;&amp;[.E22]&amp;&quot;,0,CURDATE(),CURDATE())&quot;&amp;IF(AND([.B22]&lt;&gt;INDIRECT(ADDRESS(ROW([.B22]) + 1;2));INDIRECT(ADDRESS(ROW([.A22]) + 1;1)) &gt; 0); &quot;;&quot;&amp;CHAR(13)&amp;CHAR(10)&amp;CHAR(13)&amp;CHAR(10)&amp;[.G$4];IF(INDIRECT(ADDRESS(ROW([.A22]) + 1;1)) &gt; 0;&quot;,&quot;;&quot;;&quot;))" office:value-type="string" office:string-value="(18,2,14,(select t.id from score_mapping_types t where t.code = '16'),0,CURDATE(),CURDATE()),">
            <text:p>(18,2,14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&quot;(select t.id from &quot;&amp;[.B$3]&amp;&quot; t where t.&quot;&amp;[.B$4]&amp;&quot; = '&quot;&amp;[.B23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3]&amp;&quot;,&quot;&amp;[.C23]&amp;&quot;,&quot;&amp;[.D23]&amp;&quot;,&quot;&amp;[.E23]&amp;&quot;,0,CURDATE(),CURDATE())&quot;&amp;IF(AND([.B23]&lt;&gt;INDIRECT(ADDRESS(ROW([.B23]) + 1;2));INDIRECT(ADDRESS(ROW([.A23]) + 1;1)) &gt; 0); &quot;;&quot;&amp;CHAR(13)&amp;CHAR(10)&amp;CHAR(13)&amp;CHAR(10)&amp;[.G$4];IF(INDIRECT(ADDRESS(ROW([.A23]) + 1;1)) &gt; 0;&quot;,&quot;;&quot;;&quot;))" office:value-type="string" office:string-value="(19,3,12,(select t.id from score_mapping_types t where t.code = '16'),0,CURDATE(),CURDATE()),">
            <text:p>(19,3,12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formula="of:=&quot;(select t.id from &quot;&amp;[.B$3]&amp;&quot; t where t.&quot;&amp;[.B$4]&amp;&quot; = '&quot;&amp;[.B24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4]&amp;&quot;,&quot;&amp;[.C24]&amp;&quot;,&quot;&amp;[.D24]&amp;&quot;,&quot;&amp;[.E24]&amp;&quot;,0,CURDATE(),CURDATE())&quot;&amp;IF(AND([.B24]&lt;&gt;INDIRECT(ADDRESS(ROW([.B24]) + 1;2));INDIRECT(ADDRESS(ROW([.A24]) + 1;1)) &gt; 0); &quot;;&quot;&amp;CHAR(13)&amp;CHAR(10)&amp;CHAR(13)&amp;CHAR(10)&amp;[.G$4];IF(INDIRECT(ADDRESS(ROW([.A24]) + 1;1)) &gt; 0;&quot;,&quot;;&quot;;&quot;))" office:value-type="string" office:string-value="(20,4,10,(select t.id from score_mapping_types t where t.code = '16'),0,CURDATE(),CURDATE()),">
            <text:p>(20,4,10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&quot;(select t.id from &quot;&amp;[.B$3]&amp;&quot; t where t.&quot;&amp;[.B$4]&amp;&quot; = '&quot;&amp;[.B25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5]&amp;&quot;,&quot;&amp;[.C25]&amp;&quot;,&quot;&amp;[.D25]&amp;&quot;,&quot;&amp;[.E25]&amp;&quot;,0,CURDATE(),CURDATE())&quot;&amp;IF(AND([.B25]&lt;&gt;INDIRECT(ADDRESS(ROW([.B25]) + 1;2));INDIRECT(ADDRESS(ROW([.A25]) + 1;1)) &gt; 0); &quot;;&quot;&amp;CHAR(13)&amp;CHAR(10)&amp;CHAR(13)&amp;CHAR(10)&amp;[.G$4];IF(INDIRECT(ADDRESS(ROW([.A25]) + 1;1)) &gt; 0;&quot;,&quot;;&quot;;&quot;))" office:value-type="string" office:string-value="(21,5,9,(select t.id from score_mapping_types t where t.code = '16'),0,CURDATE(),CURDATE()),">
            <text:p>(21,5,9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&quot;(select t.id from &quot;&amp;[.B$3]&amp;&quot; t where t.&quot;&amp;[.B$4]&amp;&quot; = '&quot;&amp;[.B26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6]&amp;&quot;,&quot;&amp;[.C26]&amp;&quot;,&quot;&amp;[.D26]&amp;&quot;,&quot;&amp;[.E26]&amp;&quot;,0,CURDATE(),CURDATE())&quot;&amp;IF(AND([.B26]&lt;&gt;INDIRECT(ADDRESS(ROW([.B26]) + 1;2));INDIRECT(ADDRESS(ROW([.A26]) + 1;1)) &gt; 0); &quot;;&quot;&amp;CHAR(13)&amp;CHAR(10)&amp;CHAR(13)&amp;CHAR(10)&amp;[.G$4];IF(INDIRECT(ADDRESS(ROW([.A26]) + 1;1)) &gt; 0;&quot;,&quot;;&quot;;&quot;))" office:value-type="string" office:string-value="(22,6,8,(select t.id from score_mapping_types t where t.code = '16'),0,CURDATE(),CURDATE()),">
            <text:p>(22,6,8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7">
            <text:p>7</text:p>
          </table:table-cell>
          <table:table-cell table:formula="of:=&quot;(select t.id from &quot;&amp;[.B$3]&amp;&quot; t where t.&quot;&amp;[.B$4]&amp;&quot; = '&quot;&amp;[.B27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7]&amp;&quot;,&quot;&amp;[.C27]&amp;&quot;,&quot;&amp;[.D27]&amp;&quot;,&quot;&amp;[.E27]&amp;&quot;,0,CURDATE(),CURDATE())&quot;&amp;IF(AND([.B27]&lt;&gt;INDIRECT(ADDRESS(ROW([.B27]) + 1;2));INDIRECT(ADDRESS(ROW([.A27]) + 1;1)) &gt; 0); &quot;;&quot;&amp;CHAR(13)&amp;CHAR(10)&amp;CHAR(13)&amp;CHAR(10)&amp;[.G$4];IF(INDIRECT(ADDRESS(ROW([.A27]) + 1;1)) &gt; 0;&quot;,&quot;;&quot;;&quot;))" office:value-type="string" office:string-value="(23,7,7,(select t.id from score_mapping_types t where t.code = '16'),0,CURDATE(),CURDATE()),">
            <text:p>(23,7,7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&quot;(select t.id from &quot;&amp;[.B$3]&amp;&quot; t where t.&quot;&amp;[.B$4]&amp;&quot; = '&quot;&amp;[.B28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8]&amp;&quot;,&quot;&amp;[.C28]&amp;&quot;,&quot;&amp;[.D28]&amp;&quot;,&quot;&amp;[.E28]&amp;&quot;,0,CURDATE(),CURDATE())&quot;&amp;IF(AND([.B28]&lt;&gt;INDIRECT(ADDRESS(ROW([.B28]) + 1;2));INDIRECT(ADDRESS(ROW([.A28]) + 1;1)) &gt; 0); &quot;;&quot;&amp;CHAR(13)&amp;CHAR(10)&amp;CHAR(13)&amp;CHAR(10)&amp;[.G$4];IF(INDIRECT(ADDRESS(ROW([.A28]) + 1;1)) &gt; 0;&quot;,&quot;;&quot;;&quot;))" office:value-type="string" office:string-value="(24,8,6,(select t.id from score_mapping_types t where t.code = '16'),0,CURDATE(),CURDATE()),">
            <text:p>(24,8,6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&quot;(select t.id from &quot;&amp;[.B$3]&amp;&quot; t where t.&quot;&amp;[.B$4]&amp;&quot; = '&quot;&amp;[.B29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29]&amp;&quot;,&quot;&amp;[.C29]&amp;&quot;,&quot;&amp;[.D29]&amp;&quot;,&quot;&amp;[.E29]&amp;&quot;,0,CURDATE(),CURDATE())&quot;&amp;IF(AND([.B29]&lt;&gt;INDIRECT(ADDRESS(ROW([.B29]) + 1;2));INDIRECT(ADDRESS(ROW([.A29]) + 1;1)) &gt; 0); &quot;;&quot;&amp;CHAR(13)&amp;CHAR(10)&amp;CHAR(13)&amp;CHAR(10)&amp;[.G$4];IF(INDIRECT(ADDRESS(ROW([.A29]) + 1;1)) &gt; 0;&quot;,&quot;;&quot;;&quot;))" office:value-type="string" office:string-value="(25,9,5,(select t.id from score_mapping_types t where t.code = '16'),0,CURDATE(),CURDATE()),">
            <text:p>(25,9,5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&quot;(select t.id from &quot;&amp;[.B$3]&amp;&quot; t where t.&quot;&amp;[.B$4]&amp;&quot; = '&quot;&amp;[.B30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30]&amp;&quot;,&quot;&amp;[.C30]&amp;&quot;,&quot;&amp;[.D30]&amp;&quot;,&quot;&amp;[.E30]&amp;&quot;,0,CURDATE(),CURDATE())&quot;&amp;IF(AND([.B30]&lt;&gt;INDIRECT(ADDRESS(ROW([.B30]) + 1;2));INDIRECT(ADDRESS(ROW([.A30]) + 1;1)) &gt; 0); &quot;;&quot;&amp;CHAR(13)&amp;CHAR(10)&amp;CHAR(13)&amp;CHAR(10)&amp;[.G$4];IF(INDIRECT(ADDRESS(ROW([.A30]) + 1;1)) &gt; 0;&quot;,&quot;;&quot;;&quot;))" office:value-type="string" office:string-value="(26,10,4,(select t.id from score_mapping_types t where t.code = '16'),0,CURDATE(),CURDATE()),">
            <text:p>(26,10,4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formula="of:=&quot;(select t.id from &quot;&amp;[.B$3]&amp;&quot; t where t.&quot;&amp;[.B$4]&amp;&quot; = '&quot;&amp;[.B31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31]&amp;&quot;,&quot;&amp;[.C31]&amp;&quot;,&quot;&amp;[.D31]&amp;&quot;,&quot;&amp;[.E31]&amp;&quot;,0,CURDATE(),CURDATE())&quot;&amp;IF(AND([.B31]&lt;&gt;INDIRECT(ADDRESS(ROW([.B31]) + 1;2));INDIRECT(ADDRESS(ROW([.A31]) + 1;1)) &gt; 0); &quot;;&quot;&amp;CHAR(13)&amp;CHAR(10)&amp;CHAR(13)&amp;CHAR(10)&amp;[.G$4];IF(INDIRECT(ADDRESS(ROW([.A31]) + 1;1)) &gt; 0;&quot;,&quot;;&quot;;&quot;))" office:value-type="string" office:string-value="(27,11,3,(select t.id from score_mapping_types t where t.code = '16'),0,CURDATE(),CURDATE()),">
            <text:p>(27,11,3,(select t.id from score_mapping_types t where t.code = '16'),0,CURDATE(),CURDATE()),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&quot;(select t.id from &quot;&amp;[.B$3]&amp;&quot; t where t.&quot;&amp;[.B$4]&amp;&quot; = '&quot;&amp;[.B32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32]&amp;&quot;,&quot;&amp;[.C32]&amp;&quot;,&quot;&amp;[.D32]&amp;&quot;,&quot;&amp;[.E32]&amp;&quot;,0,CURDATE(),CURDATE())&quot;&amp;IF(AND([.B32]&lt;&gt;INDIRECT(ADDRESS(ROW([.B32]) + 1;2));INDIRECT(ADDRESS(ROW([.A32]) + 1;1)) &gt; 0); &quot;;&quot;&amp;CHAR(13)&amp;CHAR(10)&amp;CHAR(13)&amp;CHAR(10)&amp;[.G$4];IF(INDIRECT(ADDRESS(ROW([.A32]) + 1;1)) &gt; 0;&quot;,&quot;;&quot;;&quot;))" office:value-type="string" office:string-value="(28,12,2,(select t.id from score_mapping_types t where t.code = '16'),0,CURDATE(),CURDATE()),">
            <text:p>(28,12,2,(select t.id from score_mapping_types t where t.code = '16'),0,CURDATE(),CURDATE()),</text:p>
          </table:table-cell>
          <table:table-cell table:number-columns-repeated="1017"/>
        </table:table-row>
        <table:table-row table:style-name="ro5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&quot;(select t.id from &quot;&amp;[.B$3]&amp;&quot; t where t.&quot;&amp;[.B$4]&amp;&quot; = '&quot;&amp;[.B33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33]&amp;&quot;,&quot;&amp;[.C33]&amp;&quot;,&quot;&amp;[.D33]&amp;&quot;,&quot;&amp;[.E33]&amp;&quot;,0,CURDATE(),CURDATE())&quot;&amp;IF(AND([.B33]&lt;&gt;INDIRECT(ADDRESS(ROW([.B33]) + 1;2));INDIRECT(ADDRESS(ROW([.A33]) + 1;1)) &gt; 0); &quot;;&quot;&amp;CHAR(13)&amp;CHAR(10)&amp;CHAR(13)&amp;CHAR(10)&amp;[.G$4];IF(INDIRECT(ADDRESS(ROW([.A33]) + 1;1)) &gt; 0;&quot;,&quot;;&quot;;&quot;))" office:value-type="string" office:string-value="(29,13,1,(select t.id from score_mapping_types t where t.code = '16'),0,CURDATE(),CURDATE());&#13;&#10;&#13;&#10;INSERT INTO score_mapping_type_rows (id,position,score,score_mapping_type_id,lock_version,created_at,updated_at) VALUES ">
            <text:p>(29,13,1,(select t.id from score_mapping_types t where t.code = '16'),0,CURDATE(),CURDATE());<text:line-break/><text:line-break/>INSERT INTO score_mapping_type_rows (id,position,score,score_mapping_type_id,lock_version,created_at,updated_at) VALUES 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&quot;(select t.id from &quot;&amp;[.B$3]&amp;&quot; t where t.&quot;&amp;[.B$4]&amp;&quot; = '&quot;&amp;[.B3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4]&amp;&quot;,&quot;&amp;[.C34]&amp;&quot;,&quot;&amp;[.D34]&amp;&quot;,&quot;&amp;[.E34]&amp;&quot;,0,CURDATE(),CURDATE())&quot;&amp;IF(AND([.B34]&lt;&gt;INDIRECT(ADDRESS(ROW([.B34]) + 1;2));INDIRECT(ADDRESS(ROW([.A34]) + 1;1)) &gt; 0); &quot;;&quot;&amp;CHAR(13)&amp;CHAR(10)&amp;CHAR(13)&amp;CHAR(10)&amp;[.G$4];IF(INDIRECT(ADDRESS(ROW([.A34]) + 1;1)) &gt; 0;&quot;,&quot;;&quot;;&quot;))" office:value-type="string" office:string-value="(30,1,100,(select t.id from score_mapping_types t where t.code = '100'),0,CURDATE(),CURDATE()),">
            <text:p>(30,1,10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table:formula="of:=&quot;(select t.id from &quot;&amp;[.B$3]&amp;&quot; t where t.&quot;&amp;[.B$4]&amp;&quot; = '&quot;&amp;[.B3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5]&amp;&quot;,&quot;&amp;[.C35]&amp;&quot;,&quot;&amp;[.D35]&amp;&quot;,&quot;&amp;[.E35]&amp;&quot;,0,CURDATE(),CURDATE())&quot;&amp;IF(AND([.B35]&lt;&gt;INDIRECT(ADDRESS(ROW([.B35]) + 1;2));INDIRECT(ADDRESS(ROW([.A35]) + 1;1)) &gt; 0); &quot;;&quot;&amp;CHAR(13)&amp;CHAR(10)&amp;CHAR(13)&amp;CHAR(10)&amp;[.G$4];IF(INDIRECT(ADDRESS(ROW([.A35]) + 1;1)) &gt; 0;&quot;,&quot;;&quot;;&quot;))" office:value-type="string" office:string-value="(31,2,90,(select t.id from score_mapping_types t where t.code = '100'),0,CURDATE(),CURDATE()),">
            <text:p>(31,2,9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table:formula="of:=&quot;(select t.id from &quot;&amp;[.B$3]&amp;&quot; t where t.&quot;&amp;[.B$4]&amp;&quot; = '&quot;&amp;[.B3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6]&amp;&quot;,&quot;&amp;[.C36]&amp;&quot;,&quot;&amp;[.D36]&amp;&quot;,&quot;&amp;[.E36]&amp;&quot;,0,CURDATE(),CURDATE())&quot;&amp;IF(AND([.B36]&lt;&gt;INDIRECT(ADDRESS(ROW([.B36]) + 1;2));INDIRECT(ADDRESS(ROW([.A36]) + 1;1)) &gt; 0); &quot;;&quot;&amp;CHAR(13)&amp;CHAR(10)&amp;CHAR(13)&amp;CHAR(10)&amp;[.G$4];IF(INDIRECT(ADDRESS(ROW([.A36]) + 1;1)) &gt; 0;&quot;,&quot;;&quot;;&quot;))" office:value-type="string" office:string-value="(32,3,80,(select t.id from score_mapping_types t where t.code = '100'),0,CURDATE(),CURDATE()),">
            <text:p>(32,3,8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table:formula="of:=&quot;(select t.id from &quot;&amp;[.B$3]&amp;&quot; t where t.&quot;&amp;[.B$4]&amp;&quot; = '&quot;&amp;[.B3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7]&amp;&quot;,&quot;&amp;[.C37]&amp;&quot;,&quot;&amp;[.D37]&amp;&quot;,&quot;&amp;[.E37]&amp;&quot;,0,CURDATE(),CURDATE())&quot;&amp;IF(AND([.B37]&lt;&gt;INDIRECT(ADDRESS(ROW([.B37]) + 1;2));INDIRECT(ADDRESS(ROW([.A37]) + 1;1)) &gt; 0); &quot;;&quot;&amp;CHAR(13)&amp;CHAR(10)&amp;CHAR(13)&amp;CHAR(10)&amp;[.G$4];IF(INDIRECT(ADDRESS(ROW([.A37]) + 1;1)) &gt; 0;&quot;,&quot;;&quot;;&quot;))" office:value-type="string" office:string-value="(33,4,70,(select t.id from score_mapping_types t where t.code = '100'),0,CURDATE(),CURDATE()),">
            <text:p>(33,4,7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table:formula="of:=&quot;(select t.id from &quot;&amp;[.B$3]&amp;&quot; t where t.&quot;&amp;[.B$4]&amp;&quot; = '&quot;&amp;[.B3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8]&amp;&quot;,&quot;&amp;[.C38]&amp;&quot;,&quot;&amp;[.D38]&amp;&quot;,&quot;&amp;[.E38]&amp;&quot;,0,CURDATE(),CURDATE())&quot;&amp;IF(AND([.B38]&lt;&gt;INDIRECT(ADDRESS(ROW([.B38]) + 1;2));INDIRECT(ADDRESS(ROW([.A38]) + 1;1)) &gt; 0); &quot;;&quot;&amp;CHAR(13)&amp;CHAR(10)&amp;CHAR(13)&amp;CHAR(10)&amp;[.G$4];IF(INDIRECT(ADDRESS(ROW([.A38]) + 1;1)) &gt; 0;&quot;,&quot;;&quot;;&quot;))" office:value-type="string" office:string-value="(34,5,60,(select t.id from score_mapping_types t where t.code = '100'),0,CURDATE(),CURDATE()),">
            <text:p>(34,5,6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&quot;(select t.id from &quot;&amp;[.B$3]&amp;&quot; t where t.&quot;&amp;[.B$4]&amp;&quot; = '&quot;&amp;[.B39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39]&amp;&quot;,&quot;&amp;[.C39]&amp;&quot;,&quot;&amp;[.D39]&amp;&quot;,&quot;&amp;[.E39]&amp;&quot;,0,CURDATE(),CURDATE())&quot;&amp;IF(AND([.B39]&lt;&gt;INDIRECT(ADDRESS(ROW([.B39]) + 1;2));INDIRECT(ADDRESS(ROW([.A39]) + 1;1)) &gt; 0); &quot;;&quot;&amp;CHAR(13)&amp;CHAR(10)&amp;CHAR(13)&amp;CHAR(10)&amp;[.G$4];IF(INDIRECT(ADDRESS(ROW([.A39]) + 1;1)) &gt; 0;&quot;,&quot;;&quot;;&quot;))" office:value-type="string" office:string-value="(35,6,50,(select t.id from score_mapping_types t where t.code = '100'),0,CURDATE(),CURDATE()),">
            <text:p>(35,6,5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table:formula="of:=&quot;(select t.id from &quot;&amp;[.B$3]&amp;&quot; t where t.&quot;&amp;[.B$4]&amp;&quot; = '&quot;&amp;[.B40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0]&amp;&quot;,&quot;&amp;[.C40]&amp;&quot;,&quot;&amp;[.D40]&amp;&quot;,&quot;&amp;[.E40]&amp;&quot;,0,CURDATE(),CURDATE())&quot;&amp;IF(AND([.B40]&lt;&gt;INDIRECT(ADDRESS(ROW([.B40]) + 1;2));INDIRECT(ADDRESS(ROW([.A40]) + 1;1)) &gt; 0); &quot;;&quot;&amp;CHAR(13)&amp;CHAR(10)&amp;CHAR(13)&amp;CHAR(10)&amp;[.G$4];IF(INDIRECT(ADDRESS(ROW([.A40]) + 1;1)) &gt; 0;&quot;,&quot;;&quot;;&quot;))" office:value-type="string" office:string-value="(36,7,49,(select t.id from score_mapping_types t where t.code = '100'),0,CURDATE(),CURDATE()),">
            <text:p>(36,7,49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table:formula="of:=&quot;(select t.id from &quot;&amp;[.B$3]&amp;&quot; t where t.&quot;&amp;[.B$4]&amp;&quot; = '&quot;&amp;[.B41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1]&amp;&quot;,&quot;&amp;[.C41]&amp;&quot;,&quot;&amp;[.D41]&amp;&quot;,&quot;&amp;[.E41]&amp;&quot;,0,CURDATE(),CURDATE())&quot;&amp;IF(AND([.B41]&lt;&gt;INDIRECT(ADDRESS(ROW([.B41]) + 1;2));INDIRECT(ADDRESS(ROW([.A41]) + 1;1)) &gt; 0); &quot;;&quot;&amp;CHAR(13)&amp;CHAR(10)&amp;CHAR(13)&amp;CHAR(10)&amp;[.G$4];IF(INDIRECT(ADDRESS(ROW([.A41]) + 1;1)) &gt; 0;&quot;,&quot;;&quot;;&quot;))" office:value-type="string" office:string-value="(37,8,48,(select t.id from score_mapping_types t where t.code = '100'),0,CURDATE(),CURDATE()),">
            <text:p>(37,8,48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table:formula="of:=&quot;(select t.id from &quot;&amp;[.B$3]&amp;&quot; t where t.&quot;&amp;[.B$4]&amp;&quot; = '&quot;&amp;[.B42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2]&amp;&quot;,&quot;&amp;[.C42]&amp;&quot;,&quot;&amp;[.D42]&amp;&quot;,&quot;&amp;[.E42]&amp;&quot;,0,CURDATE(),CURDATE())&quot;&amp;IF(AND([.B42]&lt;&gt;INDIRECT(ADDRESS(ROW([.B42]) + 1;2));INDIRECT(ADDRESS(ROW([.A42]) + 1;1)) &gt; 0); &quot;;&quot;&amp;CHAR(13)&amp;CHAR(10)&amp;CHAR(13)&amp;CHAR(10)&amp;[.G$4];IF(INDIRECT(ADDRESS(ROW([.A42]) + 1;1)) &gt; 0;&quot;,&quot;;&quot;;&quot;))" office:value-type="string" office:string-value="(38,9,47,(select t.id from score_mapping_types t where t.code = '100'),0,CURDATE(),CURDATE()),">
            <text:p>(38,9,47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table:formula="of:=&quot;(select t.id from &quot;&amp;[.B$3]&amp;&quot; t where t.&quot;&amp;[.B$4]&amp;&quot; = '&quot;&amp;[.B43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3]&amp;&quot;,&quot;&amp;[.C43]&amp;&quot;,&quot;&amp;[.D43]&amp;&quot;,&quot;&amp;[.E43]&amp;&quot;,0,CURDATE(),CURDATE())&quot;&amp;IF(AND([.B43]&lt;&gt;INDIRECT(ADDRESS(ROW([.B43]) + 1;2));INDIRECT(ADDRESS(ROW([.A43]) + 1;1)) &gt; 0); &quot;;&quot;&amp;CHAR(13)&amp;CHAR(10)&amp;CHAR(13)&amp;CHAR(10)&amp;[.G$4];IF(INDIRECT(ADDRESS(ROW([.A43]) + 1;1)) &gt; 0;&quot;,&quot;;&quot;;&quot;))" office:value-type="string" office:string-value="(39,10,46,(select t.id from score_mapping_types t where t.code = '100'),0,CURDATE(),CURDATE()),">
            <text:p>(39,10,46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&quot;(select t.id from &quot;&amp;[.B$3]&amp;&quot; t where t.&quot;&amp;[.B$4]&amp;&quot; = '&quot;&amp;[.B4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4]&amp;&quot;,&quot;&amp;[.C44]&amp;&quot;,&quot;&amp;[.D44]&amp;&quot;,&quot;&amp;[.E44]&amp;&quot;,0,CURDATE(),CURDATE())&quot;&amp;IF(AND([.B44]&lt;&gt;INDIRECT(ADDRESS(ROW([.B44]) + 1;2));INDIRECT(ADDRESS(ROW([.A44]) + 1;1)) &gt; 0); &quot;;&quot;&amp;CHAR(13)&amp;CHAR(10)&amp;CHAR(13)&amp;CHAR(10)&amp;[.G$4];IF(INDIRECT(ADDRESS(ROW([.A44]) + 1;1)) &gt; 0;&quot;,&quot;;&quot;;&quot;))" office:value-type="string" office:string-value="(40,11,45,(select t.id from score_mapping_types t where t.code = '100'),0,CURDATE(),CURDATE()),">
            <text:p>(40,11,45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table:formula="of:=&quot;(select t.id from &quot;&amp;[.B$3]&amp;&quot; t where t.&quot;&amp;[.B$4]&amp;&quot; = '&quot;&amp;[.B4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5]&amp;&quot;,&quot;&amp;[.C45]&amp;&quot;,&quot;&amp;[.D45]&amp;&quot;,&quot;&amp;[.E45]&amp;&quot;,0,CURDATE(),CURDATE())&quot;&amp;IF(AND([.B45]&lt;&gt;INDIRECT(ADDRESS(ROW([.B45]) + 1;2));INDIRECT(ADDRESS(ROW([.A45]) + 1;1)) &gt; 0); &quot;;&quot;&amp;CHAR(13)&amp;CHAR(10)&amp;CHAR(13)&amp;CHAR(10)&amp;[.G$4];IF(INDIRECT(ADDRESS(ROW([.A45]) + 1;1)) &gt; 0;&quot;,&quot;;&quot;;&quot;))" office:value-type="string" office:string-value="(41,12,44,(select t.id from score_mapping_types t where t.code = '100'),0,CURDATE(),CURDATE()),">
            <text:p>(41,12,44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table:formula="of:=&quot;(select t.id from &quot;&amp;[.B$3]&amp;&quot; t where t.&quot;&amp;[.B$4]&amp;&quot; = '&quot;&amp;[.B4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6]&amp;&quot;,&quot;&amp;[.C46]&amp;&quot;,&quot;&amp;[.D46]&amp;&quot;,&quot;&amp;[.E46]&amp;&quot;,0,CURDATE(),CURDATE())&quot;&amp;IF(AND([.B46]&lt;&gt;INDIRECT(ADDRESS(ROW([.B46]) + 1;2));INDIRECT(ADDRESS(ROW([.A46]) + 1;1)) &gt; 0); &quot;;&quot;&amp;CHAR(13)&amp;CHAR(10)&amp;CHAR(13)&amp;CHAR(10)&amp;[.G$4];IF(INDIRECT(ADDRESS(ROW([.A46]) + 1;1)) &gt; 0;&quot;,&quot;;&quot;;&quot;))" office:value-type="string" office:string-value="(42,13,43,(select t.id from score_mapping_types t where t.code = '100'),0,CURDATE(),CURDATE()),">
            <text:p>(42,13,43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42">
            <text:p>42</text:p>
          </table:table-cell>
          <table:table-cell table:formula="of:=&quot;(select t.id from &quot;&amp;[.B$3]&amp;&quot; t where t.&quot;&amp;[.B$4]&amp;&quot; = '&quot;&amp;[.B4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7]&amp;&quot;,&quot;&amp;[.C47]&amp;&quot;,&quot;&amp;[.D47]&amp;&quot;,&quot;&amp;[.E47]&amp;&quot;,0,CURDATE(),CURDATE())&quot;&amp;IF(AND([.B47]&lt;&gt;INDIRECT(ADDRESS(ROW([.B47]) + 1;2));INDIRECT(ADDRESS(ROW([.A47]) + 1;1)) &gt; 0); &quot;;&quot;&amp;CHAR(13)&amp;CHAR(10)&amp;CHAR(13)&amp;CHAR(10)&amp;[.G$4];IF(INDIRECT(ADDRESS(ROW([.A47]) + 1;1)) &gt; 0;&quot;,&quot;;&quot;;&quot;))" office:value-type="string" office:string-value="(43,14,42,(select t.id from score_mapping_types t where t.code = '100'),0,CURDATE(),CURDATE()),">
            <text:p>(43,14,42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table:formula="of:=&quot;(select t.id from &quot;&amp;[.B$3]&amp;&quot; t where t.&quot;&amp;[.B$4]&amp;&quot; = '&quot;&amp;[.B4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8]&amp;&quot;,&quot;&amp;[.C48]&amp;&quot;,&quot;&amp;[.D48]&amp;&quot;,&quot;&amp;[.E48]&amp;&quot;,0,CURDATE(),CURDATE())&quot;&amp;IF(AND([.B48]&lt;&gt;INDIRECT(ADDRESS(ROW([.B48]) + 1;2));INDIRECT(ADDRESS(ROW([.A48]) + 1;1)) &gt; 0); &quot;;&quot;&amp;CHAR(13)&amp;CHAR(10)&amp;CHAR(13)&amp;CHAR(10)&amp;[.G$4];IF(INDIRECT(ADDRESS(ROW([.A48]) + 1;1)) &gt; 0;&quot;,&quot;;&quot;;&quot;))" office:value-type="string" office:string-value="(44,15,41,(select t.id from score_mapping_types t where t.code = '100'),0,CURDATE(),CURDATE()),">
            <text:p>(44,15,41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table:formula="of:=&quot;(select t.id from &quot;&amp;[.B$3]&amp;&quot; t where t.&quot;&amp;[.B$4]&amp;&quot; = '&quot;&amp;[.B49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49]&amp;&quot;,&quot;&amp;[.C49]&amp;&quot;,&quot;&amp;[.D49]&amp;&quot;,&quot;&amp;[.E49]&amp;&quot;,0,CURDATE(),CURDATE())&quot;&amp;IF(AND([.B49]&lt;&gt;INDIRECT(ADDRESS(ROW([.B49]) + 1;2));INDIRECT(ADDRESS(ROW([.A49]) + 1;1)) &gt; 0); &quot;;&quot;&amp;CHAR(13)&amp;CHAR(10)&amp;CHAR(13)&amp;CHAR(10)&amp;[.G$4];IF(INDIRECT(ADDRESS(ROW([.A49]) + 1;1)) &gt; 0;&quot;,&quot;;&quot;;&quot;))" office:value-type="string" office:string-value="(45,16,40,(select t.id from score_mapping_types t where t.code = '100'),0,CURDATE(),CURDATE()),">
            <text:p>(45,16,4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table:formula="of:=&quot;(select t.id from &quot;&amp;[.B$3]&amp;&quot; t where t.&quot;&amp;[.B$4]&amp;&quot; = '&quot;&amp;[.B50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0]&amp;&quot;,&quot;&amp;[.C50]&amp;&quot;,&quot;&amp;[.D50]&amp;&quot;,&quot;&amp;[.E50]&amp;&quot;,0,CURDATE(),CURDATE())&quot;&amp;IF(AND([.B50]&lt;&gt;INDIRECT(ADDRESS(ROW([.B50]) + 1;2));INDIRECT(ADDRESS(ROW([.A50]) + 1;1)) &gt; 0); &quot;;&quot;&amp;CHAR(13)&amp;CHAR(10)&amp;CHAR(13)&amp;CHAR(10)&amp;[.G$4];IF(INDIRECT(ADDRESS(ROW([.A50]) + 1;1)) &gt; 0;&quot;,&quot;;&quot;;&quot;))" office:value-type="string" office:string-value="(46,17,39,(select t.id from score_mapping_types t where t.code = '100'),0,CURDATE(),CURDATE()),">
            <text:p>(46,17,39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table:formula="of:=&quot;(select t.id from &quot;&amp;[.B$3]&amp;&quot; t where t.&quot;&amp;[.B$4]&amp;&quot; = '&quot;&amp;[.B51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1]&amp;&quot;,&quot;&amp;[.C51]&amp;&quot;,&quot;&amp;[.D51]&amp;&quot;,&quot;&amp;[.E51]&amp;&quot;,0,CURDATE(),CURDATE())&quot;&amp;IF(AND([.B51]&lt;&gt;INDIRECT(ADDRESS(ROW([.B51]) + 1;2));INDIRECT(ADDRESS(ROW([.A51]) + 1;1)) &gt; 0); &quot;;&quot;&amp;CHAR(13)&amp;CHAR(10)&amp;CHAR(13)&amp;CHAR(10)&amp;[.G$4];IF(INDIRECT(ADDRESS(ROW([.A51]) + 1;1)) &gt; 0;&quot;,&quot;;&quot;;&quot;))" office:value-type="string" office:string-value="(47,18,38,(select t.id from score_mapping_types t where t.code = '100'),0,CURDATE(),CURDATE()),">
            <text:p>(47,18,38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table:formula="of:=&quot;(select t.id from &quot;&amp;[.B$3]&amp;&quot; t where t.&quot;&amp;[.B$4]&amp;&quot; = '&quot;&amp;[.B52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2]&amp;&quot;,&quot;&amp;[.C52]&amp;&quot;,&quot;&amp;[.D52]&amp;&quot;,&quot;&amp;[.E52]&amp;&quot;,0,CURDATE(),CURDATE())&quot;&amp;IF(AND([.B52]&lt;&gt;INDIRECT(ADDRESS(ROW([.B52]) + 1;2));INDIRECT(ADDRESS(ROW([.A52]) + 1;1)) &gt; 0); &quot;;&quot;&amp;CHAR(13)&amp;CHAR(10)&amp;CHAR(13)&amp;CHAR(10)&amp;[.G$4];IF(INDIRECT(ADDRESS(ROW([.A52]) + 1;1)) &gt; 0;&quot;,&quot;;&quot;;&quot;))" office:value-type="string" office:string-value="(48,19,37,(select t.id from score_mapping_types t where t.code = '100'),0,CURDATE(),CURDATE()),">
            <text:p>(48,19,37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&quot;(select t.id from &quot;&amp;[.B$3]&amp;&quot; t where t.&quot;&amp;[.B$4]&amp;&quot; = '&quot;&amp;[.B53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3]&amp;&quot;,&quot;&amp;[.C53]&amp;&quot;,&quot;&amp;[.D53]&amp;&quot;,&quot;&amp;[.E53]&amp;&quot;,0,CURDATE(),CURDATE())&quot;&amp;IF(AND([.B53]&lt;&gt;INDIRECT(ADDRESS(ROW([.B53]) + 1;2));INDIRECT(ADDRESS(ROW([.A53]) + 1;1)) &gt; 0); &quot;;&quot;&amp;CHAR(13)&amp;CHAR(10)&amp;CHAR(13)&amp;CHAR(10)&amp;[.G$4];IF(INDIRECT(ADDRESS(ROW([.A53]) + 1;1)) &gt; 0;&quot;,&quot;;&quot;;&quot;))" office:value-type="string" office:string-value="(49,20,36,(select t.id from score_mapping_types t where t.code = '100'),0,CURDATE(),CURDATE()),">
            <text:p>(49,20,36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table:formula="of:=&quot;(select t.id from &quot;&amp;[.B$3]&amp;&quot; t where t.&quot;&amp;[.B$4]&amp;&quot; = '&quot;&amp;[.B5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4]&amp;&quot;,&quot;&amp;[.C54]&amp;&quot;,&quot;&amp;[.D54]&amp;&quot;,&quot;&amp;[.E54]&amp;&quot;,0,CURDATE(),CURDATE())&quot;&amp;IF(AND([.B54]&lt;&gt;INDIRECT(ADDRESS(ROW([.B54]) + 1;2));INDIRECT(ADDRESS(ROW([.A54]) + 1;1)) &gt; 0); &quot;;&quot;&amp;CHAR(13)&amp;CHAR(10)&amp;CHAR(13)&amp;CHAR(10)&amp;[.G$4];IF(INDIRECT(ADDRESS(ROW([.A54]) + 1;1)) &gt; 0;&quot;,&quot;;&quot;;&quot;))" office:value-type="string" office:string-value="(50,21,35,(select t.id from score_mapping_types t where t.code = '100'),0,CURDATE(),CURDATE()),">
            <text:p>(50,21,35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table:formula="of:=&quot;(select t.id from &quot;&amp;[.B$3]&amp;&quot; t where t.&quot;&amp;[.B$4]&amp;&quot; = '&quot;&amp;[.B5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5]&amp;&quot;,&quot;&amp;[.C55]&amp;&quot;,&quot;&amp;[.D55]&amp;&quot;,&quot;&amp;[.E55]&amp;&quot;,0,CURDATE(),CURDATE())&quot;&amp;IF(AND([.B55]&lt;&gt;INDIRECT(ADDRESS(ROW([.B55]) + 1;2));INDIRECT(ADDRESS(ROW([.A55]) + 1;1)) &gt; 0); &quot;;&quot;&amp;CHAR(13)&amp;CHAR(10)&amp;CHAR(13)&amp;CHAR(10)&amp;[.G$4];IF(INDIRECT(ADDRESS(ROW([.A55]) + 1;1)) &gt; 0;&quot;,&quot;;&quot;;&quot;))" office:value-type="string" office:string-value="(51,22,34,(select t.id from score_mapping_types t where t.code = '100'),0,CURDATE(),CURDATE()),">
            <text:p>(51,22,34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formula="of:=&quot;(select t.id from &quot;&amp;[.B$3]&amp;&quot; t where t.&quot;&amp;[.B$4]&amp;&quot; = '&quot;&amp;[.B5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6]&amp;&quot;,&quot;&amp;[.C56]&amp;&quot;,&quot;&amp;[.D56]&amp;&quot;,&quot;&amp;[.E56]&amp;&quot;,0,CURDATE(),CURDATE())&quot;&amp;IF(AND([.B56]&lt;&gt;INDIRECT(ADDRESS(ROW([.B56]) + 1;2));INDIRECT(ADDRESS(ROW([.A56]) + 1;1)) &gt; 0); &quot;;&quot;&amp;CHAR(13)&amp;CHAR(10)&amp;CHAR(13)&amp;CHAR(10)&amp;[.G$4];IF(INDIRECT(ADDRESS(ROW([.A56]) + 1;1)) &gt; 0;&quot;,&quot;;&quot;;&quot;))" office:value-type="string" office:string-value="(52,23,33,(select t.id from score_mapping_types t where t.code = '100'),0,CURDATE(),CURDATE()),">
            <text:p>(52,23,33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formula="of:=&quot;(select t.id from &quot;&amp;[.B$3]&amp;&quot; t where t.&quot;&amp;[.B$4]&amp;&quot; = '&quot;&amp;[.B5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7]&amp;&quot;,&quot;&amp;[.C57]&amp;&quot;,&quot;&amp;[.D57]&amp;&quot;,&quot;&amp;[.E57]&amp;&quot;,0,CURDATE(),CURDATE())&quot;&amp;IF(AND([.B57]&lt;&gt;INDIRECT(ADDRESS(ROW([.B57]) + 1;2));INDIRECT(ADDRESS(ROW([.A57]) + 1;1)) &gt; 0); &quot;;&quot;&amp;CHAR(13)&amp;CHAR(10)&amp;CHAR(13)&amp;CHAR(10)&amp;[.G$4];IF(INDIRECT(ADDRESS(ROW([.A57]) + 1;1)) &gt; 0;&quot;,&quot;;&quot;;&quot;))" office:value-type="string" office:string-value="(53,24,32,(select t.id from score_mapping_types t where t.code = '100'),0,CURDATE(),CURDATE()),">
            <text:p>(53,24,32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table:formula="of:=&quot;(select t.id from &quot;&amp;[.B$3]&amp;&quot; t where t.&quot;&amp;[.B$4]&amp;&quot; = '&quot;&amp;[.B5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8]&amp;&quot;,&quot;&amp;[.C58]&amp;&quot;,&quot;&amp;[.D58]&amp;&quot;,&quot;&amp;[.E58]&amp;&quot;,0,CURDATE(),CURDATE())&quot;&amp;IF(AND([.B58]&lt;&gt;INDIRECT(ADDRESS(ROW([.B58]) + 1;2));INDIRECT(ADDRESS(ROW([.A58]) + 1;1)) &gt; 0); &quot;;&quot;&amp;CHAR(13)&amp;CHAR(10)&amp;CHAR(13)&amp;CHAR(10)&amp;[.G$4];IF(INDIRECT(ADDRESS(ROW([.A58]) + 1;1)) &gt; 0;&quot;,&quot;;&quot;;&quot;))" office:value-type="string" office:string-value="(54,25,31,(select t.id from score_mapping_types t where t.code = '100'),0,CURDATE(),CURDATE()),">
            <text:p>(54,25,31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59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59]&amp;&quot;,&quot;&amp;[.C59]&amp;&quot;,&quot;&amp;[.D59]&amp;&quot;,&quot;&amp;[.E59]&amp;&quot;,0,CURDATE(),CURDATE())&quot;&amp;IF(AND([.B59]&lt;&gt;INDIRECT(ADDRESS(ROW([.B59]) + 1;2));INDIRECT(ADDRESS(ROW([.A59]) + 1;1)) &gt; 0); &quot;;&quot;&amp;CHAR(13)&amp;CHAR(10)&amp;CHAR(13)&amp;CHAR(10)&amp;[.G$4];IF(INDIRECT(ADDRESS(ROW([.A59]) + 1;1)) &gt; 0;&quot;,&quot;;&quot;;&quot;))" office:value-type="string" office:string-value="(55,26,30,(select t.id from score_mapping_types t where t.code = '100'),0,CURDATE(),CURDATE()),">
            <text:p>(55,26,3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&quot;(select t.id from &quot;&amp;[.B$3]&amp;&quot; t where t.&quot;&amp;[.B$4]&amp;&quot; = '&quot;&amp;[.B60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0]&amp;&quot;,&quot;&amp;[.C60]&amp;&quot;,&quot;&amp;[.D60]&amp;&quot;,&quot;&amp;[.E60]&amp;&quot;,0,CURDATE(),CURDATE())&quot;&amp;IF(AND([.B60]&lt;&gt;INDIRECT(ADDRESS(ROW([.B60]) + 1;2));INDIRECT(ADDRESS(ROW([.A60]) + 1;1)) &gt; 0); &quot;;&quot;&amp;CHAR(13)&amp;CHAR(10)&amp;CHAR(13)&amp;CHAR(10)&amp;[.G$4];IF(INDIRECT(ADDRESS(ROW([.A60]) + 1;1)) &gt; 0;&quot;,&quot;;&quot;;&quot;))" office:value-type="string" office:string-value="(56,27,29,(select t.id from score_mapping_types t where t.code = '100'),0,CURDATE(),CURDATE()),">
            <text:p>(56,27,29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table:formula="of:=&quot;(select t.id from &quot;&amp;[.B$3]&amp;&quot; t where t.&quot;&amp;[.B$4]&amp;&quot; = '&quot;&amp;[.B61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1]&amp;&quot;,&quot;&amp;[.C61]&amp;&quot;,&quot;&amp;[.D61]&amp;&quot;,&quot;&amp;[.E61]&amp;&quot;,0,CURDATE(),CURDATE())&quot;&amp;IF(AND([.B61]&lt;&gt;INDIRECT(ADDRESS(ROW([.B61]) + 1;2));INDIRECT(ADDRESS(ROW([.A61]) + 1;1)) &gt; 0); &quot;;&quot;&amp;CHAR(13)&amp;CHAR(10)&amp;CHAR(13)&amp;CHAR(10)&amp;[.G$4];IF(INDIRECT(ADDRESS(ROW([.A61]) + 1;1)) &gt; 0;&quot;,&quot;;&quot;;&quot;))" office:value-type="string" office:string-value="(57,28,28,(select t.id from score_mapping_types t where t.code = '100'),0,CURDATE(),CURDATE()),">
            <text:p>(57,28,28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&quot;(select t.id from &quot;&amp;[.B$3]&amp;&quot; t where t.&quot;&amp;[.B$4]&amp;&quot; = '&quot;&amp;[.B62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2]&amp;&quot;,&quot;&amp;[.C62]&amp;&quot;,&quot;&amp;[.D62]&amp;&quot;,&quot;&amp;[.E62]&amp;&quot;,0,CURDATE(),CURDATE())&quot;&amp;IF(AND([.B62]&lt;&gt;INDIRECT(ADDRESS(ROW([.B62]) + 1;2));INDIRECT(ADDRESS(ROW([.A62]) + 1;1)) &gt; 0); &quot;;&quot;&amp;CHAR(13)&amp;CHAR(10)&amp;CHAR(13)&amp;CHAR(10)&amp;[.G$4];IF(INDIRECT(ADDRESS(ROW([.A62]) + 1;1)) &gt; 0;&quot;,&quot;;&quot;;&quot;))" office:value-type="string" office:string-value="(58,29,27,(select t.id from score_mapping_types t where t.code = '100'),0,CURDATE(),CURDATE()),">
            <text:p>(58,29,27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formula="of:=&quot;(select t.id from &quot;&amp;[.B$3]&amp;&quot; t where t.&quot;&amp;[.B$4]&amp;&quot; = '&quot;&amp;[.B63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3]&amp;&quot;,&quot;&amp;[.C63]&amp;&quot;,&quot;&amp;[.D63]&amp;&quot;,&quot;&amp;[.E63]&amp;&quot;,0,CURDATE(),CURDATE())&quot;&amp;IF(AND([.B63]&lt;&gt;INDIRECT(ADDRESS(ROW([.B63]) + 1;2));INDIRECT(ADDRESS(ROW([.A63]) + 1;1)) &gt; 0); &quot;;&quot;&amp;CHAR(13)&amp;CHAR(10)&amp;CHAR(13)&amp;CHAR(10)&amp;[.G$4];IF(INDIRECT(ADDRESS(ROW([.A63]) + 1;1)) &gt; 0;&quot;,&quot;;&quot;;&quot;))" office:value-type="string" office:string-value="(59,30,26,(select t.id from score_mapping_types t where t.code = '100'),0,CURDATE(),CURDATE()),">
            <text:p>(59,30,26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table:formula="of:=&quot;(select t.id from &quot;&amp;[.B$3]&amp;&quot; t where t.&quot;&amp;[.B$4]&amp;&quot; = '&quot;&amp;[.B6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4]&amp;&quot;,&quot;&amp;[.C64]&amp;&quot;,&quot;&amp;[.D64]&amp;&quot;,&quot;&amp;[.E64]&amp;&quot;,0,CURDATE(),CURDATE())&quot;&amp;IF(AND([.B64]&lt;&gt;INDIRECT(ADDRESS(ROW([.B64]) + 1;2));INDIRECT(ADDRESS(ROW([.A64]) + 1;1)) &gt; 0); &quot;;&quot;&amp;CHAR(13)&amp;CHAR(10)&amp;CHAR(13)&amp;CHAR(10)&amp;[.G$4];IF(INDIRECT(ADDRESS(ROW([.A64]) + 1;1)) &gt; 0;&quot;,&quot;;&quot;;&quot;))" office:value-type="string" office:string-value="(60,31,25,(select t.id from score_mapping_types t where t.code = '100'),0,CURDATE(),CURDATE()),">
            <text:p>(60,31,25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table:formula="of:=&quot;(select t.id from &quot;&amp;[.B$3]&amp;&quot; t where t.&quot;&amp;[.B$4]&amp;&quot; = '&quot;&amp;[.B6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5]&amp;&quot;,&quot;&amp;[.C65]&amp;&quot;,&quot;&amp;[.D65]&amp;&quot;,&quot;&amp;[.E65]&amp;&quot;,0,CURDATE(),CURDATE())&quot;&amp;IF(AND([.B65]&lt;&gt;INDIRECT(ADDRESS(ROW([.B65]) + 1;2));INDIRECT(ADDRESS(ROW([.A65]) + 1;1)) &gt; 0); &quot;;&quot;&amp;CHAR(13)&amp;CHAR(10)&amp;CHAR(13)&amp;CHAR(10)&amp;[.G$4];IF(INDIRECT(ADDRESS(ROW([.A65]) + 1;1)) &gt; 0;&quot;,&quot;;&quot;;&quot;))" office:value-type="string" office:string-value="(61,32,24,(select t.id from score_mapping_types t where t.code = '100'),0,CURDATE(),CURDATE()),">
            <text:p>(61,32,24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&quot;(select t.id from &quot;&amp;[.B$3]&amp;&quot; t where t.&quot;&amp;[.B$4]&amp;&quot; = '&quot;&amp;[.B6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6]&amp;&quot;,&quot;&amp;[.C66]&amp;&quot;,&quot;&amp;[.D66]&amp;&quot;,&quot;&amp;[.E66]&amp;&quot;,0,CURDATE(),CURDATE())&quot;&amp;IF(AND([.B66]&lt;&gt;INDIRECT(ADDRESS(ROW([.B66]) + 1;2));INDIRECT(ADDRESS(ROW([.A66]) + 1;1)) &gt; 0); &quot;;&quot;&amp;CHAR(13)&amp;CHAR(10)&amp;CHAR(13)&amp;CHAR(10)&amp;[.G$4];IF(INDIRECT(ADDRESS(ROW([.A66]) + 1;1)) &gt; 0;&quot;,&quot;;&quot;;&quot;))" office:value-type="string" office:string-value="(62,33,23,(select t.id from score_mapping_types t where t.code = '100'),0,CURDATE(),CURDATE()),">
            <text:p>(62,33,23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formula="of:=&quot;(select t.id from &quot;&amp;[.B$3]&amp;&quot; t where t.&quot;&amp;[.B$4]&amp;&quot; = '&quot;&amp;[.B6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7]&amp;&quot;,&quot;&amp;[.C67]&amp;&quot;,&quot;&amp;[.D67]&amp;&quot;,&quot;&amp;[.E67]&amp;&quot;,0,CURDATE(),CURDATE())&quot;&amp;IF(AND([.B67]&lt;&gt;INDIRECT(ADDRESS(ROW([.B67]) + 1;2));INDIRECT(ADDRESS(ROW([.A67]) + 1;1)) &gt; 0); &quot;;&quot;&amp;CHAR(13)&amp;CHAR(10)&amp;CHAR(13)&amp;CHAR(10)&amp;[.G$4];IF(INDIRECT(ADDRESS(ROW([.A67]) + 1;1)) &gt; 0;&quot;,&quot;;&quot;;&quot;))" office:value-type="string" office:string-value="(63,34,22,(select t.id from score_mapping_types t where t.code = '100'),0,CURDATE(),CURDATE()),">
            <text:p>(63,34,22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formula="of:=&quot;(select t.id from &quot;&amp;[.B$3]&amp;&quot; t where t.&quot;&amp;[.B$4]&amp;&quot; = '&quot;&amp;[.B6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8]&amp;&quot;,&quot;&amp;[.C68]&amp;&quot;,&quot;&amp;[.D68]&amp;&quot;,&quot;&amp;[.E68]&amp;&quot;,0,CURDATE(),CURDATE())&quot;&amp;IF(AND([.B68]&lt;&gt;INDIRECT(ADDRESS(ROW([.B68]) + 1;2));INDIRECT(ADDRESS(ROW([.A68]) + 1;1)) &gt; 0); &quot;;&quot;&amp;CHAR(13)&amp;CHAR(10)&amp;CHAR(13)&amp;CHAR(10)&amp;[.G$4];IF(INDIRECT(ADDRESS(ROW([.A68]) + 1;1)) &gt; 0;&quot;,&quot;;&quot;;&quot;))" office:value-type="string" office:string-value="(64,35,21,(select t.id from score_mapping_types t where t.code = '100'),0,CURDATE(),CURDATE()),">
            <text:p>(64,35,21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&quot;(select t.id from &quot;&amp;[.B$3]&amp;&quot; t where t.&quot;&amp;[.B$4]&amp;&quot; = '&quot;&amp;[.B69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69]&amp;&quot;,&quot;&amp;[.C69]&amp;&quot;,&quot;&amp;[.D69]&amp;&quot;,&quot;&amp;[.E69]&amp;&quot;,0,CURDATE(),CURDATE())&quot;&amp;IF(AND([.B69]&lt;&gt;INDIRECT(ADDRESS(ROW([.B69]) + 1;2));INDIRECT(ADDRESS(ROW([.A69]) + 1;1)) &gt; 0); &quot;;&quot;&amp;CHAR(13)&amp;CHAR(10)&amp;CHAR(13)&amp;CHAR(10)&amp;[.G$4];IF(INDIRECT(ADDRESS(ROW([.A69]) + 1;1)) &gt; 0;&quot;,&quot;;&quot;;&quot;))" office:value-type="string" office:string-value="(65,36,20,(select t.id from score_mapping_types t where t.code = '100'),0,CURDATE(),CURDATE()),">
            <text:p>(65,36,2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table:formula="of:=&quot;(select t.id from &quot;&amp;[.B$3]&amp;&quot; t where t.&quot;&amp;[.B$4]&amp;&quot; = '&quot;&amp;[.B70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0]&amp;&quot;,&quot;&amp;[.C70]&amp;&quot;,&quot;&amp;[.D70]&amp;&quot;,&quot;&amp;[.E70]&amp;&quot;,0,CURDATE(),CURDATE())&quot;&amp;IF(AND([.B70]&lt;&gt;INDIRECT(ADDRESS(ROW([.B70]) + 1;2));INDIRECT(ADDRESS(ROW([.A70]) + 1;1)) &gt; 0); &quot;;&quot;&amp;CHAR(13)&amp;CHAR(10)&amp;CHAR(13)&amp;CHAR(10)&amp;[.G$4];IF(INDIRECT(ADDRESS(ROW([.A70]) + 1;1)) &gt; 0;&quot;,&quot;;&quot;;&quot;))" office:value-type="string" office:string-value="(66,37,19,(select t.id from score_mapping_types t where t.code = '100'),0,CURDATE(),CURDATE()),">
            <text:p>(66,37,19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table:formula="of:=&quot;(select t.id from &quot;&amp;[.B$3]&amp;&quot; t where t.&quot;&amp;[.B$4]&amp;&quot; = '&quot;&amp;[.B71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1]&amp;&quot;,&quot;&amp;[.C71]&amp;&quot;,&quot;&amp;[.D71]&amp;&quot;,&quot;&amp;[.E71]&amp;&quot;,0,CURDATE(),CURDATE())&quot;&amp;IF(AND([.B71]&lt;&gt;INDIRECT(ADDRESS(ROW([.B71]) + 1;2));INDIRECT(ADDRESS(ROW([.A71]) + 1;1)) &gt; 0); &quot;;&quot;&amp;CHAR(13)&amp;CHAR(10)&amp;CHAR(13)&amp;CHAR(10)&amp;[.G$4];IF(INDIRECT(ADDRESS(ROW([.A71]) + 1;1)) &gt; 0;&quot;,&quot;;&quot;;&quot;))" office:value-type="string" office:string-value="(67,38,18,(select t.id from score_mapping_types t where t.code = '100'),0,CURDATE(),CURDATE()),">
            <text:p>(67,38,18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table:formula="of:=&quot;(select t.id from &quot;&amp;[.B$3]&amp;&quot; t where t.&quot;&amp;[.B$4]&amp;&quot; = '&quot;&amp;[.B72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2]&amp;&quot;,&quot;&amp;[.C72]&amp;&quot;,&quot;&amp;[.D72]&amp;&quot;,&quot;&amp;[.E72]&amp;&quot;,0,CURDATE(),CURDATE())&quot;&amp;IF(AND([.B72]&lt;&gt;INDIRECT(ADDRESS(ROW([.B72]) + 1;2));INDIRECT(ADDRESS(ROW([.A72]) + 1;1)) &gt; 0); &quot;;&quot;&amp;CHAR(13)&amp;CHAR(10)&amp;CHAR(13)&amp;CHAR(10)&amp;[.G$4];IF(INDIRECT(ADDRESS(ROW([.A72]) + 1;1)) &gt; 0;&quot;,&quot;;&quot;;&quot;))" office:value-type="string" office:string-value="(68,39,17,(select t.id from score_mapping_types t where t.code = '100'),0,CURDATE(),CURDATE()),">
            <text:p>(68,39,17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table:formula="of:=&quot;(select t.id from &quot;&amp;[.B$3]&amp;&quot; t where t.&quot;&amp;[.B$4]&amp;&quot; = '&quot;&amp;[.B73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3]&amp;&quot;,&quot;&amp;[.C73]&amp;&quot;,&quot;&amp;[.D73]&amp;&quot;,&quot;&amp;[.E73]&amp;&quot;,0,CURDATE(),CURDATE())&quot;&amp;IF(AND([.B73]&lt;&gt;INDIRECT(ADDRESS(ROW([.B73]) + 1;2));INDIRECT(ADDRESS(ROW([.A73]) + 1;1)) &gt; 0); &quot;;&quot;&amp;CHAR(13)&amp;CHAR(10)&amp;CHAR(13)&amp;CHAR(10)&amp;[.G$4];IF(INDIRECT(ADDRESS(ROW([.A73]) + 1;1)) &gt; 0;&quot;,&quot;;&quot;;&quot;))" office:value-type="string" office:string-value="(69,40,16,(select t.id from score_mapping_types t where t.code = '100'),0,CURDATE(),CURDATE()),">
            <text:p>(69,40,16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formula="of:=&quot;(select t.id from &quot;&amp;[.B$3]&amp;&quot; t where t.&quot;&amp;[.B$4]&amp;&quot; = '&quot;&amp;[.B7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4]&amp;&quot;,&quot;&amp;[.C74]&amp;&quot;,&quot;&amp;[.D74]&amp;&quot;,&quot;&amp;[.E74]&amp;&quot;,0,CURDATE(),CURDATE())&quot;&amp;IF(AND([.B74]&lt;&gt;INDIRECT(ADDRESS(ROW([.B74]) + 1;2));INDIRECT(ADDRESS(ROW([.A74]) + 1;1)) &gt; 0); &quot;;&quot;&amp;CHAR(13)&amp;CHAR(10)&amp;CHAR(13)&amp;CHAR(10)&amp;[.G$4];IF(INDIRECT(ADDRESS(ROW([.A74]) + 1;1)) &gt; 0;&quot;,&quot;;&quot;;&quot;))" office:value-type="string" office:string-value="(70,41,15,(select t.id from score_mapping_types t where t.code = '100'),0,CURDATE(),CURDATE()),">
            <text:p>(70,41,15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table:formula="of:=&quot;(select t.id from &quot;&amp;[.B$3]&amp;&quot; t where t.&quot;&amp;[.B$4]&amp;&quot; = '&quot;&amp;[.B7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5]&amp;&quot;,&quot;&amp;[.C75]&amp;&quot;,&quot;&amp;[.D75]&amp;&quot;,&quot;&amp;[.E75]&amp;&quot;,0,CURDATE(),CURDATE())&quot;&amp;IF(AND([.B75]&lt;&gt;INDIRECT(ADDRESS(ROW([.B75]) + 1;2));INDIRECT(ADDRESS(ROW([.A75]) + 1;1)) &gt; 0); &quot;;&quot;&amp;CHAR(13)&amp;CHAR(10)&amp;CHAR(13)&amp;CHAR(10)&amp;[.G$4];IF(INDIRECT(ADDRESS(ROW([.A75]) + 1;1)) &gt; 0;&quot;,&quot;;&quot;;&quot;))" office:value-type="string" office:string-value="(71,42,14,(select t.id from score_mapping_types t where t.code = '100'),0,CURDATE(),CURDATE()),">
            <text:p>(71,42,14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&quot;(select t.id from &quot;&amp;[.B$3]&amp;&quot; t where t.&quot;&amp;[.B$4]&amp;&quot; = '&quot;&amp;[.B7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6]&amp;&quot;,&quot;&amp;[.C76]&amp;&quot;,&quot;&amp;[.D76]&amp;&quot;,&quot;&amp;[.E76]&amp;&quot;,0,CURDATE(),CURDATE())&quot;&amp;IF(AND([.B76]&lt;&gt;INDIRECT(ADDRESS(ROW([.B76]) + 1;2));INDIRECT(ADDRESS(ROW([.A76]) + 1;1)) &gt; 0); &quot;;&quot;&amp;CHAR(13)&amp;CHAR(10)&amp;CHAR(13)&amp;CHAR(10)&amp;[.G$4];IF(INDIRECT(ADDRESS(ROW([.A76]) + 1;1)) &gt; 0;&quot;,&quot;;&quot;;&quot;))" office:value-type="string" office:string-value="(72,43,13,(select t.id from score_mapping_types t where t.code = '100'),0,CURDATE(),CURDATE()),">
            <text:p>(72,43,13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formula="of:=&quot;(select t.id from &quot;&amp;[.B$3]&amp;&quot; t where t.&quot;&amp;[.B$4]&amp;&quot; = '&quot;&amp;[.B7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7]&amp;&quot;,&quot;&amp;[.C77]&amp;&quot;,&quot;&amp;[.D77]&amp;&quot;,&quot;&amp;[.E77]&amp;&quot;,0,CURDATE(),CURDATE())&quot;&amp;IF(AND([.B77]&lt;&gt;INDIRECT(ADDRESS(ROW([.B77]) + 1;2));INDIRECT(ADDRESS(ROW([.A77]) + 1;1)) &gt; 0); &quot;;&quot;&amp;CHAR(13)&amp;CHAR(10)&amp;CHAR(13)&amp;CHAR(10)&amp;[.G$4];IF(INDIRECT(ADDRESS(ROW([.A77]) + 1;1)) &gt; 0;&quot;,&quot;;&quot;;&quot;))" office:value-type="string" office:string-value="(73,44,12,(select t.id from score_mapping_types t where t.code = '100'),0,CURDATE(),CURDATE()),">
            <text:p>(73,44,12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formula="of:=&quot;(select t.id from &quot;&amp;[.B$3]&amp;&quot; t where t.&quot;&amp;[.B$4]&amp;&quot; = '&quot;&amp;[.B7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8]&amp;&quot;,&quot;&amp;[.C78]&amp;&quot;,&quot;&amp;[.D78]&amp;&quot;,&quot;&amp;[.E78]&amp;&quot;,0,CURDATE(),CURDATE())&quot;&amp;IF(AND([.B78]&lt;&gt;INDIRECT(ADDRESS(ROW([.B78]) + 1;2));INDIRECT(ADDRESS(ROW([.A78]) + 1;1)) &gt; 0); &quot;;&quot;&amp;CHAR(13)&amp;CHAR(10)&amp;CHAR(13)&amp;CHAR(10)&amp;[.G$4];IF(INDIRECT(ADDRESS(ROW([.A78]) + 1;1)) &gt; 0;&quot;,&quot;;&quot;;&quot;))" office:value-type="string" office:string-value="(74,45,11,(select t.id from score_mapping_types t where t.code = '100'),0,CURDATE(),CURDATE()),">
            <text:p>(74,45,11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table:formula="of:=&quot;(select t.id from &quot;&amp;[.B$3]&amp;&quot; t where t.&quot;&amp;[.B$4]&amp;&quot; = '&quot;&amp;[.B79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9]&amp;&quot;,&quot;&amp;[.C79]&amp;&quot;,&quot;&amp;[.D79]&amp;&quot;,&quot;&amp;[.E79]&amp;&quot;,0,CURDATE(),CURDATE())&quot;&amp;IF(AND([.B79]&lt;&gt;INDIRECT(ADDRESS(ROW([.B79]) + 1;2));INDIRECT(ADDRESS(ROW([.A79]) + 1;1)) &gt; 0); &quot;;&quot;&amp;CHAR(13)&amp;CHAR(10)&amp;CHAR(13)&amp;CHAR(10)&amp;[.G$4];IF(INDIRECT(ADDRESS(ROW([.A79]) + 1;1)) &gt; 0;&quot;,&quot;;&quot;;&quot;))" office:value-type="string" office:string-value="(75,46,10,(select t.id from score_mapping_types t where t.code = '100'),0,CURDATE(),CURDATE()),">
            <text:p>(75,46,10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table:formula="of:=&quot;(select t.id from &quot;&amp;[.B$3]&amp;&quot; t where t.&quot;&amp;[.B$4]&amp;&quot; = '&quot;&amp;[.B80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0]&amp;&quot;,&quot;&amp;[.C80]&amp;&quot;,&quot;&amp;[.D80]&amp;&quot;,&quot;&amp;[.E80]&amp;&quot;,0,CURDATE(),CURDATE())&quot;&amp;IF(AND([.B80]&lt;&gt;INDIRECT(ADDRESS(ROW([.B80]) + 1;2));INDIRECT(ADDRESS(ROW([.A80]) + 1;1)) &gt; 0); &quot;;&quot;&amp;CHAR(13)&amp;CHAR(10)&amp;CHAR(13)&amp;CHAR(10)&amp;[.G$4];IF(INDIRECT(ADDRESS(ROW([.A80]) + 1;1)) &gt; 0;&quot;,&quot;;&quot;;&quot;))" office:value-type="string" office:string-value="(76,47,9,(select t.id from score_mapping_types t where t.code = '100'),0,CURDATE(),CURDATE()),">
            <text:p>(76,47,9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&quot;(select t.id from &quot;&amp;[.B$3]&amp;&quot; t where t.&quot;&amp;[.B$4]&amp;&quot; = '&quot;&amp;[.B81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1]&amp;&quot;,&quot;&amp;[.C81]&amp;&quot;,&quot;&amp;[.D81]&amp;&quot;,&quot;&amp;[.E81]&amp;&quot;,0,CURDATE(),CURDATE())&quot;&amp;IF(AND([.B81]&lt;&gt;INDIRECT(ADDRESS(ROW([.B81]) + 1;2));INDIRECT(ADDRESS(ROW([.A81]) + 1;1)) &gt; 0); &quot;;&quot;&amp;CHAR(13)&amp;CHAR(10)&amp;CHAR(13)&amp;CHAR(10)&amp;[.G$4];IF(INDIRECT(ADDRESS(ROW([.A81]) + 1;1)) &gt; 0;&quot;,&quot;;&quot;;&quot;))" office:value-type="string" office:string-value="(77,48,8,(select t.id from score_mapping_types t where t.code = '100'),0,CURDATE(),CURDATE()),">
            <text:p>(77,48,8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&quot;(select t.id from &quot;&amp;[.B$3]&amp;&quot; t where t.&quot;&amp;[.B$4]&amp;&quot; = '&quot;&amp;[.B82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2]&amp;&quot;,&quot;&amp;[.C82]&amp;&quot;,&quot;&amp;[.D82]&amp;&quot;,&quot;&amp;[.E82]&amp;&quot;,0,CURDATE(),CURDATE())&quot;&amp;IF(AND([.B82]&lt;&gt;INDIRECT(ADDRESS(ROW([.B82]) + 1;2));INDIRECT(ADDRESS(ROW([.A82]) + 1;1)) &gt; 0); &quot;;&quot;&amp;CHAR(13)&amp;CHAR(10)&amp;CHAR(13)&amp;CHAR(10)&amp;[.G$4];IF(INDIRECT(ADDRESS(ROW([.A82]) + 1;1)) &gt; 0;&quot;,&quot;;&quot;;&quot;))" office:value-type="string" office:string-value="(78,49,7,(select t.id from score_mapping_types t where t.code = '100'),0,CURDATE(),CURDATE()),">
            <text:p>(78,49,7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formula="of:=&quot;(select t.id from &quot;&amp;[.B$3]&amp;&quot; t where t.&quot;&amp;[.B$4]&amp;&quot; = '&quot;&amp;[.B83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3]&amp;&quot;,&quot;&amp;[.C83]&amp;&quot;,&quot;&amp;[.D83]&amp;&quot;,&quot;&amp;[.E83]&amp;&quot;,0,CURDATE(),CURDATE())&quot;&amp;IF(AND([.B83]&lt;&gt;INDIRECT(ADDRESS(ROW([.B83]) + 1;2));INDIRECT(ADDRESS(ROW([.A83]) + 1;1)) &gt; 0); &quot;;&quot;&amp;CHAR(13)&amp;CHAR(10)&amp;CHAR(13)&amp;CHAR(10)&amp;[.G$4];IF(INDIRECT(ADDRESS(ROW([.A83]) + 1;1)) &gt; 0;&quot;,&quot;;&quot;;&quot;))" office:value-type="string" office:string-value="(79,50,6,(select t.id from score_mapping_types t where t.code = '100'),0,CURDATE(),CURDATE()),">
            <text:p>(79,50,6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&quot;(select t.id from &quot;&amp;[.B$3]&amp;&quot; t where t.&quot;&amp;[.B$4]&amp;&quot; = '&quot;&amp;[.B84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4]&amp;&quot;,&quot;&amp;[.C84]&amp;&quot;,&quot;&amp;[.D84]&amp;&quot;,&quot;&amp;[.E84]&amp;&quot;,0,CURDATE(),CURDATE())&quot;&amp;IF(AND([.B84]&lt;&gt;INDIRECT(ADDRESS(ROW([.B84]) + 1;2));INDIRECT(ADDRESS(ROW([.A84]) + 1;1)) &gt; 0); &quot;;&quot;&amp;CHAR(13)&amp;CHAR(10)&amp;CHAR(13)&amp;CHAR(10)&amp;[.G$4];IF(INDIRECT(ADDRESS(ROW([.A84]) + 1;1)) &gt; 0;&quot;,&quot;;&quot;;&quot;))" office:value-type="string" office:string-value="(80,51,5,(select t.id from score_mapping_types t where t.code = '100'),0,CURDATE(),CURDATE()),">
            <text:p>(80,51,5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formula="of:=&quot;(select t.id from &quot;&amp;[.B$3]&amp;&quot; t where t.&quot;&amp;[.B$4]&amp;&quot; = '&quot;&amp;[.B85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5]&amp;&quot;,&quot;&amp;[.C85]&amp;&quot;,&quot;&amp;[.D85]&amp;&quot;,&quot;&amp;[.E85]&amp;&quot;,0,CURDATE(),CURDATE())&quot;&amp;IF(AND([.B85]&lt;&gt;INDIRECT(ADDRESS(ROW([.B85]) + 1;2));INDIRECT(ADDRESS(ROW([.A85]) + 1;1)) &gt; 0); &quot;;&quot;&amp;CHAR(13)&amp;CHAR(10)&amp;CHAR(13)&amp;CHAR(10)&amp;[.G$4];IF(INDIRECT(ADDRESS(ROW([.A85]) + 1;1)) &gt; 0;&quot;,&quot;;&quot;;&quot;))" office:value-type="string" office:string-value="(81,52,4,(select t.id from score_mapping_types t where t.code = '100'),0,CURDATE(),CURDATE()),">
            <text:p>(81,52,4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formula="of:=&quot;(select t.id from &quot;&amp;[.B$3]&amp;&quot; t where t.&quot;&amp;[.B$4]&amp;&quot; = '&quot;&amp;[.B86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6]&amp;&quot;,&quot;&amp;[.C86]&amp;&quot;,&quot;&amp;[.D86]&amp;&quot;,&quot;&amp;[.E86]&amp;&quot;,0,CURDATE(),CURDATE())&quot;&amp;IF(AND([.B86]&lt;&gt;INDIRECT(ADDRESS(ROW([.B86]) + 1;2));INDIRECT(ADDRESS(ROW([.A86]) + 1;1)) &gt; 0); &quot;;&quot;&amp;CHAR(13)&amp;CHAR(10)&amp;CHAR(13)&amp;CHAR(10)&amp;[.G$4];IF(INDIRECT(ADDRESS(ROW([.A86]) + 1;1)) &gt; 0;&quot;,&quot;;&quot;;&quot;))" office:value-type="string" office:string-value="(82,53,3,(select t.id from score_mapping_types t where t.code = '100'),0,CURDATE(),CURDATE()),">
            <text:p>(82,53,3,(select t.id from score_mapping_types t where t.code = '100'),0,CURDATE(),CURDATE()),</text:p>
          </table:table-cell>
          <table:table-cell table:number-columns-repeated="1017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&quot;(select t.id from &quot;&amp;[.B$3]&amp;&quot; t where t.&quot;&amp;[.B$4]&amp;&quot; = '&quot;&amp;[.B8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7]&amp;&quot;,&quot;&amp;[.C87]&amp;&quot;,&quot;&amp;[.D87]&amp;&quot;,&quot;&amp;[.E87]&amp;&quot;,0,CURDATE(),CURDATE())&quot;&amp;IF(AND([.B87]&lt;&gt;INDIRECT(ADDRESS(ROW([.B87]) + 1;2));INDIRECT(ADDRESS(ROW([.A87]) + 1;1)) &gt; 0); &quot;;&quot;&amp;CHAR(13)&amp;CHAR(10)&amp;CHAR(13)&amp;CHAR(10)&amp;[.G$4];IF(INDIRECT(ADDRESS(ROW([.A87]) + 1;1)) &gt; 0;&quot;,&quot;;&quot;;&quot;))" office:value-type="string" office:string-value="(83,54,2,(select t.id from score_mapping_types t where t.code = '100'),0,CURDATE(),CURDATE()),">
            <text:p>(83,54,2,(select t.id from score_mapping_types t where t.code = '100'),0,CURDATE(),CURDATE()),</text:p>
          </table:table-cell>
          <table:table-cell table:number-columns-repeated="1017"/>
        </table:table-row>
        <table:table-row table:style-name="ro5"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&quot;(select t.id from &quot;&amp;[.B$3]&amp;&quot; t where t.&quot;&amp;[.B$4]&amp;&quot; = '&quot;&amp;[.B88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88]&amp;&quot;,&quot;&amp;[.C88]&amp;&quot;,&quot;&amp;[.D88]&amp;&quot;,&quot;&amp;[.E88]&amp;&quot;,0,CURDATE(),CURDATE())&quot;&amp;IF(AND([.B88]&lt;&gt;INDIRECT(ADDRESS(ROW([.B88]) + 1;2));INDIRECT(ADDRESS(ROW([.A88]) + 1;1)) &gt; 0); &quot;;&quot;&amp;CHAR(13)&amp;CHAR(10)&amp;CHAR(13)&amp;CHAR(10)&amp;[.G$4];IF(INDIRECT(ADDRESS(ROW([.A88]) + 1;1)) &gt; 0;&quot;,&quot;;&quot;;&quot;))" office:value-type="string" office:string-value="(84,55,1,(select t.id from score_mapping_types t where t.code = '100'),0,CURDATE(),CURDATE());&#13;&#10;&#13;&#10;INSERT INTO score_mapping_type_rows (id,position,score,score_mapping_type_id,lock_version,created_at,updated_at) VALUES ">
            <text:p>(84,55,1,(select t.id from score_mapping_types t where t.code = '100'),0,CURDATE(),CURDATE());<text:line-break/><text:line-break/>INSERT INTO score_mapping_type_rows (id,position,score,score_mapping_type_id,lock_version,created_at,updated_at) VALUES </text:p>
          </table:table-cell>
          <table:table-cell table:number-columns-repeated="1017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89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89]&amp;&quot;,&quot;&amp;[.C89]&amp;&quot;,&quot;&amp;[.D89]&amp;&quot;,&quot;&amp;[.E89]&amp;&quot;,0,CURDATE(),CURDATE())&quot;&amp;IF(AND([.B89]&lt;&gt;INDIRECT(ADDRESS(ROW([.B89]) + 1;2));INDIRECT(ADDRESS(ROW([.A89]) + 1;1)) &gt; 0); &quot;;&quot;&amp;CHAR(13)&amp;CHAR(10)&amp;CHAR(13)&amp;CHAR(10)&amp;[.G$4];IF(INDIRECT(ADDRESS(ROW([.A89]) + 1;1)) &gt; 0;&quot;,&quot;;&quot;;&quot;))" office:value-type="string" office:string-value="(85,1,30,(select t.id from score_mapping_types t where t.code = '30'),0,CURDATE(),CURDATE()),">
            <text:p>(85,1,30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&quot;(select t.id from &quot;&amp;[.B$3]&amp;&quot; t where t.&quot;&amp;[.B$4]&amp;&quot; = '&quot;&amp;[.B90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0]&amp;&quot;,&quot;&amp;[.C90]&amp;&quot;,&quot;&amp;[.D90]&amp;&quot;,&quot;&amp;[.E90]&amp;&quot;,0,CURDATE(),CURDATE())&quot;&amp;IF(AND([.B90]&lt;&gt;INDIRECT(ADDRESS(ROW([.B90]) + 1;2));INDIRECT(ADDRESS(ROW([.A90]) + 1;1)) &gt; 0); &quot;;&quot;&amp;CHAR(13)&amp;CHAR(10)&amp;CHAR(13)&amp;CHAR(10)&amp;[.G$4];IF(INDIRECT(ADDRESS(ROW([.A90]) + 1;1)) &gt; 0;&quot;,&quot;;&quot;;&quot;))" office:value-type="string" office:string-value="(86,2,24,(select t.id from score_mapping_types t where t.code = '30'),0,CURDATE(),CURDATE()),">
            <text:p>(86,2,24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&quot;(select t.id from &quot;&amp;[.B$3]&amp;&quot; t where t.&quot;&amp;[.B$4]&amp;&quot; = '&quot;&amp;[.B91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1]&amp;&quot;,&quot;&amp;[.C91]&amp;&quot;,&quot;&amp;[.D91]&amp;&quot;,&quot;&amp;[.E91]&amp;&quot;,0,CURDATE(),CURDATE())&quot;&amp;IF(AND([.B91]&lt;&gt;INDIRECT(ADDRESS(ROW([.B91]) + 1;2));INDIRECT(ADDRESS(ROW([.A91]) + 1;1)) &gt; 0); &quot;;&quot;&amp;CHAR(13)&amp;CHAR(10)&amp;CHAR(13)&amp;CHAR(10)&amp;[.G$4];IF(INDIRECT(ADDRESS(ROW([.A91]) + 1;1)) &gt; 0;&quot;,&quot;;&quot;;&quot;))" office:value-type="string" office:string-value="(87,3,18,(select t.id from score_mapping_types t where t.code = '30'),0,CURDATE(),CURDATE()),">
            <text:p>(87,3,18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&quot;(select t.id from &quot;&amp;[.B$3]&amp;&quot; t where t.&quot;&amp;[.B$4]&amp;&quot; = '&quot;&amp;[.B92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2]&amp;&quot;,&quot;&amp;[.C92]&amp;&quot;,&quot;&amp;[.D92]&amp;&quot;,&quot;&amp;[.E92]&amp;&quot;,0,CURDATE(),CURDATE())&quot;&amp;IF(AND([.B92]&lt;&gt;INDIRECT(ADDRESS(ROW([.B92]) + 1;2));INDIRECT(ADDRESS(ROW([.A92]) + 1;1)) &gt; 0); &quot;;&quot;&amp;CHAR(13)&amp;CHAR(10)&amp;CHAR(13)&amp;CHAR(10)&amp;[.G$4];IF(INDIRECT(ADDRESS(ROW([.A92]) + 1;1)) &gt; 0;&quot;,&quot;;&quot;;&quot;))" office:value-type="string" office:string-value="(88,4,12,(select t.id from score_mapping_types t where t.code = '30'),0,CURDATE(),CURDATE()),">
            <text:p>(88,4,12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&quot;(select t.id from &quot;&amp;[.B$3]&amp;&quot; t where t.&quot;&amp;[.B$4]&amp;&quot; = '&quot;&amp;[.B93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3]&amp;&quot;,&quot;&amp;[.C93]&amp;&quot;,&quot;&amp;[.D93]&amp;&quot;,&quot;&amp;[.E93]&amp;&quot;,0,CURDATE(),CURDATE())&quot;&amp;IF(AND([.B93]&lt;&gt;INDIRECT(ADDRESS(ROW([.B93]) + 1;2));INDIRECT(ADDRESS(ROW([.A93]) + 1;1)) &gt; 0); &quot;;&quot;&amp;CHAR(13)&amp;CHAR(10)&amp;CHAR(13)&amp;CHAR(10)&amp;[.G$4];IF(INDIRECT(ADDRESS(ROW([.A93]) + 1;1)) &gt; 0;&quot;,&quot;;&quot;;&quot;))" office:value-type="string" office:string-value="(89,5,9,(select t.id from score_mapping_types t where t.code = '30'),0,CURDATE(),CURDATE()),">
            <text:p>(89,5,9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table:number-columns-repeated="2" office:value-type="float" office:value="6">
            <text:p>6</text:p>
          </table:table-cell>
          <table:table-cell table:formula="of:=&quot;(select t.id from &quot;&amp;[.B$3]&amp;&quot; t where t.&quot;&amp;[.B$4]&amp;&quot; = '&quot;&amp;[.B94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4]&amp;&quot;,&quot;&amp;[.C94]&amp;&quot;,&quot;&amp;[.D94]&amp;&quot;,&quot;&amp;[.E94]&amp;&quot;,0,CURDATE(),CURDATE())&quot;&amp;IF(AND([.B94]&lt;&gt;INDIRECT(ADDRESS(ROW([.B94]) + 1;2));INDIRECT(ADDRESS(ROW([.A94]) + 1;1)) &gt; 0); &quot;;&quot;&amp;CHAR(13)&amp;CHAR(10)&amp;CHAR(13)&amp;CHAR(10)&amp;[.G$4];IF(INDIRECT(ADDRESS(ROW([.A94]) + 1;1)) &gt; 0;&quot;,&quot;;&quot;;&quot;))" office:value-type="string" office:string-value="(90,6,6,(select t.id from score_mapping_types t where t.code = '30'),0,CURDATE(),CURDATE()),">
            <text:p>(90,6,6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&quot;(select t.id from &quot;&amp;[.B$3]&amp;&quot; t where t.&quot;&amp;[.B$4]&amp;&quot; = '&quot;&amp;[.B95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5]&amp;&quot;,&quot;&amp;[.C95]&amp;&quot;,&quot;&amp;[.D95]&amp;&quot;,&quot;&amp;[.E95]&amp;&quot;,0,CURDATE(),CURDATE())&quot;&amp;IF(AND([.B95]&lt;&gt;INDIRECT(ADDRESS(ROW([.B95]) + 1;2));INDIRECT(ADDRESS(ROW([.A95]) + 1;1)) &gt; 0); &quot;;&quot;&amp;CHAR(13)&amp;CHAR(10)&amp;CHAR(13)&amp;CHAR(10)&amp;[.G$4];IF(INDIRECT(ADDRESS(ROW([.A95]) + 1;1)) &gt; 0;&quot;,&quot;;&quot;;&quot;))" office:value-type="string" office:string-value="(91,7,4,(select t.id from score_mapping_types t where t.code = '30'),0,CURDATE(),CURDATE()),">
            <text:p>(91,7,4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&quot;(select t.id from &quot;&amp;[.B$3]&amp;&quot; t where t.&quot;&amp;[.B$4]&amp;&quot; = '&quot;&amp;[.B96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6]&amp;&quot;,&quot;&amp;[.C96]&amp;&quot;,&quot;&amp;[.D96]&amp;&quot;,&quot;&amp;[.E96]&amp;&quot;,0,CURDATE(),CURDATE())&quot;&amp;IF(AND([.B96]&lt;&gt;INDIRECT(ADDRESS(ROW([.B96]) + 1;2));INDIRECT(ADDRESS(ROW([.A96]) + 1;1)) &gt; 0); &quot;;&quot;&amp;CHAR(13)&amp;CHAR(10)&amp;CHAR(13)&amp;CHAR(10)&amp;[.G$4];IF(INDIRECT(ADDRESS(ROW([.A96]) + 1;1)) &gt; 0;&quot;,&quot;;&quot;;&quot;))" office:value-type="string" office:string-value="(92,8,3,(select t.id from score_mapping_types t where t.code = '30'),0,CURDATE(),CURDATE()),">
            <text:p>(92,8,3,(select t.id from score_mapping_types t where t.code = '30'),0,CURDATE(),CURDATE()),</text:p>
          </table:table-cell>
          <table:table-cell table:number-columns-repeated="1017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&quot;(select t.id from &quot;&amp;[.B$3]&amp;&quot; t where t.&quot;&amp;[.B$4]&amp;&quot; = '&quot;&amp;[.B97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97]&amp;&quot;,&quot;&amp;[.C97]&amp;&quot;,&quot;&amp;[.D97]&amp;&quot;,&quot;&amp;[.E97]&amp;&quot;,0,CURDATE(),CURDATE())&quot;&amp;IF(AND([.B97]&lt;&gt;INDIRECT(ADDRESS(ROW([.B97]) + 1;2));INDIRECT(ADDRESS(ROW([.A97]) + 1;1)) &gt; 0); &quot;;&quot;&amp;CHAR(13)&amp;CHAR(10)&amp;CHAR(13)&amp;CHAR(10)&amp;[.G$4];IF(INDIRECT(ADDRESS(ROW([.A97]) + 1;1)) &gt; 0;&quot;,&quot;;&quot;;&quot;))" office:value-type="string" office:string-value="(93,9,1,(select t.id from score_mapping_types t where t.code = '30'),0,CURDATE(),CURDATE());">
            <text:p>(93,9,1,(select t.id from score_mapping_types t where t.code = '30'),0,CURDATE(),CURDATE());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ore_computation_type_rows" table:style-name="ta1">
        <table:table-column table:style-name="co13" table:default-cell-style-name="Default"/>
        <table:table-column table:style-name="co14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number-columns-repeated="1002" table:default-cell-style-name="Default"/>
        <table:table-row table:style-name="ro1">
          <table:table-cell table:style-name="ce7" office:value-type="string">
            <text:p>score_computation_type_rows</text:p>
          </table:table-cell>
          <table:table-cell table:number-columns-repeated="1013"/>
        </table:table-row>
        <table:table-row table:style-name="ro2">
          <table:table-cell table:number-columns-repeated="11"/>
          <table:table-cell table:style-name="ce8" office:value-type="string">
            <text:p>SQL</text:p>
          </table:table-cell>
          <table:table-cell table:number-columns-repeated="1002"/>
        </table:table-row>
        <table:table-row table:style-name="ro5">
          <table:table-cell/>
          <table:table-cell table:style-name="ce13" office:value-type="string">
            <text:p>score_computation_types</text:p>
          </table:table-cell>
          <table:table-cell table:style-name="ce13"/>
          <table:table-cell table:number-columns-repeated="4"/>
          <table:table-cell table:style-name="ce13" office:value-type="string">
            <text:p>score_mapping_types</text:p>
          </table:table-cell>
          <table:table-cell table:number-columns-repeated="3"/>
          <table:table-cell table:style-name="ce10" table:formula="of:=&quot;--&quot;&amp;CHAR(13)&amp;CHAR(10)&amp;&quot;-- Dump dei dati per la tabella &quot;&amp;[.$A$1]&amp;CHAR(13)&amp;CHAR(10)&amp;&quot;-- &quot;" office:value-type="string" office:string-value="--&#13;&#10;-- Dump dei dati per la tabella score_computation_type_rows&#13;&#10;-- ">
            <text:p>--</text:p>
            <text:p>-- Dump dei dati per la tabella score_computation_type_rows</text:p>
            <text:p>-- </text:p>
          </table:table-cell>
          <table:table-cell table:number-columns-repeated="1002"/>
        </table:table-row>
        <table:table-row table:style-name="ro2">
          <table:table-cell table:style-name="ce8" office:value-type="string">
            <text:p>id</text:p>
          </table:table-cell>
          <table:table-cell table:style-name="ce13" office:value-type="string">
            <text:p>code</text:p>
          </table:table-cell>
          <table:table-cell table:style-name="ce8" office:value-type="string">
            <text:p>computation_order</text:p>
          </table:table-cell>
          <table:table-cell table:style-name="ce8" office:value-type="string">
            <text:p>default_score</text:p>
          </table:table-cell>
          <table:table-cell table:style-name="ce8" office:value-type="string">
            <text:p>position_limit</text:p>
          </table:table-cell>
          <table:table-cell table:style-name="ce8" office:value-type="string">
            <text:p>class_name</text:p>
          </table:table-cell>
          <table:table-cell table:style-name="ce8" office:value-type="string">
            <text:p>method_name</text:p>
          </table:table-cell>
          <table:table-cell table:style-name="ce13" office:value-type="string">
            <text:p>code</text:p>
          </table:table-cell>
          <table:table-cell table:style-name="ce8" office:value-type="string">
            <text:p>score_mapping_type_id</text:p>
          </table:table-cell>
          <table:table-cell table:style-name="ce8" office:value-type="string">
            <text:p>score_computation_type_id</text:p>
          </table:table-cell>
          <table:table-cell table:style-name="ce8"/>
          <table:table-cell table:formula="of:=&quot;INSERT INTO &quot;&amp;[.$A$1]&amp;&quot; (&quot;&amp;[.$A$4]&amp;&quot;,&quot;&amp;[.$C$4]&amp;&quot;,&quot;&amp;[.$D$4]&amp;&quot;,&quot;&amp;[.$E$4]&amp;&quot;,&quot;&amp;[.$F$4]&amp;&quot;,&quot;&amp;[.$G$4]&amp;&quot;,&quot;&amp;[.$I$4]&amp;&quot;,&quot;&amp;[.$J$4]&amp;&quot;,lock_version,created_at,updated_at) VALUES &quot;" office:value-type="string" office:string-value="INSERT INTO score_computation_type_rows (id,computation_order,default_score,position_limit,class_name,method_name,score_mapping_type_id,score_computation_type_id,lock_version,created_at,updated_at) VALUES ">
            <text:p>INSERT INTO score_computation_type_rows (id,computation_order,default_score,position_limit,class_name,method_name,score_mapping_type_id,score_computation_type_id,lock_version,created_at,updated_at) VALUES </text:p>
          </table:table-cell>
          <table:table-cell table:style-name="ce8" table:number-columns-repeated="100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y_time_standard</text:p>
          </table:table-cell>
          <table:table-cell/>
          <table:table-cell table:formula="of:=&quot;(select t.id from &quot;&amp;[.B$3]&amp;&quot; t where t.&quot;&amp;[.B$4]&amp;&quot; = '&quot;&amp;[.B5]&amp;&quot;')&quot;" office:value-type="string" office:string-value="(select t.id from score_computation_types t where t.code = 'T')">
            <text:p>(select t.id from score_computation_types t where t.code = 'T')</text:p>
          </table:table-cell>
          <table:table-cell table:formula="of:=&quot;(select t.id from &quot;&amp;[.H$3]&amp;&quot; t where t.&quot;&amp;[.H$4]&amp;&quot; = '&quot;&amp;[.H5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5]&amp;&quot;,&quot;&amp;[.C5]&amp;&quot;,&quot;&amp;[.D5]&amp;&quot;,&quot;&amp;[.E5]&amp;&quot;,'&quot;&amp;[.F5]&amp;&quot;','&quot;&amp;[.G5]&amp;&quot;',&quot;&amp;[.I5]&amp;&quot;,&quot;&amp;[.J5]&amp;&quot;,0,CURDATE(),CURDATE())&quot;&amp;IF([.$A6]&gt;0;&quot;,&quot;;&quot;;&quot;)" office:value-type="string" office:string-value="(1,1,1000,0,'','by_time_standard',(select t.id from score_computation_types t where t.code = 'T'),(select t.id from score_mapping_types t where t.code = ''),0,CURDATE(),CURDATE()),">
            <text:p>(1,1,1000,0,'','by_time_standard',(select t.id from score_computation_types t where t.code = 'T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always_zero</text:p>
          </table:table-cell>
          <table:table-cell/>
          <table:table-cell table:formula="of:=&quot;(select t.id from &quot;&amp;[.B$3]&amp;&quot; t where t.&quot;&amp;[.B$4]&amp;&quot; = '&quot;&amp;[.B6]&amp;&quot;')&quot;" office:value-type="string" office:string-value="(select t.id from score_computation_types t where t.code = 'N')">
            <text:p>(select t.id from score_computation_types t where t.code = 'N')</text:p>
          </table:table-cell>
          <table:table-cell table:formula="of:=&quot;(select t.id from &quot;&amp;[.H$3]&amp;&quot; t where t.&quot;&amp;[.H$4]&amp;&quot; = '&quot;&amp;[.H6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6]&amp;&quot;,&quot;&amp;[.C6]&amp;&quot;,&quot;&amp;[.D6]&amp;&quot;,&quot;&amp;[.E6]&amp;&quot;,'&quot;&amp;[.F6]&amp;&quot;','&quot;&amp;[.G6]&amp;&quot;',&quot;&amp;[.I6]&amp;&quot;,&quot;&amp;[.J6]&amp;&quot;,0,CURDATE(),CURDATE())&quot;&amp;IF([.$A7]&gt;0;&quot;,&quot;;&quot;;&quot;)" office:value-type="string" office:string-value="(2,1,0,0,'','always_zero',(select t.id from score_computation_types t where t.code = 'N'),(select t.id from score_mapping_types t where t.code = ''),0,CURDATE(),CURDATE()),">
            <text:p>(2,1,0,0,'','always_zero',(select t.id from score_computation_types t where t.code = 'N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100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y_mapping</text:p>
          </table:table-cell>
          <table:table-cell office:value-type="float" office:value="100">
            <text:p>100</text:p>
          </table:table-cell>
          <table:table-cell table:formula="of:=&quot;(select t.id from &quot;&amp;[.B$3]&amp;&quot; t where t.&quot;&amp;[.B$4]&amp;&quot; = '&quot;&amp;[.B7]&amp;&quot;')&quot;" office:value-type="string" office:string-value="(select t.id from score_computation_types t where t.code = 'P100-1')">
            <text:p>(select t.id from score_computation_types t where t.code = 'P100-1')</text:p>
          </table:table-cell>
          <table:table-cell table:formula="of:=&quot;(select t.id from &quot;&amp;[.H$3]&amp;&quot; t where t.&quot;&amp;[.H$4]&amp;&quot; = '&quot;&amp;[.H7]&amp;&quot;')&quot;" office:value-type="string" office:string-value="(select t.id from score_mapping_types t where t.code = '100')">
            <text:p>(select t.id from score_mapping_types t where t.code = '100')</text:p>
          </table:table-cell>
          <table:table-cell/>
          <table:table-cell table:formula="of:=&quot;(&quot;&amp;[.A7]&amp;&quot;,&quot;&amp;[.C7]&amp;&quot;,&quot;&amp;[.D7]&amp;&quot;,&quot;&amp;[.E7]&amp;&quot;,'&quot;&amp;[.F7]&amp;&quot;','&quot;&amp;[.G7]&amp;&quot;',&quot;&amp;[.I7]&amp;&quot;,&quot;&amp;[.J7]&amp;&quot;,0,CURDATE(),CURDATE())&quot;&amp;IF([.$A8]&gt;0;&quot;,&quot;;&quot;;&quot;)" office:value-type="string" office:string-value="(3,1,1,0,'','by_mapping',(select t.id from score_computation_types t where t.code = 'P100-1'),(select t.id from score_mapping_types t where t.code = '100'),0,CURDATE(),CURDATE()),">
            <text:p>(3,1,1,0,'','by_mapping',(select t.id from score_computation_types t where t.code = 'P100-1'),(select t.id from score_mapping_types t where t.code = '100'),0,CURDATE(),CURDATE()),</text:p>
          </table:table-cell>
          <table:table-cell table:number-columns-repeated="100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30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8]&amp;&quot;')&quot;" office:value-type="string" office:string-value="(select t.id from score_computation_types t where t.code = 'P30-1')">
            <text:p>(select t.id from score_computation_types t where t.code = 'P30-1')</text:p>
          </table:table-cell>
          <table:table-cell table:formula="of:=&quot;(select t.id from &quot;&amp;[.H$3]&amp;&quot; t where t.&quot;&amp;[.H$4]&amp;&quot; = '&quot;&amp;[.H8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8]&amp;&quot;,&quot;&amp;[.C8]&amp;&quot;,&quot;&amp;[.D8]&amp;&quot;,&quot;&amp;[.E8]&amp;&quot;,'&quot;&amp;[.F8]&amp;&quot;','&quot;&amp;[.G8]&amp;&quot;',&quot;&amp;[.I8]&amp;&quot;,&quot;&amp;[.J8]&amp;&quot;,0,CURDATE(),CURDATE())&quot;&amp;IF([.$A9]&gt;0;&quot;,&quot;;&quot;;&quot;)" office:value-type="string" office:string-value="(4,1,1,0,'','',(select t.id from score_computation_types t where t.code = 'P30-1'),(select t.id from score_mapping_types t where t.code = '30'),0,CURDATE(),CURDATE()),">
            <text:p>(4,1,1,0,'','',(select t.id from score_computation_types t where t.code = 'P30-1'),(select t.id from score_mapping_types t where t.code = '30'),0,CURDATE(),CURDATE()),</text:p>
          </table:table-cell>
          <table:table-cell table:number-columns-repeated="100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20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&quot;(select t.id from &quot;&amp;[.B$3]&amp;&quot; t where t.&quot;&amp;[.B$4]&amp;&quot; = '&quot;&amp;[.B9]&amp;&quot;')&quot;" office:value-type="string" office:string-value="(select t.id from score_computation_types t where t.code = 'P20-1')">
            <text:p>(select t.id from score_computation_types t where t.code = 'P20-1')</text:p>
          </table:table-cell>
          <table:table-cell table:formula="of:=&quot;(select t.id from &quot;&amp;[.H$3]&amp;&quot; t where t.&quot;&amp;[.H$4]&amp;&quot; = '&quot;&amp;[.H9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9]&amp;&quot;,&quot;&amp;[.C9]&amp;&quot;,&quot;&amp;[.D9]&amp;&quot;,&quot;&amp;[.E9]&amp;&quot;,'&quot;&amp;[.F9]&amp;&quot;','&quot;&amp;[.G9]&amp;&quot;',&quot;&amp;[.I9]&amp;&quot;,&quot;&amp;[.J9]&amp;&quot;,0,CURDATE(),CURDATE())&quot;&amp;IF([.$A10]&gt;0;&quot;,&quot;;&quot;;&quot;)" office:value-type="string" office:string-value="(5,1,1,0,'','',(select t.id from score_computation_types t where t.code = 'P20-1'),(select t.id from score_mapping_types t where t.code = '20'),0,CURDATE(),CURDATE()),">
            <text:p>(5,1,1,0,'','',(select t.id from score_computation_types t where t.code = 'P20-1'),(select t.id from score_mapping_types t where t.code = '20'),0,CURDATE(),CURDATE()),</text:p>
          </table:table-cell>
          <table:table-cell table:number-columns-repeated="100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16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&quot;(select t.id from &quot;&amp;[.B$3]&amp;&quot; t where t.&quot;&amp;[.B$4]&amp;&quot; = '&quot;&amp;[.B10]&amp;&quot;')&quot;" office:value-type="string" office:string-value="(select t.id from score_computation_types t where t.code = 'P16-1')">
            <text:p>(select t.id from score_computation_types t where t.code = 'P16-1')</text:p>
          </table:table-cell>
          <table:table-cell table:formula="of:=&quot;(select t.id from &quot;&amp;[.H$3]&amp;&quot; t where t.&quot;&amp;[.H$4]&amp;&quot; = '&quot;&amp;[.H10]&amp;&quot;')&quot;" office:value-type="string" office:string-value="(select t.id from score_mapping_types t where t.code = '16')">
            <text:p>(select t.id from score_mapping_types t where t.code = '16')</text:p>
          </table:table-cell>
          <table:table-cell/>
          <table:table-cell table:formula="of:=&quot;(&quot;&amp;[.A10]&amp;&quot;,&quot;&amp;[.C10]&amp;&quot;,&quot;&amp;[.D10]&amp;&quot;,&quot;&amp;[.E10]&amp;&quot;,'&quot;&amp;[.F10]&amp;&quot;','&quot;&amp;[.G10]&amp;&quot;',&quot;&amp;[.I10]&amp;&quot;,&quot;&amp;[.J10]&amp;&quot;,0,CURDATE(),CURDATE())&quot;&amp;IF([.$A11]&gt;0;&quot;,&quot;;&quot;;&quot;)" office:value-type="string" office:string-value="(6,1,1,0,'','',(select t.id from score_computation_types t where t.code = 'P16-1'),(select t.id from score_mapping_types t where t.code = '16'),0,CURDATE(),CURDATE()),">
            <text:p>(6,1,1,0,'','',(select t.id from score_computation_types t where t.code = 'P16-1'),(select t.id from score_mapping_types t where t.code = '16'),0,CURDATE(),CURDATE()),</text:p>
          </table:table-cell>
          <table:table-cell table:number-columns-repeated="100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10-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&quot;(select t.id from &quot;&amp;[.B$3]&amp;&quot; t where t.&quot;&amp;[.B$4]&amp;&quot; = '&quot;&amp;[.B11]&amp;&quot;')&quot;" office:value-type="string" office:string-value="(select t.id from score_computation_types t where t.code = 'P10-1')">
            <text:p>(select t.id from score_computation_types t where t.code = 'P10-1')</text:p>
          </table:table-cell>
          <table:table-cell table:formula="of:=&quot;(select t.id from &quot;&amp;[.H$3]&amp;&quot; t where t.&quot;&amp;[.H$4]&amp;&quot; = '&quot;&amp;[.H11]&amp;&quot;')&quot;" office:value-type="string" office:string-value="(select t.id from score_mapping_types t where t.code = '10')">
            <text:p>(select t.id from score_mapping_types t where t.code = '10')</text:p>
          </table:table-cell>
          <table:table-cell/>
          <table:table-cell table:formula="of:=&quot;(&quot;&amp;[.A11]&amp;&quot;,&quot;&amp;[.C11]&amp;&quot;,&quot;&amp;[.D11]&amp;&quot;,&quot;&amp;[.E11]&amp;&quot;,'&quot;&amp;[.F11]&amp;&quot;','&quot;&amp;[.G11]&amp;&quot;',&quot;&amp;[.I11]&amp;&quot;,&quot;&amp;[.J11]&amp;&quot;,0,CURDATE(),CURDATE())&quot;&amp;IF([.$A12]&gt;0;&quot;,&quot;;&quot;;&quot;)" office:value-type="string" office:string-value="(7,1,1,0,'','',(select t.id from score_computation_types t where t.code = 'P10-1'),(select t.id from score_mapping_types t where t.code = '10'),0,CURDATE(),CURDATE()),">
            <text:p>(7,1,1,0,'','',(select t.id from score_computation_types t where t.code = 'P10-1'),(select t.id from score_mapping_types t where t.code = '10'),0,CURDATE(),CURDATE()),</text:p>
          </table:table-cell>
          <table:table-cell table:number-columns-repeated="100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10F-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10F</text:p>
          </table:table-cell>
          <table:table-cell table:formula="of:=&quot;(select t.id from &quot;&amp;[.B$3]&amp;&quot; t where t.&quot;&amp;[.B$4]&amp;&quot; = '&quot;&amp;[.B12]&amp;&quot;')&quot;" office:value-type="string" office:string-value="(select t.id from score_computation_types t where t.code = 'P10F-0')">
            <text:p>(select t.id from score_computation_types t where t.code = 'P10F-0')</text:p>
          </table:table-cell>
          <table:table-cell table:formula="of:=&quot;(select t.id from &quot;&amp;[.H$3]&amp;&quot; t where t.&quot;&amp;[.H$4]&amp;&quot; = '&quot;&amp;[.H12]&amp;&quot;')&quot;" office:value-type="string" office:string-value="(select t.id from score_mapping_types t where t.code = '10F')">
            <text:p>(select t.id from score_mapping_types t where t.code = '10F')</text:p>
          </table:table-cell>
          <table:table-cell/>
          <table:table-cell table:formula="of:=&quot;(&quot;&amp;[.A12]&amp;&quot;,&quot;&amp;[.C12]&amp;&quot;,&quot;&amp;[.D12]&amp;&quot;,&quot;&amp;[.E12]&amp;&quot;,'&quot;&amp;[.F12]&amp;&quot;','&quot;&amp;[.G12]&amp;&quot;',&quot;&amp;[.I12]&amp;&quot;,&quot;&amp;[.J12]&amp;&quot;,0,CURDATE(),CURDATE())&quot;&amp;IF([.$A13]&gt;0;&quot;,&quot;;&quot;;&quot;)" office:value-type="string" office:string-value="(8,1,1,0,'','',(select t.id from score_computation_types t where t.code = 'P10F-0'),(select t.id from score_mapping_types t where t.code = '10F'),0,CURDATE(),CURDATE()),">
            <text:p>(8,1,1,0,'','',(select t.id from score_computation_types t where t.code = 'P10F-0'),(select t.id from score_mapping_types t where t.code = '10F'),0,CURDATE(),CURDATE()),</text:p>
          </table:table-cell>
          <table:table-cell table:number-columns-repeated="100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&quot;(select t.id from &quot;&amp;[.B$3]&amp;&quot; t where t.&quot;&amp;[.B$4]&amp;&quot; = '&quot;&amp;[.B13]&amp;&quot;')&quot;" office:value-type="string" office:string-value="(select t.id from score_computation_types t where t.code = 'C15')">
            <text:p>(select t.id from score_computation_types t where t.code = 'C15')</text:p>
          </table:table-cell>
          <table:table-cell table:formula="of:=&quot;(select t.id from &quot;&amp;[.H$3]&amp;&quot; t where t.&quot;&amp;[.H$4]&amp;&quot; = '&quot;&amp;[.H13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13]&amp;&quot;,&quot;&amp;[.C13]&amp;&quot;,&quot;&amp;[.D13]&amp;&quot;,&quot;&amp;[.E13]&amp;&quot;,'&quot;&amp;[.F13]&amp;&quot;','&quot;&amp;[.G13]&amp;&quot;',&quot;&amp;[.I13]&amp;&quot;,&quot;&amp;[.J13]&amp;&quot;,0,CURDATE(),CURDATE())&quot;&amp;IF([.$A14]&gt;0;&quot;,&quot;;&quot;;&quot;)" office:value-type="string" office:string-value="(9,1,0,15,'','',(select t.id from score_computation_types t where t.code = 'C15'),(select t.id from score_mapping_types t where t.code = ''),0,CURDATE(),CURDATE()),">
            <text:p>(9,1,0,15,'','',(select t.id from score_computation_types t where t.code = 'C15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META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&quot;(select t.id from &quot;&amp;[.B$3]&amp;&quot; t where t.&quot;&amp;[.B$4]&amp;&quot; = '&quot;&amp;[.B14]&amp;&quot;')&quot;" office:value-type="string" office:string-value="(select t.id from score_computation_types t where t.code = 'META')">
            <text:p>(select t.id from score_computation_types t where t.code = 'META')</text:p>
          </table:table-cell>
          <table:table-cell table:formula="of:=&quot;(select t.id from &quot;&amp;[.H$3]&amp;&quot; t where t.&quot;&amp;[.H$4]&amp;&quot; = '&quot;&amp;[.H14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14]&amp;&quot;,&quot;&amp;[.C14]&amp;&quot;,&quot;&amp;[.D14]&amp;&quot;,&quot;&amp;[.E14]&amp;&quot;,'&quot;&amp;[.F14]&amp;&quot;','&quot;&amp;[.G14]&amp;&quot;',&quot;&amp;[.I14]&amp;&quot;,&quot;&amp;[.J14]&amp;&quot;,0,CURDATE(),CURDATE())&quot;&amp;IF([.$A15]&gt;0;&quot;,&quot;;&quot;;&quot;)" office:value-type="string" office:string-value="(10,1,0,0,'','',(select t.id from score_computation_types t where t.code = 'META'),(select t.id from score_mapping_types t where t.code = ''),0,CURDATE(),CURDATE()),">
            <text:p>(10,1,0,0,'','',(select t.id from score_computation_types t where t.code = 'META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SI-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&quot;(select t.id from &quot;&amp;[.B$3]&amp;&quot; t where t.&quot;&amp;[.B$4]&amp;&quot; = '&quot;&amp;[.B15]&amp;&quot;')&quot;" office:value-type="string" office:string-value="(select t.id from score_computation_types t where t.code = 'CSI-S')">
            <text:p>(select t.id from score_computation_types t where t.code = 'CSI-S')</text:p>
          </table:table-cell>
          <table:table-cell table:formula="of:=&quot;(select t.id from &quot;&amp;[.H$3]&amp;&quot; t where t.&quot;&amp;[.H$4]&amp;&quot; = '&quot;&amp;[.H15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15]&amp;&quot;,&quot;&amp;[.C15]&amp;&quot;,&quot;&amp;[.D15]&amp;&quot;,&quot;&amp;[.E15]&amp;&quot;,'&quot;&amp;[.F15]&amp;&quot;','&quot;&amp;[.G15]&amp;&quot;',&quot;&amp;[.I15]&amp;&quot;,&quot;&amp;[.J15]&amp;&quot;,0,CURDATE(),CURDATE())&quot;&amp;IF([.$A16]&gt;0;&quot;,&quot;;&quot;;&quot;)" office:value-type="string" office:string-value="(11,1,0,0,'','',(select t.id from score_computation_types t where t.code = 'CSI-S'),(select t.id from score_mapping_types t where t.code = ''),0,CURDATE(),CURDATE()),">
            <text:p>(11,1,0,0,'','',(select t.id from score_computation_types t where t.code = 'CSI-S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SI-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16]&amp;&quot;')&quot;" office:value-type="string" office:string-value="(select t.id from score_computation_types t where t.code = 'CSI-S')">
            <text:p>(select t.id from score_computation_types t where t.code = 'CSI-S')</text:p>
          </table:table-cell>
          <table:table-cell table:formula="of:=&quot;(select t.id from &quot;&amp;[.H$3]&amp;&quot; t where t.&quot;&amp;[.H$4]&amp;&quot; = '&quot;&amp;[.H16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16]&amp;&quot;,&quot;&amp;[.C16]&amp;&quot;,&quot;&amp;[.D16]&amp;&quot;,&quot;&amp;[.E16]&amp;&quot;,'&quot;&amp;[.F16]&amp;&quot;','&quot;&amp;[.G16]&amp;&quot;',&quot;&amp;[.I16]&amp;&quot;,&quot;&amp;[.J16]&amp;&quot;,0,CURDATE(),CURDATE())&quot;&amp;IF([.$A17]&gt;0;&quot;,&quot;;&quot;;&quot;)" office:value-type="string" office:string-value="(12,2,1,0,'','',(select t.id from score_computation_types t where t.code = 'CSI-S'),(select t.id from score_mapping_types t where t.code = '30'),0,CURDATE(),CURDATE()),">
            <text:p>(12,2,1,0,'','',(select t.id from score_computation_types t where t.code = 'CSI-S'),(select t.id from score_mapping_types t where t.code = '30'),0,CURDATE(),CURDATE()),</text:p>
          </table:table-cell>
          <table:table-cell table:number-columns-repeated="100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SI-S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&quot;(select t.id from &quot;&amp;[.B$3]&amp;&quot; t where t.&quot;&amp;[.B$4]&amp;&quot; = '&quot;&amp;[.B17]&amp;&quot;')&quot;" office:value-type="string" office:string-value="(select t.id from score_computation_types t where t.code = 'CSI-S')">
            <text:p>(select t.id from score_computation_types t where t.code = 'CSI-S')</text:p>
          </table:table-cell>
          <table:table-cell table:formula="of:=&quot;(select t.id from &quot;&amp;[.H$3]&amp;&quot; t where t.&quot;&amp;[.H$4]&amp;&quot; = '&quot;&amp;[.H17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17]&amp;&quot;,&quot;&amp;[.C17]&amp;&quot;,&quot;&amp;[.D17]&amp;&quot;,&quot;&amp;[.E17]&amp;&quot;,'&quot;&amp;[.F17]&amp;&quot;','&quot;&amp;[.G17]&amp;&quot;',&quot;&amp;[.I17]&amp;&quot;,&quot;&amp;[.J17]&amp;&quot;,0,CURDATE(),CURDATE())&quot;&amp;IF([.$A18]&gt;0;&quot;,&quot;;&quot;;&quot;)" office:value-type="string" office:string-value="(13,3,0,0,'','',(select t.id from score_computation_types t where t.code = 'CSI-S'),(select t.id from score_mapping_types t where t.code = ''),0,CURDATE(),CURDATE()),">
            <text:p>(13,3,0,0,'','',(select t.id from score_computation_types t where t.code = 'CSI-S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INR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table:formula="of:=&quot;(select t.id from &quot;&amp;[.B$3]&amp;&quot; t where t.&quot;&amp;[.B$4]&amp;&quot; = '&quot;&amp;[.B18]&amp;&quot;')&quot;" office:value-type="string" office:string-value="(select t.id from score_computation_types t where t.code = 'INRE')">
            <text:p>(select t.id from score_computation_types t where t.code = 'INRE')</text:p>
          </table:table-cell>
          <table:table-cell table:formula="of:=&quot;(select t.id from &quot;&amp;[.H$3]&amp;&quot; t where t.&quot;&amp;[.H$4]&amp;&quot; = '&quot;&amp;[.H18]&amp;&quot;')&quot;" office:value-type="string" office:string-value="(select t.id from score_mapping_types t where t.code = '')">
            <text:p>(select t.id from score_mapping_types t where t.code = '')</text:p>
          </table:table-cell>
          <table:table-cell/>
          <table:table-cell table:formula="of:=&quot;(&quot;&amp;[.A18]&amp;&quot;,&quot;&amp;[.C18]&amp;&quot;,&quot;&amp;[.D18]&amp;&quot;,&quot;&amp;[.E18]&amp;&quot;,'&quot;&amp;[.F18]&amp;&quot;','&quot;&amp;[.G18]&amp;&quot;',&quot;&amp;[.I18]&amp;&quot;,&quot;&amp;[.J18]&amp;&quot;,0,CURDATE(),CURDATE())&quot;&amp;IF([.$A19]&gt;0;&quot;,&quot;;&quot;;&quot;)" office:value-type="string" office:string-value="(14,1,0,0,'','',(select t.id from score_computation_types t where t.code = 'INRE'),(select t.id from score_mapping_types t where t.code = ''),0,CURDATE(),CURDATE()),">
            <text:p>(14,1,0,0,'','',(select t.id from score_computation_types t where t.code = 'INRE'),(select t.id from score_mapping_types t where t.code = ''),0,CURDATE(),CURDATE()),</text:p>
          </table:table-cell>
          <table:table-cell table:number-columns-repeated="100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50">
            <text:p>41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19]&amp;&quot;')&quot;" office:value-type="string" office:string-value="(select t.id from score_computation_types t where t.code = '4150')">
            <text:p>(select t.id from score_computation_types t where t.code = '4150')</text:p>
          </table:table-cell>
          <table:table-cell table:formula="of:=&quot;(select t.id from &quot;&amp;[.H$3]&amp;&quot; t where t.&quot;&amp;[.H$4]&amp;&quot; = '&quot;&amp;[.H19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19]&amp;&quot;,&quot;&amp;[.C19]&amp;&quot;,&quot;&amp;[.D19]&amp;&quot;,&quot;&amp;[.E19]&amp;&quot;,'&quot;&amp;[.F19]&amp;&quot;','&quot;&amp;[.G19]&amp;&quot;',&quot;&amp;[.I19]&amp;&quot;,&quot;&amp;[.J19]&amp;&quot;,0,CURDATE(),CURDATE())&quot;&amp;IF([.$A20]&gt;0;&quot;,&quot;;&quot;;&quot;)" office:value-type="string" office:string-value="(15,1,1,0,'','',(select t.id from score_computation_types t where t.code = '4150'),(select t.id from score_mapping_types t where t.code = '30'),0,CURDATE(),CURDATE()),">
            <text:p>(15,1,1,0,'','',(select t.id from score_computation_types t where t.code = '4150'),(select t.id from score_mapping_types t where t.code = '30'),0,CURDATE(),CURDATE()),</text:p>
          </table:table-cell>
          <table:table-cell table:number-columns-repeated="100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IR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&quot;(select t.id from &quot;&amp;[.B$3]&amp;&quot; t where t.&quot;&amp;[.B$4]&amp;&quot; = '&quot;&amp;[.B20]&amp;&quot;')&quot;" office:value-type="string" office:string-value="(select t.id from score_computation_types t where t.code = 'BIRE')">
            <text:p>(select t.id from score_computation_types t where t.code = 'BIRE')</text:p>
          </table:table-cell>
          <table:table-cell table:formula="of:=&quot;(select t.id from &quot;&amp;[.H$3]&amp;&quot; t where t.&quot;&amp;[.H$4]&amp;&quot; = '&quot;&amp;[.H20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20]&amp;&quot;,&quot;&amp;[.C20]&amp;&quot;,&quot;&amp;[.D20]&amp;&quot;,&quot;&amp;[.E20]&amp;&quot;,'&quot;&amp;[.F20]&amp;&quot;','&quot;&amp;[.G20]&amp;&quot;',&quot;&amp;[.I20]&amp;&quot;,&quot;&amp;[.J20]&amp;&quot;,0,CURDATE(),CURDATE())&quot;&amp;IF([.$A21]&gt;0;&quot;,&quot;;&quot;;&quot;)" office:value-type="string" office:string-value="(16,1,1,0,'','',(select t.id from score_computation_types t where t.code = 'BIRE'),(select t.id from score_mapping_types t where t.code = '20'),0,CURDATE(),CURDATE()),">
            <text:p>(16,1,1,0,'','',(select t.id from score_computation_types t where t.code = 'BIRE'),(select t.id from score_mapping_types t where t.code = '20'),0,CURDATE(),CURDATE()),</text:p>
          </table:table-cell>
          <table:table-cell table:number-columns-repeated="1002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I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&quot;(select t.id from &quot;&amp;[.B$3]&amp;&quot; t where t.&quot;&amp;[.B$4]&amp;&quot; = '&quot;&amp;[.B21]&amp;&quot;')&quot;" office:value-type="string" office:string-value="(select t.id from score_computation_types t where t.code = 'BIRE')">
            <text:p>(select t.id from score_computation_types t where t.code = 'BIRE')</text:p>
          </table:table-cell>
          <table:table-cell table:formula="of:=&quot;(select t.id from &quot;&amp;[.H$3]&amp;&quot; t where t.&quot;&amp;[.H$4]&amp;&quot; = '&quot;&amp;[.H21]&amp;&quot;')&quot;" office:value-type="string" office:string-value="(select t.id from score_mapping_types t where t.code = '30')">
            <text:p>(select t.id from score_mapping_types t where t.code = '30')</text:p>
          </table:table-cell>
          <table:table-cell/>
          <table:table-cell table:formula="of:=&quot;(&quot;&amp;[.A21]&amp;&quot;,&quot;&amp;[.C21]&amp;&quot;,&quot;&amp;[.D21]&amp;&quot;,&quot;&amp;[.E21]&amp;&quot;,'&quot;&amp;[.F21]&amp;&quot;','&quot;&amp;[.G21]&amp;&quot;',&quot;&amp;[.I21]&amp;&quot;,&quot;&amp;[.J21]&amp;&quot;,0,CURDATE(),CURDATE())&quot;&amp;IF([.$A22]&gt;0;&quot;,&quot;;&quot;;&quot;)" office:value-type="string" office:string-value="(17,2,1,0,'','',(select t.id from score_computation_types t where t.code = 'BIRE'),(select t.id from score_mapping_types t where t.code = '30'),0,CURDATE(),CURDATE()),">
            <text:p>(17,2,1,0,'','',(select t.id from score_computation_types t where t.code = 'BIRE'),(select t.id from score_mapping_types t where t.code = '30'),0,CURDATE(),CURDATE()),</text:p>
          </table:table-cell>
          <table:table-cell table:number-columns-repeated="1002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20-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&quot;(select t.id from &quot;&amp;[.B$3]&amp;&quot; t where t.&quot;&amp;[.B$4]&amp;&quot; = '&quot;&amp;[.B22]&amp;&quot;')&quot;" office:value-type="string" office:string-value="(select t.id from score_computation_types t where t.code = 'P20-2')">
            <text:p>(select t.id from score_computation_types t where t.code = 'P20-2')</text:p>
          </table:table-cell>
          <table:table-cell table:formula="of:=&quot;(select t.id from &quot;&amp;[.H$3]&amp;&quot; t where t.&quot;&amp;[.H$4]&amp;&quot; = '&quot;&amp;[.H22]&amp;&quot;')&quot;" office:value-type="string" office:string-value="(select t.id from score_mapping_types t where t.code = '20')">
            <text:p>(select t.id from score_mapping_types t where t.code = '20')</text:p>
          </table:table-cell>
          <table:table-cell/>
          <table:table-cell table:formula="of:=&quot;(&quot;&amp;[.A22]&amp;&quot;,&quot;&amp;[.C22]&amp;&quot;,&quot;&amp;[.D22]&amp;&quot;,&quot;&amp;[.E22]&amp;&quot;,'&quot;&amp;[.F22]&amp;&quot;','&quot;&amp;[.G22]&amp;&quot;',&quot;&amp;[.I22]&amp;&quot;,&quot;&amp;[.J22]&amp;&quot;,0,CURDATE(),CURDATE())&quot;&amp;IF([.$A23]&gt;0;&quot;,&quot;;&quot;;&quot;)" office:value-type="string" office:string-value="(18,1,2,0,'','',(select t.id from score_computation_types t where t.code = 'P20-2'),(select t.id from score_mapping_types t where t.code = '20'),0,CURDATE(),CURDATE());">
            <text:p>(18,1,2,0,'','',(select t.id from score_computation_types t where t.code = 'P20-2'),(select t.id from score_mapping_types t where t.code = '20'),0,CURDATE(),CURDATE());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number:fill-character> </number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number:fill-character> </number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number:fill-character> </number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62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fill-character> </number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6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number:fill-character> </number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number:fill-character> </number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number:fill-character> </number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number:fill-character> </number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number:fill-character> </number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22:03:05.31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M43S</meta:editing-duration>
    <meta:editing-cycles>108</meta:editing-cycles>
    <meta:generator>LibreOffice/4.0.2.2$Windows_x86 LibreOffice_project/4c82dcdd6efcd48b1d8bba66bfe1989deee49c3</meta:generator>
    <dc:date>2013-10-30T00:37:29.31</dc:date>
    <dc:creator>Marco Ligabue</dc:creator>
    <meta:document-statistic meta:table-count="4" meta:cell-count="1047" meta:object-count="0"/>
    <meta:user-defined meta:name="Info 1"/>
    <meta:user-defined meta:name="Info 2"/>
    <meta:user-defined meta:name="Info 3"/>
    <meta:user-defined meta:name="Info 4"/>
  </office:meta>
</office:document-meta>
</file>